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25mm"/>
    </style:style>
    <style:style style:name="co3" style:family="table-column">
      <style:table-column-properties fo:break-before="auto" style:column-width="13.81mm"/>
    </style:style>
    <style:style style:name="co4" style:family="table-column">
      <style:table-column-properties fo:break-before="auto" style:column-width="11.96mm"/>
    </style:style>
    <style:style style:name="co5" style:family="table-column">
      <style:table-column-properties fo:break-before="auto" style:column-width="46.43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9.12mm"/>
    </style:style>
    <style:style style:name="co8" style:family="table-column">
      <style:table-column-properties fo:break-before="auto" style:column-width="4.36mm"/>
    </style:style>
    <style:style style:name="co9" style:family="table-column">
      <style:table-column-properties fo:break-before="auto" style:column-width="5.01mm"/>
    </style:style>
    <style:style style:name="co10" style:family="table-column">
      <style:table-column-properties fo:break-before="auto" style:column-width="4.8mm"/>
    </style:style>
    <style:style style:name="co11" style:family="table-column">
      <style:table-column-properties fo:break-before="auto" style:column-width="7.09mm"/>
    </style:style>
    <style:style style:name="co12" style:family="table-column">
      <style:table-column-properties fo:break-before="auto" style:column-width="33.41mm"/>
    </style:style>
    <style:style style:name="co13" style:family="table-column">
      <style:table-column-properties fo:break-before="auto" style:column-width="15.98mm"/>
    </style:style>
    <style:style style:name="co14" style:family="table-column">
      <style:table-column-properties fo:break-before="auto" style:column-width="19.65mm"/>
    </style:style>
    <style:style style:name="co15" style:family="table-column">
      <style:table-column-properties fo:break-before="auto" style:column-width="27.01mm"/>
    </style:style>
    <style:style style:name="co16" style:family="table-column">
      <style:table-column-properties fo:break-before="auto" style:column-width="25.96mm"/>
    </style:style>
    <style:style style:name="co17" style:family="table-column">
      <style:table-column-properties fo:break-before="auto" style:column-width="29.4mm"/>
    </style:style>
    <style:style style:name="co18" style:family="table-column">
      <style:table-column-properties fo:break-before="auto" style:column-width="17.82mm"/>
    </style:style>
    <style:style style:name="co19" style:family="table-column">
      <style:table-column-properties fo:break-before="auto" style:column-width="57.19mm"/>
    </style:style>
    <style:style style:name="co20" style:family="table-column">
      <style:table-column-properties fo:break-before="auto" style:column-width="48.22mm"/>
    </style:style>
    <style:style style:name="co21" style:family="table-column">
      <style:table-column-properties fo:break-before="auto" style:column-width="24.87mm"/>
    </style:style>
    <style:style style:name="co22" style:family="table-column">
      <style:table-column-properties fo:break-before="auto" style:column-width="20.09mm"/>
    </style:style>
    <style:style style:name="co23" style:family="table-column">
      <style:table-column-properties fo:break-before="auto" style:column-width="46.21mm"/>
    </style:style>
    <style:style style:name="co24" style:family="table-column">
      <style:table-column-properties fo:break-before="auto" style:column-width="9.77mm"/>
    </style:style>
    <style:style style:name="co25" style:family="table-column">
      <style:table-column-properties fo:break-before="auto" style:column-width="22.61mm"/>
    </style:style>
    <style:style style:name="co26" style:family="table-column">
      <style:table-column-properties fo:break-before="auto" style:column-width="28.89mm"/>
    </style:style>
    <style:style style:name="co27" style:family="table-column">
      <style:table-column-properties fo:break-before="auto" style:column-width="7.87mm"/>
    </style:style>
    <style:style style:name="co28" style:family="table-column">
      <style:table-column-properties fo:break-before="auto" style:column-width="8.93mm"/>
    </style:style>
    <style:style style:name="co29" style:family="table-column">
      <style:table-column-properties fo:break-before="auto" style:column-width="9.98mm"/>
    </style:style>
    <style:style style:name="co30" style:family="table-column">
      <style:table-column-properties fo:break-before="auto" style:column-width="25.38mm"/>
    </style:style>
    <style:style style:name="co31" style:family="table-column">
      <style:table-column-properties fo:break-before="auto" style:column-width="18.01mm"/>
    </style:style>
    <style:style style:name="co32" style:family="table-column">
      <style:table-column-properties fo:break-before="auto" style:column-width="29.99mm"/>
    </style:style>
    <style:style style:name="co33" style:family="table-column">
      <style:table-column-properties fo:break-before="auto" style:column-width="10.04mm"/>
    </style:style>
    <style:style style:name="co34" style:family="table-column">
      <style:table-column-properties fo:break-before="auto" style:column-width="13.02mm"/>
    </style:style>
    <style:style style:name="co35" style:family="table-column">
      <style:table-column-properties fo:break-before="auto" style:column-width="16.56mm"/>
    </style:style>
    <style:style style:name="co36" style:family="table-column">
      <style:table-column-properties fo:break-before="auto" style:column-width="25.65mm"/>
    </style:style>
    <style:style style:name="co37" style:family="table-column">
      <style:table-column-properties fo:break-before="auto" style:column-width="2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89mm" fo:break-before="auto" style:use-optimal-row-height="true"/>
    </style:style>
    <style:style style:name="ro7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11" style:family="table-cell" style:parent-style-name="Default">
      <style:table-cell-properties style:text-align-source="value-type" style:repeat-content="false" fo:background-color="transparent"/>
      <style:paragraph-properties fo:margin-left="0mm"/>
    </style:style>
    <style:style style:name="ce1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mm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ext-properties fo:color="#808080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8080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m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 style:data-style-name="N162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 style:data-style-name="N16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 style:data-style-name="N162">
      <style:table-cell-properties style:text-align-source="value-type" style:repeat-content="false" fo:background-color="transparent" style:vertical-align="automatic"/>
      <style:paragraph-properties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 style:data-style-name="N162"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7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m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E" fo:font-size="9pt" fo:font-style="italic" fo:text-shadow="none" style:text-underline-style="none" fo:font-weight="normal" style:font-size-asian="9pt" style:font-style-asian="italic" style:font-weight-asian="normal" style:font-name-complex="Arial CE" style:font-size-complex="9pt" style:font-style-complex="italic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vertical-align="automatic"/>
      <style:paragraph-properties fo:margin-left="0mm"/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rner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formula="of:=[.B5]" office:value-type="float" office:value="2" calcext:value-type="float">
            <text:p>2</text:p>
          </table:table-cell>
          <table:table-cell table:formula="of:=IF([.C5]=&quot;&quot;;&quot;&quot;;[.B6]*[.$B$2]+[.C5])" office:value-type="float" office:value="10" calcext:value-type="float">
            <text:p>10</text:p>
          </table:table-cell>
          <table:table-cell table:formula="of:=IF([.D5]=&quot;&quot;;&quot;&quot;;[.C6]*[.$B$2]+[.D5])" office:value-type="float" office:value="27" calcext:value-type="float">
            <text:p>27</text:p>
          </table:table-cell>
          <table:table-cell table:formula="of:=IF([.E5]=&quot;&quot;;&quot;&quot;;[.D6]*[.$B$2]+[.E5])" office:value-type="float" office:value="88" calcext:value-type="float">
            <text:p>88</text:p>
          </table:table-cell>
          <table:table-cell table:formula="of:=IF([.F5]=&quot;&quot;;&quot;&quot;;[.E6]*[.$B$2]+[.F5])">
            <text:p/>
          </table:table-cell>
          <table:table-cell table:formula="of:=IF([.G5]=&quot;&quot;;&quot;&quot;;[.F6]*[.$B$2]+[.G5])">
            <text:p/>
          </table:table-cell>
          <table:table-cell table:formula="of:=IF([.H5]=&quot;&quot;;&quot;&quot;;[.G6]*[.$B$2]+[.H5])">
            <text:p/>
          </table:table-cell>
          <table:table-cell table:formula="of:=IF([.I5]=&quot;&quot;;&quot;&quot;;[.H6]*[.$B$2]+[.I5])">
            <text:p/>
          </table:table-cell>
          <table:table-cell table:formula="of:=IF([.J5]=&quot;&quot;;&quot;&quot;;[.I6]*[.$B$2]+[.J5])">
            <text:p/>
          </table:table-cell>
          <table:table-cell table:formula="of:=IF([.K5]=&quot;&quot;;&quot;&quot;;[.J6]*[.$B$2]+[.K5])">
            <text:p/>
          </table:table-cell>
          <table:table-cell table:formula="of:=IF([.L5]=&quot;&quot;;&quot;&quot;;[.K6]*[.$B$2]+[.L5])">
            <text:p/>
          </table:table-cell>
        </table:table-row>
      </table:table>
      <table:table table:name="warunek trójkąta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wynik</text:p>
          </table:table-cell>
          <table:table-cell table:style-name="ce1" table:formula="of:=IF([.B10]=3;&quot;można zbudować&quot;;&quot;nie można zbudować trójkąta&quot;)" office:value-type="string" office:string-value="nie można zbudować trójkąta" calcext:value-type="string">
            <text:p>nie można zbudować trójkąt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a+b&gt;c</text:p>
          </table:table-cell>
          <table:table-cell table:formula="of:=IF([.B2]+[.B3]&gt;[.B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+c&gt;b</text:p>
          </table:table-cell>
          <table:table-cell table:style-name="ce2" table:formula="of:=IF([.B2]+[.B4]&gt;[.B3];1;0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+c&gt;a</text:p>
          </table:table-cell>
          <table:table-cell table:formula="of:=IF([.B3]+[.B4]&gt;[.B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suma</text:p>
          </table:table-cell>
          <table:table-cell table:formula="of:=SUM([.B6:.B8])" office:value-type="float" office:value="2" calcext:value-type="float">
            <text:p>2</text:p>
          </table:table-cell>
          <table:table-cell table:number-columns-repeated="2"/>
        </table:table-row>
      </table:table>
      <table:table table:name="prostopadłość" table:style-name="ta1"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y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=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]=[.B2];&quot;proste równoległe&quot;;IF([.B1]*[.B2]=-1;&quot;proste prostopadłe&quot;;&quot;ani równoległe ani prostopadłe&quot;))" office:value-type="string" office:string-value="proste prostopadłe" calcext:value-type="string">
            <text:p>proste prostopadłe</text:p>
          </table:table-cell>
        </table:table-row>
      </table:table>
      <table:table table:name="r_liniow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5"/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IF([.B3]&lt;&gt;0;-[.B3]/[.C3];IF([.B3]=0;&quot;nieskończenie wiele rozwiązań&quot;;&quot;równanie sprzeczne&quot;))" office:value-type="float" office:value="-0.5" calcext:value-type="float">
            <text:p>-0,5</text:p>
          </table:table-cell>
          <table:table-cell/>
        </table:table-row>
      </table:table>
      <table:table table:name="r_kwadratowe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7" office:value-type="string" calcext:value-type="string">
            <text:p>a=</text:p>
          </table:table-cell>
          <table:table-cell table:style-name="ce10" office:value-type="float" office:value="-1" calcext:value-type="float">
            <text:p>-1</text:p>
          </table:table-cell>
          <table:table-cell/>
          <table:table-cell table:style-name="ce13" table:formula="of:=IF([.B2]&lt;&gt;0;&quot;delta=&quot;;&quot;&quot;)" office:value-type="string" office:string-value="delta=" calcext:value-type="string">
            <text:p>delta=</text:p>
          </table:table-cell>
          <table:table-cell table:style-name="ce13" table:formula="of:=IF([.B2]&lt;&gt;0;[.B3]*[.B3]-4*[.B2]*[.B4];&quot;&quot;)" office:value-type="float" office:value="16" calcext:value-type="float">
            <text:p>16</text:p>
          </table:table-cell>
          <table:table-cell/>
          <table:table-cell office:value-type="string" calcext:value-type="string">
            <text:p>rozwiazania</text:p>
          </table:table-cell>
        </table:table-row>
        <table:table-row table:style-name="ro1">
          <table:table-cell table:style-name="ce7" office:value-type="string" calcext:value-type="string">
            <text:p>b=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pierw=</text:p>
          </table:table-cell>
          <table:table-cell table:style-name="ce12" table:formula="of:=IF([.E2]&lt;0;&quot;&quot;;SQRT([.E2]))" office:value-type="float" office:value="4" calcext:value-type="float">
            <text:p>4</text:p>
          </table:table-cell>
          <table:table-cell/>
          <table:table-cell table:formula="of:=IF([.E2]=0;1;IF([.E2]&gt;0;2;0))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c=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9"/>
          <table:table-cell table:style-name="ce11" office:value-type="string" calcext:value-type="string">
            <text:p>x1=</text:p>
          </table:table-cell>
          <table:table-cell table:style-name="ce12" table:formula="of:=IF([.G$3]=2;(-[.E3]-[.B3])/(2*[.B2]);IF([.G$3]=1;-[.B3]/(2*[.B2]);&quot;&quot;))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9"/>
          <table:table-cell table:style-name="ce11" office:value-type="string" calcext:value-type="string">
            <text:p>x2=</text:p>
          </table:table-cell>
          <table:table-cell table:style-name="ce12" table:formula="of:=IF([.G$3]=2;(-[.E3]-[.B3])/(2*[.B2]);&quot;&quot;)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table table:name="ciągi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3">
          <table:table-cell/>
          <table:table-cell office:value-type="string" calcext:value-type="string">
            <text:p>silnia</text:p>
          </table:table-cell>
          <table:table-cell/>
          <table:table-cell office:value-type="string" calcext:value-type="string">
            <text:p>fib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[.A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[.A5]" office:value-type="float" office:value="6" calcext:value-type="float">
            <text:p>6</text:p>
          </table:table-cell>
          <table:table-cell/>
          <table:table-cell table:formula="of:=[.D3]+[.D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[.A6]" office:value-type="float" office:value="24" calcext:value-type="float">
            <text:p>24</text:p>
          </table:table-cell>
          <table:table-cell/>
          <table:table-cell table:formula="of:=[.D4]+[.D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[.A7]" office:value-type="float" office:value="120" calcext:value-type="float">
            <text:p>120</text:p>
          </table:table-cell>
          <table:table-cell/>
          <table:table-cell table:formula="of:=[.D5]+[.D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[.A8]" office:value-type="float" office:value="720" calcext:value-type="float">
            <text:p>720</text:p>
          </table:table-cell>
          <table:table-cell/>
          <table:table-cell table:formula="of:=[.D6]+[.D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[.A9]" office:value-type="float" office:value="5040" calcext:value-type="float">
            <text:p>5040</text:p>
          </table:table-cell>
          <table:table-cell/>
          <table:table-cell table:formula="of:=[.D7]+[.D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[.A10]" office:value-type="float" office:value="40320" calcext:value-type="float">
            <text:p>40320</text:p>
          </table:table-cell>
          <table:table-cell/>
          <table:table-cell table:formula="of:=[.D8]+[.D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[.A11]" office:value-type="float" office:value="362880" calcext:value-type="float">
            <text:p>362880</text:p>
          </table:table-cell>
          <table:table-cell/>
          <table:table-cell table:formula="of:=[.D9]+[.D1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[.A12]" office:value-type="float" office:value="3628800" calcext:value-type="float">
            <text:p>3628800</text:p>
          </table:table-cell>
          <table:table-cell/>
          <table:table-cell table:formula="of:=[.D10]+[.D1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[.A13]" office:value-type="float" office:value="39916800" calcext:value-type="float">
            <text:p>39916800</text:p>
          </table:table-cell>
          <table:table-cell/>
          <table:table-cell table:formula="of:=[.D11]+[.D12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[.A14]" office:value-type="float" office:value="479001600" calcext:value-type="float">
            <text:p>479001600</text:p>
          </table:table-cell>
          <table:table-cell/>
          <table:table-cell table:formula="of:=[.D12]+[.D13]" office:value-type="float" office:value="144" calcext:value-type="float">
            <text:p>144</text:p>
          </table:table-cell>
        </table:table-row>
      </table:table>
      <table:table table:name="czy_pierwsza" table:style-name="ta1">
        <table:table-column table:style-name="co1" table:default-cell-style-name="ce16"/>
        <table:table-column table:style-name="co1" table:default-cell-style-name="ce17"/>
        <table:table-column table:style-name="co1" table:default-cell-style-name="ce19"/>
        <table:table-column table:style-name="co1" table:number-columns-repeated="5" table:default-cell-style-name="Default"/>
        <table:table-row table:style-name="ro1">
          <table:table-cell table:style-name="ce14"/>
          <table:table-cell table:number-columns-repeated="6"/>
          <table:table-cell table:style-name="ce23"/>
        </table:table-row>
        <table:table-row table:style-name="ro1">
          <table:table-cell table:style-name="ce15"/>
          <table:table-cell table:style-name="ce18" office:value-type="string" calcext:value-type="string">
            <text:p>Dzielniki</text:p>
          </table:table-cell>
          <table:table-cell table:style-name="ce20" office:value-type="string" calcext:value-type="string">
            <text:p><text:span text:style-name="T1">dzielniki</text:span> <text:span text:style-name="T1">liczby</text:span></text:p>
          </table:table-cell>
          <table:table-cell/>
          <table:table-cell table:style-name="ce21" office:value-type="string" calcext:value-type="string">
            <text:p>liczba</text:p>
          </table:table-cell>
          <table:table-cell table:style-name="ce10" office:value-type="float" office:value="123" calcext:value-type="float">
            <text:p>123</text:p>
          </table:table-cell>
          <table:table-cell/>
          <table:table-cell table:style-name="ce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AND([.B3]&lt;=SQRT([.F$2]);[.C2]&lt;&gt;&quot;&quot;);IF(MOD([.F$2];[.B3])=0;1;0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AND([.B4]&lt;=SQRT([.A$3]);[.C3]&lt;&gt;&quot;&quot;);IF(MOD([.A$3];[.B4])=0;1;0);&quot;&quot;)">
            <text:p/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AND([.B5]&lt;=SQRT([.A$3]);[.C4]&lt;&gt;&quot;&quot;);IF(MOD([.A$3];[.B5])=0;1;0);&quot;&quot;)">
            <text:p/>
          </table:table-cell>
          <table:table-cell/>
          <table:table-cell office:value-type="string" calcext:value-type="string">
            <text:p>wynik</text:p>
          </table:table-cell>
          <table:table-cell table:style-name="ce13" table:formula="of:=IF(SUM([.C3:.C500])&gt;0;&quot;liczba złożona&quot;;&quot;liczba pierwsza&quot;)" office:value-type="string" office:string-value="liczba pierwsza" calcext:value-type="string">
            <text:p>liczba pierwsza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AND([.B6]&lt;=SQRT([.A$3]);[.C5]&lt;&gt;&quot;&quot;);IF(MOD([.A$3];[.B6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AND([.B7]&lt;=SQRT([.A$3]);[.C6]&lt;&gt;&quot;&quot;);IF(MOD([.A$3];[.B7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AND([.B8]&lt;=SQRT([.A$3]);[.C7]&lt;&gt;&quot;&quot;);IF(MOD([.A$3];[.B8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AND([.B9]&lt;=SQRT([.A$3]);[.C8]&lt;&gt;&quot;&quot;);IF(MOD([.A$3];[.B9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AND([.B10]&lt;=SQRT([.A$3]);[.C9]&lt;&gt;&quot;&quot;);IF(MOD([.A$3];[.B10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AND([.B11]&lt;=SQRT([.A$3]);[.C10]&lt;&gt;&quot;&quot;);IF(MOD([.A$3];[.B11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IF(AND([.B12]&lt;=SQRT([.A$3]);[.C11]&lt;&gt;&quot;&quot;);IF(MOD([.A$3];[.B12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AND([.B13]&lt;=SQRT([.A$3]);[.C12]&lt;&gt;&quot;&quot;);IF(MOD([.A$3];[.B13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IF(AND([.B14]&lt;=SQRT([.A$3]);[.C13]&lt;&gt;&quot;&quot;);IF(MOD([.A$3];[.B14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AND([.B15]&lt;=SQRT([.A$3]);[.C14]&lt;&gt;&quot;&quot;);IF(MOD([.A$3];[.B15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IF(AND([.B16]&lt;=SQRT([.A$3]);[.C15]&lt;&gt;&quot;&quot;);IF(MOD([.A$3];[.B16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AND([.B17]&lt;=SQRT([.A$3]);[.C16]&lt;&gt;&quot;&quot;);IF(MOD([.A$3];[.B17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IF(AND([.B18]&lt;=SQRT([.A$3]);[.C17]&lt;&gt;&quot;&quot;);IF(MOD([.A$3];[.B18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AND([.B19]&lt;=SQRT([.A$3]);[.C18]&lt;&gt;&quot;&quot;);IF(MOD([.A$3];[.B19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IF(AND([.B20]&lt;=SQRT([.A$3]);[.C19]&lt;&gt;&quot;&quot;);IF(MOD([.A$3];[.B20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AND([.B21]&lt;=SQRT([.A$3]);[.C20]&lt;&gt;&quot;&quot;);IF(MOD([.A$3];[.B21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IF(AND([.B22]&lt;=SQRT([.A$3]);[.C21]&lt;&gt;&quot;&quot;);IF(MOD([.A$3];[.B22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IF(AND([.B23]&lt;=SQRT([.A$3]);[.C22]&lt;&gt;&quot;&quot;);IF(MOD([.A$3];[.B23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AND([.B24]&lt;=SQRT([.A$3]);[.C23]&lt;&gt;&quot;&quot;);IF(MOD([.A$3];[.B24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IF(AND([.B25]&lt;=SQRT([.A$3]);[.C24]&lt;&gt;&quot;&quot;);IF(MOD([.A$3];[.B25])=0;1;0);&quot;&quot;)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IF(AND([.B26]&lt;=SQRT([.A$3]);[.C25]&lt;&gt;&quot;&quot;);IF(MOD([.A$3];[.B2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]&lt;=SQRT([.A$3]);[.C26]&lt;&gt;&quot;&quot;);IF(MOD([.A$3];[.B2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]&lt;=SQRT([.A$3]);[.C27]&lt;&gt;&quot;&quot;);IF(MOD([.A$3];[.B2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]&lt;=SQRT([.A$3]);[.C28]&lt;&gt;&quot;&quot;);IF(MOD([.A$3];[.B2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]&lt;=SQRT([.A$3]);[.C29]&lt;&gt;&quot;&quot;);IF(MOD([.A$3];[.B3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]&lt;=SQRT([.A$3]);[.C30]&lt;&gt;&quot;&quot;);IF(MOD([.A$3];[.B3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]&lt;=SQRT([.A$3]);[.C31]&lt;&gt;&quot;&quot;);IF(MOD([.A$3];[.B3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]&lt;=SQRT([.A$3]);[.C32]&lt;&gt;&quot;&quot;);IF(MOD([.A$3];[.B3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]&lt;=SQRT([.A$3]);[.C33]&lt;&gt;&quot;&quot;);IF(MOD([.A$3];[.B3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]&lt;=SQRT([.A$3]);[.C34]&lt;&gt;&quot;&quot;);IF(MOD([.A$3];[.B3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]&lt;=SQRT([.A$3]);[.C35]&lt;&gt;&quot;&quot;);IF(MOD([.A$3];[.B3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]&lt;=SQRT([.A$3]);[.C36]&lt;&gt;&quot;&quot;);IF(MOD([.A$3];[.B3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]&lt;=SQRT([.A$3]);[.C37]&lt;&gt;&quot;&quot;);IF(MOD([.A$3];[.B3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]&lt;=SQRT([.A$3]);[.C38]&lt;&gt;&quot;&quot;);IF(MOD([.A$3];[.B3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]&lt;=SQRT([.A$3]);[.C39]&lt;&gt;&quot;&quot;);IF(MOD([.A$3];[.B4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]&lt;=SQRT([.A$3]);[.C40]&lt;&gt;&quot;&quot;);IF(MOD([.A$3];[.B4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]&lt;=SQRT([.A$3]);[.C41]&lt;&gt;&quot;&quot;);IF(MOD([.A$3];[.B4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]&lt;=SQRT([.A$3]);[.C42]&lt;&gt;&quot;&quot;);IF(MOD([.A$3];[.B4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]&lt;=SQRT([.A$3]);[.C43]&lt;&gt;&quot;&quot;);IF(MOD([.A$3];[.B4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]&lt;=SQRT([.A$3]);[.C44]&lt;&gt;&quot;&quot;);IF(MOD([.A$3];[.B4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]&lt;=SQRT([.A$3]);[.C45]&lt;&gt;&quot;&quot;);IF(MOD([.A$3];[.B4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]&lt;=SQRT([.A$3]);[.C46]&lt;&gt;&quot;&quot;);IF(MOD([.A$3];[.B4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]&lt;=SQRT([.A$3]);[.C47]&lt;&gt;&quot;&quot;);IF(MOD([.A$3];[.B4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]&lt;=SQRT([.A$3]);[.C48]&lt;&gt;&quot;&quot;);IF(MOD([.A$3];[.B4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0]&lt;=SQRT([.A$3]);[.C49]&lt;&gt;&quot;&quot;);IF(MOD([.A$3];[.B5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1]&lt;=SQRT([.A$3]);[.C50]&lt;&gt;&quot;&quot;);IF(MOD([.A$3];[.B5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2]&lt;=SQRT([.A$3]);[.C51]&lt;&gt;&quot;&quot;);IF(MOD([.A$3];[.B5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3]&lt;=SQRT([.A$3]);[.C52]&lt;&gt;&quot;&quot;);IF(MOD([.A$3];[.B5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4]&lt;=SQRT([.A$3]);[.C53]&lt;&gt;&quot;&quot;);IF(MOD([.A$3];[.B5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5]&lt;=SQRT([.A$3]);[.C54]&lt;&gt;&quot;&quot;);IF(MOD([.A$3];[.B5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6]&lt;=SQRT([.A$3]);[.C55]&lt;&gt;&quot;&quot;);IF(MOD([.A$3];[.B5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7]&lt;=SQRT([.A$3]);[.C56]&lt;&gt;&quot;&quot;);IF(MOD([.A$3];[.B5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8]&lt;=SQRT([.A$3]);[.C57]&lt;&gt;&quot;&quot;);IF(MOD([.A$3];[.B5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9]&lt;=SQRT([.A$3]);[.C58]&lt;&gt;&quot;&quot;);IF(MOD([.A$3];[.B5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0]&lt;=SQRT([.A$3]);[.C59]&lt;&gt;&quot;&quot;);IF(MOD([.A$3];[.B6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1]&lt;=SQRT([.A$3]);[.C60]&lt;&gt;&quot;&quot;);IF(MOD([.A$3];[.B6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2]&lt;=SQRT([.A$3]);[.C61]&lt;&gt;&quot;&quot;);IF(MOD([.A$3];[.B6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3]&lt;=SQRT([.A$3]);[.C62]&lt;&gt;&quot;&quot;);IF(MOD([.A$3];[.B6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4]&lt;=SQRT([.A$3]);[.C63]&lt;&gt;&quot;&quot;);IF(MOD([.A$3];[.B6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5]&lt;=SQRT([.A$3]);[.C64]&lt;&gt;&quot;&quot;);IF(MOD([.A$3];[.B6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6]&lt;=SQRT([.A$3]);[.C65]&lt;&gt;&quot;&quot;);IF(MOD([.A$3];[.B6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7]&lt;=SQRT([.A$3]);[.C66]&lt;&gt;&quot;&quot;);IF(MOD([.A$3];[.B6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8]&lt;=SQRT([.A$3]);[.C67]&lt;&gt;&quot;&quot;);IF(MOD([.A$3];[.B6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69]&lt;=SQRT([.A$3]);[.C68]&lt;&gt;&quot;&quot;);IF(MOD([.A$3];[.B6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0]&lt;=SQRT([.A$3]);[.C69]&lt;&gt;&quot;&quot;);IF(MOD([.A$3];[.B7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1]&lt;=SQRT([.A$3]);[.C70]&lt;&gt;&quot;&quot;);IF(MOD([.A$3];[.B7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2]&lt;=SQRT([.A$3]);[.C71]&lt;&gt;&quot;&quot;);IF(MOD([.A$3];[.B7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3]&lt;=SQRT([.A$3]);[.C72]&lt;&gt;&quot;&quot;);IF(MOD([.A$3];[.B7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4]&lt;=SQRT([.A$3]);[.C73]&lt;&gt;&quot;&quot;);IF(MOD([.A$3];[.B7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5]&lt;=SQRT([.A$3]);[.C74]&lt;&gt;&quot;&quot;);IF(MOD([.A$3];[.B7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6]&lt;=SQRT([.A$3]);[.C75]&lt;&gt;&quot;&quot;);IF(MOD([.A$3];[.B7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7]&lt;=SQRT([.A$3]);[.C76]&lt;&gt;&quot;&quot;);IF(MOD([.A$3];[.B7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8]&lt;=SQRT([.A$3]);[.C77]&lt;&gt;&quot;&quot;);IF(MOD([.A$3];[.B7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79]&lt;=SQRT([.A$3]);[.C78]&lt;&gt;&quot;&quot;);IF(MOD([.A$3];[.B7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0]&lt;=SQRT([.A$3]);[.C79]&lt;&gt;&quot;&quot;);IF(MOD([.A$3];[.B8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1]&lt;=SQRT([.A$3]);[.C80]&lt;&gt;&quot;&quot;);IF(MOD([.A$3];[.B8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2]&lt;=SQRT([.A$3]);[.C81]&lt;&gt;&quot;&quot;);IF(MOD([.A$3];[.B8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3]&lt;=SQRT([.A$3]);[.C82]&lt;&gt;&quot;&quot;);IF(MOD([.A$3];[.B8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4]&lt;=SQRT([.A$3]);[.C83]&lt;&gt;&quot;&quot;);IF(MOD([.A$3];[.B8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5]&lt;=SQRT([.A$3]);[.C84]&lt;&gt;&quot;&quot;);IF(MOD([.A$3];[.B8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6]&lt;=SQRT([.A$3]);[.C85]&lt;&gt;&quot;&quot;);IF(MOD([.A$3];[.B8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7]&lt;=SQRT([.A$3]);[.C86]&lt;&gt;&quot;&quot;);IF(MOD([.A$3];[.B8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8]&lt;=SQRT([.A$3]);[.C87]&lt;&gt;&quot;&quot;);IF(MOD([.A$3];[.B8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89]&lt;=SQRT([.A$3]);[.C88]&lt;&gt;&quot;&quot;);IF(MOD([.A$3];[.B8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0]&lt;=SQRT([.A$3]);[.C89]&lt;&gt;&quot;&quot;);IF(MOD([.A$3];[.B9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1]&lt;=SQRT([.A$3]);[.C90]&lt;&gt;&quot;&quot;);IF(MOD([.A$3];[.B9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2]&lt;=SQRT([.A$3]);[.C91]&lt;&gt;&quot;&quot;);IF(MOD([.A$3];[.B9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3]&lt;=SQRT([.A$3]);[.C92]&lt;&gt;&quot;&quot;);IF(MOD([.A$3];[.B9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4]&lt;=SQRT([.A$3]);[.C93]&lt;&gt;&quot;&quot;);IF(MOD([.A$3];[.B9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5]&lt;=SQRT([.A$3]);[.C94]&lt;&gt;&quot;&quot;);IF(MOD([.A$3];[.B9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6]&lt;=SQRT([.A$3]);[.C95]&lt;&gt;&quot;&quot;);IF(MOD([.A$3];[.B9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7]&lt;=SQRT([.A$3]);[.C96]&lt;&gt;&quot;&quot;);IF(MOD([.A$3];[.B9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8]&lt;=SQRT([.A$3]);[.C97]&lt;&gt;&quot;&quot;);IF(MOD([.A$3];[.B9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99]&lt;=SQRT([.A$3]);[.C98]&lt;&gt;&quot;&quot;);IF(MOD([.A$3];[.B9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0]&lt;=SQRT([.A$3]);[.C99]&lt;&gt;&quot;&quot;);IF(MOD([.A$3];[.B10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1]&lt;=SQRT([.A$3]);[.C100]&lt;&gt;&quot;&quot;);IF(MOD([.A$3];[.B10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2]&lt;=SQRT([.A$3]);[.C101]&lt;&gt;&quot;&quot;);IF(MOD([.A$3];[.B10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3]&lt;=SQRT([.A$3]);[.C102]&lt;&gt;&quot;&quot;);IF(MOD([.A$3];[.B10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4]&lt;=SQRT([.A$3]);[.C103]&lt;&gt;&quot;&quot;);IF(MOD([.A$3];[.B10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5]&lt;=SQRT([.A$3]);[.C104]&lt;&gt;&quot;&quot;);IF(MOD([.A$3];[.B10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6]&lt;=SQRT([.A$3]);[.C105]&lt;&gt;&quot;&quot;);IF(MOD([.A$3];[.B10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7]&lt;=SQRT([.A$3]);[.C106]&lt;&gt;&quot;&quot;);IF(MOD([.A$3];[.B10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8]&lt;=SQRT([.A$3]);[.C107]&lt;&gt;&quot;&quot;);IF(MOD([.A$3];[.B10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09]&lt;=SQRT([.A$3]);[.C108]&lt;&gt;&quot;&quot;);IF(MOD([.A$3];[.B10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0]&lt;=SQRT([.A$3]);[.C109]&lt;&gt;&quot;&quot;);IF(MOD([.A$3];[.B11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1]&lt;=SQRT([.A$3]);[.C110]&lt;&gt;&quot;&quot;);IF(MOD([.A$3];[.B11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2]&lt;=SQRT([.A$3]);[.C111]&lt;&gt;&quot;&quot;);IF(MOD([.A$3];[.B11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3]&lt;=SQRT([.A$3]);[.C112]&lt;&gt;&quot;&quot;);IF(MOD([.A$3];[.B11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4]&lt;=SQRT([.A$3]);[.C113]&lt;&gt;&quot;&quot;);IF(MOD([.A$3];[.B11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5]&lt;=SQRT([.A$3]);[.C114]&lt;&gt;&quot;&quot;);IF(MOD([.A$3];[.B11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6]&lt;=SQRT([.A$3]);[.C115]&lt;&gt;&quot;&quot;);IF(MOD([.A$3];[.B11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7]&lt;=SQRT([.A$3]);[.C116]&lt;&gt;&quot;&quot;);IF(MOD([.A$3];[.B11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8]&lt;=SQRT([.A$3]);[.C117]&lt;&gt;&quot;&quot;);IF(MOD([.A$3];[.B11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19]&lt;=SQRT([.A$3]);[.C118]&lt;&gt;&quot;&quot;);IF(MOD([.A$3];[.B11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0]&lt;=SQRT([.A$3]);[.C119]&lt;&gt;&quot;&quot;);IF(MOD([.A$3];[.B12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1]&lt;=SQRT([.A$3]);[.C120]&lt;&gt;&quot;&quot;);IF(MOD([.A$3];[.B12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2]&lt;=SQRT([.A$3]);[.C121]&lt;&gt;&quot;&quot;);IF(MOD([.A$3];[.B12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3]&lt;=SQRT([.A$3]);[.C122]&lt;&gt;&quot;&quot;);IF(MOD([.A$3];[.B12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4]&lt;=SQRT([.A$3]);[.C123]&lt;&gt;&quot;&quot;);IF(MOD([.A$3];[.B12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5]&lt;=SQRT([.A$3]);[.C124]&lt;&gt;&quot;&quot;);IF(MOD([.A$3];[.B12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6]&lt;=SQRT([.A$3]);[.C125]&lt;&gt;&quot;&quot;);IF(MOD([.A$3];[.B12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7]&lt;=SQRT([.A$3]);[.C126]&lt;&gt;&quot;&quot;);IF(MOD([.A$3];[.B12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8]&lt;=SQRT([.A$3]);[.C127]&lt;&gt;&quot;&quot;);IF(MOD([.A$3];[.B12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29]&lt;=SQRT([.A$3]);[.C128]&lt;&gt;&quot;&quot;);IF(MOD([.A$3];[.B12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0]&lt;=SQRT([.A$3]);[.C129]&lt;&gt;&quot;&quot;);IF(MOD([.A$3];[.B13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1]&lt;=SQRT([.A$3]);[.C130]&lt;&gt;&quot;&quot;);IF(MOD([.A$3];[.B13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2]&lt;=SQRT([.A$3]);[.C131]&lt;&gt;&quot;&quot;);IF(MOD([.A$3];[.B13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3]&lt;=SQRT([.A$3]);[.C132]&lt;&gt;&quot;&quot;);IF(MOD([.A$3];[.B13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4]&lt;=SQRT([.A$3]);[.C133]&lt;&gt;&quot;&quot;);IF(MOD([.A$3];[.B13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5]&lt;=SQRT([.A$3]);[.C134]&lt;&gt;&quot;&quot;);IF(MOD([.A$3];[.B13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6]&lt;=SQRT([.A$3]);[.C135]&lt;&gt;&quot;&quot;);IF(MOD([.A$3];[.B13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7]&lt;=SQRT([.A$3]);[.C136]&lt;&gt;&quot;&quot;);IF(MOD([.A$3];[.B13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8]&lt;=SQRT([.A$3]);[.C137]&lt;&gt;&quot;&quot;);IF(MOD([.A$3];[.B13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39]&lt;=SQRT([.A$3]);[.C138]&lt;&gt;&quot;&quot;);IF(MOD([.A$3];[.B13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0]&lt;=SQRT([.A$3]);[.C139]&lt;&gt;&quot;&quot;);IF(MOD([.A$3];[.B14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1]&lt;=SQRT([.A$3]);[.C140]&lt;&gt;&quot;&quot;);IF(MOD([.A$3];[.B14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2]&lt;=SQRT([.A$3]);[.C141]&lt;&gt;&quot;&quot;);IF(MOD([.A$3];[.B14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3]&lt;=SQRT([.A$3]);[.C142]&lt;&gt;&quot;&quot;);IF(MOD([.A$3];[.B14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4]&lt;=SQRT([.A$3]);[.C143]&lt;&gt;&quot;&quot;);IF(MOD([.A$3];[.B14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5]&lt;=SQRT([.A$3]);[.C144]&lt;&gt;&quot;&quot;);IF(MOD([.A$3];[.B14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6]&lt;=SQRT([.A$3]);[.C145]&lt;&gt;&quot;&quot;);IF(MOD([.A$3];[.B14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7]&lt;=SQRT([.A$3]);[.C146]&lt;&gt;&quot;&quot;);IF(MOD([.A$3];[.B14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8]&lt;=SQRT([.A$3]);[.C147]&lt;&gt;&quot;&quot;);IF(MOD([.A$3];[.B14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49]&lt;=SQRT([.A$3]);[.C148]&lt;&gt;&quot;&quot;);IF(MOD([.A$3];[.B14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0]&lt;=SQRT([.A$3]);[.C149]&lt;&gt;&quot;&quot;);IF(MOD([.A$3];[.B15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1]&lt;=SQRT([.A$3]);[.C150]&lt;&gt;&quot;&quot;);IF(MOD([.A$3];[.B15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2]&lt;=SQRT([.A$3]);[.C151]&lt;&gt;&quot;&quot;);IF(MOD([.A$3];[.B15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3]&lt;=SQRT([.A$3]);[.C152]&lt;&gt;&quot;&quot;);IF(MOD([.A$3];[.B15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4]&lt;=SQRT([.A$3]);[.C153]&lt;&gt;&quot;&quot;);IF(MOD([.A$3];[.B15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5]&lt;=SQRT([.A$3]);[.C154]&lt;&gt;&quot;&quot;);IF(MOD([.A$3];[.B15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6]&lt;=SQRT([.A$3]);[.C155]&lt;&gt;&quot;&quot;);IF(MOD([.A$3];[.B15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7]&lt;=SQRT([.A$3]);[.C156]&lt;&gt;&quot;&quot;);IF(MOD([.A$3];[.B15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8]&lt;=SQRT([.A$3]);[.C157]&lt;&gt;&quot;&quot;);IF(MOD([.A$3];[.B15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59]&lt;=SQRT([.A$3]);[.C158]&lt;&gt;&quot;&quot;);IF(MOD([.A$3];[.B15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0]&lt;=SQRT([.A$3]);[.C159]&lt;&gt;&quot;&quot;);IF(MOD([.A$3];[.B16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1]&lt;=SQRT([.A$3]);[.C160]&lt;&gt;&quot;&quot;);IF(MOD([.A$3];[.B16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2]&lt;=SQRT([.A$3]);[.C161]&lt;&gt;&quot;&quot;);IF(MOD([.A$3];[.B16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3]&lt;=SQRT([.A$3]);[.C162]&lt;&gt;&quot;&quot;);IF(MOD([.A$3];[.B16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4]&lt;=SQRT([.A$3]);[.C163]&lt;&gt;&quot;&quot;);IF(MOD([.A$3];[.B16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5]&lt;=SQRT([.A$3]);[.C164]&lt;&gt;&quot;&quot;);IF(MOD([.A$3];[.B16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6]&lt;=SQRT([.A$3]);[.C165]&lt;&gt;&quot;&quot;);IF(MOD([.A$3];[.B16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7]&lt;=SQRT([.A$3]);[.C166]&lt;&gt;&quot;&quot;);IF(MOD([.A$3];[.B16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8]&lt;=SQRT([.A$3]);[.C167]&lt;&gt;&quot;&quot;);IF(MOD([.A$3];[.B16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69]&lt;=SQRT([.A$3]);[.C168]&lt;&gt;&quot;&quot;);IF(MOD([.A$3];[.B16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0]&lt;=SQRT([.A$3]);[.C169]&lt;&gt;&quot;&quot;);IF(MOD([.A$3];[.B17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1]&lt;=SQRT([.A$3]);[.C170]&lt;&gt;&quot;&quot;);IF(MOD([.A$3];[.B17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2]&lt;=SQRT([.A$3]);[.C171]&lt;&gt;&quot;&quot;);IF(MOD([.A$3];[.B17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3]&lt;=SQRT([.A$3]);[.C172]&lt;&gt;&quot;&quot;);IF(MOD([.A$3];[.B17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4]&lt;=SQRT([.A$3]);[.C173]&lt;&gt;&quot;&quot;);IF(MOD([.A$3];[.B17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5]&lt;=SQRT([.A$3]);[.C174]&lt;&gt;&quot;&quot;);IF(MOD([.A$3];[.B17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6]&lt;=SQRT([.A$3]);[.C175]&lt;&gt;&quot;&quot;);IF(MOD([.A$3];[.B17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7]&lt;=SQRT([.A$3]);[.C176]&lt;&gt;&quot;&quot;);IF(MOD([.A$3];[.B17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8]&lt;=SQRT([.A$3]);[.C177]&lt;&gt;&quot;&quot;);IF(MOD([.A$3];[.B17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79]&lt;=SQRT([.A$3]);[.C178]&lt;&gt;&quot;&quot;);IF(MOD([.A$3];[.B17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0]&lt;=SQRT([.A$3]);[.C179]&lt;&gt;&quot;&quot;);IF(MOD([.A$3];[.B18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1]&lt;=SQRT([.A$3]);[.C180]&lt;&gt;&quot;&quot;);IF(MOD([.A$3];[.B18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2]&lt;=SQRT([.A$3]);[.C181]&lt;&gt;&quot;&quot;);IF(MOD([.A$3];[.B18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3]&lt;=SQRT([.A$3]);[.C182]&lt;&gt;&quot;&quot;);IF(MOD([.A$3];[.B18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4]&lt;=SQRT([.A$3]);[.C183]&lt;&gt;&quot;&quot;);IF(MOD([.A$3];[.B18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5]&lt;=SQRT([.A$3]);[.C184]&lt;&gt;&quot;&quot;);IF(MOD([.A$3];[.B18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6]&lt;=SQRT([.A$3]);[.C185]&lt;&gt;&quot;&quot;);IF(MOD([.A$3];[.B18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7]&lt;=SQRT([.A$3]);[.C186]&lt;&gt;&quot;&quot;);IF(MOD([.A$3];[.B18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8]&lt;=SQRT([.A$3]);[.C187]&lt;&gt;&quot;&quot;);IF(MOD([.A$3];[.B18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89]&lt;=SQRT([.A$3]);[.C188]&lt;&gt;&quot;&quot;);IF(MOD([.A$3];[.B18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0]&lt;=SQRT([.A$3]);[.C189]&lt;&gt;&quot;&quot;);IF(MOD([.A$3];[.B19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1]&lt;=SQRT([.A$3]);[.C190]&lt;&gt;&quot;&quot;);IF(MOD([.A$3];[.B19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2]&lt;=SQRT([.A$3]);[.C191]&lt;&gt;&quot;&quot;);IF(MOD([.A$3];[.B19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3]&lt;=SQRT([.A$3]);[.C192]&lt;&gt;&quot;&quot;);IF(MOD([.A$3];[.B19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4]&lt;=SQRT([.A$3]);[.C193]&lt;&gt;&quot;&quot;);IF(MOD([.A$3];[.B19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5]&lt;=SQRT([.A$3]);[.C194]&lt;&gt;&quot;&quot;);IF(MOD([.A$3];[.B19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6]&lt;=SQRT([.A$3]);[.C195]&lt;&gt;&quot;&quot;);IF(MOD([.A$3];[.B19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7]&lt;=SQRT([.A$3]);[.C196]&lt;&gt;&quot;&quot;);IF(MOD([.A$3];[.B19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8]&lt;=SQRT([.A$3]);[.C197]&lt;&gt;&quot;&quot;);IF(MOD([.A$3];[.B19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199]&lt;=SQRT([.A$3]);[.C198]&lt;&gt;&quot;&quot;);IF(MOD([.A$3];[.B19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0]&lt;=SQRT([.A$3]);[.C199]&lt;&gt;&quot;&quot;);IF(MOD([.A$3];[.B20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1]&lt;=SQRT([.A$3]);[.C200]&lt;&gt;&quot;&quot;);IF(MOD([.A$3];[.B20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2]&lt;=SQRT([.A$3]);[.C201]&lt;&gt;&quot;&quot;);IF(MOD([.A$3];[.B20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3]&lt;=SQRT([.A$3]);[.C202]&lt;&gt;&quot;&quot;);IF(MOD([.A$3];[.B20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4]&lt;=SQRT([.A$3]);[.C203]&lt;&gt;&quot;&quot;);IF(MOD([.A$3];[.B20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5]&lt;=SQRT([.A$3]);[.C204]&lt;&gt;&quot;&quot;);IF(MOD([.A$3];[.B20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6]&lt;=SQRT([.A$3]);[.C205]&lt;&gt;&quot;&quot;);IF(MOD([.A$3];[.B20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7]&lt;=SQRT([.A$3]);[.C206]&lt;&gt;&quot;&quot;);IF(MOD([.A$3];[.B20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8]&lt;=SQRT([.A$3]);[.C207]&lt;&gt;&quot;&quot;);IF(MOD([.A$3];[.B20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09]&lt;=SQRT([.A$3]);[.C208]&lt;&gt;&quot;&quot;);IF(MOD([.A$3];[.B20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0]&lt;=SQRT([.A$3]);[.C209]&lt;&gt;&quot;&quot;);IF(MOD([.A$3];[.B21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1]&lt;=SQRT([.A$3]);[.C210]&lt;&gt;&quot;&quot;);IF(MOD([.A$3];[.B21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2]&lt;=SQRT([.A$3]);[.C211]&lt;&gt;&quot;&quot;);IF(MOD([.A$3];[.B21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3]&lt;=SQRT([.A$3]);[.C212]&lt;&gt;&quot;&quot;);IF(MOD([.A$3];[.B21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4]&lt;=SQRT([.A$3]);[.C213]&lt;&gt;&quot;&quot;);IF(MOD([.A$3];[.B21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5]&lt;=SQRT([.A$3]);[.C214]&lt;&gt;&quot;&quot;);IF(MOD([.A$3];[.B21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6]&lt;=SQRT([.A$3]);[.C215]&lt;&gt;&quot;&quot;);IF(MOD([.A$3];[.B21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7]&lt;=SQRT([.A$3]);[.C216]&lt;&gt;&quot;&quot;);IF(MOD([.A$3];[.B21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8]&lt;=SQRT([.A$3]);[.C217]&lt;&gt;&quot;&quot;);IF(MOD([.A$3];[.B21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19]&lt;=SQRT([.A$3]);[.C218]&lt;&gt;&quot;&quot;);IF(MOD([.A$3];[.B21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0]&lt;=SQRT([.A$3]);[.C219]&lt;&gt;&quot;&quot;);IF(MOD([.A$3];[.B22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1]&lt;=SQRT([.A$3]);[.C220]&lt;&gt;&quot;&quot;);IF(MOD([.A$3];[.B22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2]&lt;=SQRT([.A$3]);[.C221]&lt;&gt;&quot;&quot;);IF(MOD([.A$3];[.B22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3]&lt;=SQRT([.A$3]);[.C222]&lt;&gt;&quot;&quot;);IF(MOD([.A$3];[.B22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4]&lt;=SQRT([.A$3]);[.C223]&lt;&gt;&quot;&quot;);IF(MOD([.A$3];[.B22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5]&lt;=SQRT([.A$3]);[.C224]&lt;&gt;&quot;&quot;);IF(MOD([.A$3];[.B22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6]&lt;=SQRT([.A$3]);[.C225]&lt;&gt;&quot;&quot;);IF(MOD([.A$3];[.B22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7]&lt;=SQRT([.A$3]);[.C226]&lt;&gt;&quot;&quot;);IF(MOD([.A$3];[.B22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8]&lt;=SQRT([.A$3]);[.C227]&lt;&gt;&quot;&quot;);IF(MOD([.A$3];[.B22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29]&lt;=SQRT([.A$3]);[.C228]&lt;&gt;&quot;&quot;);IF(MOD([.A$3];[.B22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0]&lt;=SQRT([.A$3]);[.C229]&lt;&gt;&quot;&quot;);IF(MOD([.A$3];[.B23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1]&lt;=SQRT([.A$3]);[.C230]&lt;&gt;&quot;&quot;);IF(MOD([.A$3];[.B23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2]&lt;=SQRT([.A$3]);[.C231]&lt;&gt;&quot;&quot;);IF(MOD([.A$3];[.B23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3]&lt;=SQRT([.A$3]);[.C232]&lt;&gt;&quot;&quot;);IF(MOD([.A$3];[.B23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4]&lt;=SQRT([.A$3]);[.C233]&lt;&gt;&quot;&quot;);IF(MOD([.A$3];[.B23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5]&lt;=SQRT([.A$3]);[.C234]&lt;&gt;&quot;&quot;);IF(MOD([.A$3];[.B23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6]&lt;=SQRT([.A$3]);[.C235]&lt;&gt;&quot;&quot;);IF(MOD([.A$3];[.B23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7]&lt;=SQRT([.A$3]);[.C236]&lt;&gt;&quot;&quot;);IF(MOD([.A$3];[.B23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8]&lt;=SQRT([.A$3]);[.C237]&lt;&gt;&quot;&quot;);IF(MOD([.A$3];[.B23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39]&lt;=SQRT([.A$3]);[.C238]&lt;&gt;&quot;&quot;);IF(MOD([.A$3];[.B23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0]&lt;=SQRT([.A$3]);[.C239]&lt;&gt;&quot;&quot;);IF(MOD([.A$3];[.B24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1]&lt;=SQRT([.A$3]);[.C240]&lt;&gt;&quot;&quot;);IF(MOD([.A$3];[.B24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2]&lt;=SQRT([.A$3]);[.C241]&lt;&gt;&quot;&quot;);IF(MOD([.A$3];[.B24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3]&lt;=SQRT([.A$3]);[.C242]&lt;&gt;&quot;&quot;);IF(MOD([.A$3];[.B24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4]&lt;=SQRT([.A$3]);[.C243]&lt;&gt;&quot;&quot;);IF(MOD([.A$3];[.B24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5]&lt;=SQRT([.A$3]);[.C244]&lt;&gt;&quot;&quot;);IF(MOD([.A$3];[.B24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6]&lt;=SQRT([.A$3]);[.C245]&lt;&gt;&quot;&quot;);IF(MOD([.A$3];[.B24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7]&lt;=SQRT([.A$3]);[.C246]&lt;&gt;&quot;&quot;);IF(MOD([.A$3];[.B24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8]&lt;=SQRT([.A$3]);[.C247]&lt;&gt;&quot;&quot;);IF(MOD([.A$3];[.B24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49]&lt;=SQRT([.A$3]);[.C248]&lt;&gt;&quot;&quot;);IF(MOD([.A$3];[.B24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0]&lt;=SQRT([.A$3]);[.C249]&lt;&gt;&quot;&quot;);IF(MOD([.A$3];[.B25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1]&lt;=SQRT([.A$3]);[.C250]&lt;&gt;&quot;&quot;);IF(MOD([.A$3];[.B25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2]&lt;=SQRT([.A$3]);[.C251]&lt;&gt;&quot;&quot;);IF(MOD([.A$3];[.B25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3]&lt;=SQRT([.A$3]);[.C252]&lt;&gt;&quot;&quot;);IF(MOD([.A$3];[.B25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4]&lt;=SQRT([.A$3]);[.C253]&lt;&gt;&quot;&quot;);IF(MOD([.A$3];[.B25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5]&lt;=SQRT([.A$3]);[.C254]&lt;&gt;&quot;&quot;);IF(MOD([.A$3];[.B25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6]&lt;=SQRT([.A$3]);[.C255]&lt;&gt;&quot;&quot;);IF(MOD([.A$3];[.B25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7]&lt;=SQRT([.A$3]);[.C256]&lt;&gt;&quot;&quot;);IF(MOD([.A$3];[.B25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8]&lt;=SQRT([.A$3]);[.C257]&lt;&gt;&quot;&quot;);IF(MOD([.A$3];[.B25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59]&lt;=SQRT([.A$3]);[.C258]&lt;&gt;&quot;&quot;);IF(MOD([.A$3];[.B25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0]&lt;=SQRT([.A$3]);[.C259]&lt;&gt;&quot;&quot;);IF(MOD([.A$3];[.B26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1]&lt;=SQRT([.A$3]);[.C260]&lt;&gt;&quot;&quot;);IF(MOD([.A$3];[.B26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2]&lt;=SQRT([.A$3]);[.C261]&lt;&gt;&quot;&quot;);IF(MOD([.A$3];[.B26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3]&lt;=SQRT([.A$3]);[.C262]&lt;&gt;&quot;&quot;);IF(MOD([.A$3];[.B26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4]&lt;=SQRT([.A$3]);[.C263]&lt;&gt;&quot;&quot;);IF(MOD([.A$3];[.B26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5]&lt;=SQRT([.A$3]);[.C264]&lt;&gt;&quot;&quot;);IF(MOD([.A$3];[.B26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6]&lt;=SQRT([.A$3]);[.C265]&lt;&gt;&quot;&quot;);IF(MOD([.A$3];[.B26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7]&lt;=SQRT([.A$3]);[.C266]&lt;&gt;&quot;&quot;);IF(MOD([.A$3];[.B26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8]&lt;=SQRT([.A$3]);[.C267]&lt;&gt;&quot;&quot;);IF(MOD([.A$3];[.B26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69]&lt;=SQRT([.A$3]);[.C268]&lt;&gt;&quot;&quot;);IF(MOD([.A$3];[.B26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0]&lt;=SQRT([.A$3]);[.C269]&lt;&gt;&quot;&quot;);IF(MOD([.A$3];[.B27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1]&lt;=SQRT([.A$3]);[.C270]&lt;&gt;&quot;&quot;);IF(MOD([.A$3];[.B27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2]&lt;=SQRT([.A$3]);[.C271]&lt;&gt;&quot;&quot;);IF(MOD([.A$3];[.B27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3]&lt;=SQRT([.A$3]);[.C272]&lt;&gt;&quot;&quot;);IF(MOD([.A$3];[.B27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4]&lt;=SQRT([.A$3]);[.C273]&lt;&gt;&quot;&quot;);IF(MOD([.A$3];[.B27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5]&lt;=SQRT([.A$3]);[.C274]&lt;&gt;&quot;&quot;);IF(MOD([.A$3];[.B27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6]&lt;=SQRT([.A$3]);[.C275]&lt;&gt;&quot;&quot;);IF(MOD([.A$3];[.B27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7]&lt;=SQRT([.A$3]);[.C276]&lt;&gt;&quot;&quot;);IF(MOD([.A$3];[.B27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8]&lt;=SQRT([.A$3]);[.C277]&lt;&gt;&quot;&quot;);IF(MOD([.A$3];[.B27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79]&lt;=SQRT([.A$3]);[.C278]&lt;&gt;&quot;&quot;);IF(MOD([.A$3];[.B27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0]&lt;=SQRT([.A$3]);[.C279]&lt;&gt;&quot;&quot;);IF(MOD([.A$3];[.B28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1]&lt;=SQRT([.A$3]);[.C280]&lt;&gt;&quot;&quot;);IF(MOD([.A$3];[.B28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2]&lt;=SQRT([.A$3]);[.C281]&lt;&gt;&quot;&quot;);IF(MOD([.A$3];[.B28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3]&lt;=SQRT([.A$3]);[.C282]&lt;&gt;&quot;&quot;);IF(MOD([.A$3];[.B28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4]&lt;=SQRT([.A$3]);[.C283]&lt;&gt;&quot;&quot;);IF(MOD([.A$3];[.B28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5]&lt;=SQRT([.A$3]);[.C284]&lt;&gt;&quot;&quot;);IF(MOD([.A$3];[.B28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6]&lt;=SQRT([.A$3]);[.C285]&lt;&gt;&quot;&quot;);IF(MOD([.A$3];[.B28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7]&lt;=SQRT([.A$3]);[.C286]&lt;&gt;&quot;&quot;);IF(MOD([.A$3];[.B28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8]&lt;=SQRT([.A$3]);[.C287]&lt;&gt;&quot;&quot;);IF(MOD([.A$3];[.B28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89]&lt;=SQRT([.A$3]);[.C288]&lt;&gt;&quot;&quot;);IF(MOD([.A$3];[.B28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0]&lt;=SQRT([.A$3]);[.C289]&lt;&gt;&quot;&quot;);IF(MOD([.A$3];[.B29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1]&lt;=SQRT([.A$3]);[.C290]&lt;&gt;&quot;&quot;);IF(MOD([.A$3];[.B29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2]&lt;=SQRT([.A$3]);[.C291]&lt;&gt;&quot;&quot;);IF(MOD([.A$3];[.B29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3]&lt;=SQRT([.A$3]);[.C292]&lt;&gt;&quot;&quot;);IF(MOD([.A$3];[.B29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4]&lt;=SQRT([.A$3]);[.C293]&lt;&gt;&quot;&quot;);IF(MOD([.A$3];[.B29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5]&lt;=SQRT([.A$3]);[.C294]&lt;&gt;&quot;&quot;);IF(MOD([.A$3];[.B29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6]&lt;=SQRT([.A$3]);[.C295]&lt;&gt;&quot;&quot;);IF(MOD([.A$3];[.B29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7]&lt;=SQRT([.A$3]);[.C296]&lt;&gt;&quot;&quot;);IF(MOD([.A$3];[.B29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8]&lt;=SQRT([.A$3]);[.C297]&lt;&gt;&quot;&quot;);IF(MOD([.A$3];[.B29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299]&lt;=SQRT([.A$3]);[.C298]&lt;&gt;&quot;&quot;);IF(MOD([.A$3];[.B29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0]&lt;=SQRT([.A$3]);[.C299]&lt;&gt;&quot;&quot;);IF(MOD([.A$3];[.B30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1]&lt;=SQRT([.A$3]);[.C300]&lt;&gt;&quot;&quot;);IF(MOD([.A$3];[.B30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2]&lt;=SQRT([.A$3]);[.C301]&lt;&gt;&quot;&quot;);IF(MOD([.A$3];[.B30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3]&lt;=SQRT([.A$3]);[.C302]&lt;&gt;&quot;&quot;);IF(MOD([.A$3];[.B30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4]&lt;=SQRT([.A$3]);[.C303]&lt;&gt;&quot;&quot;);IF(MOD([.A$3];[.B30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5]&lt;=SQRT([.A$3]);[.C304]&lt;&gt;&quot;&quot;);IF(MOD([.A$3];[.B30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6]&lt;=SQRT([.A$3]);[.C305]&lt;&gt;&quot;&quot;);IF(MOD([.A$3];[.B30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7]&lt;=SQRT([.A$3]);[.C306]&lt;&gt;&quot;&quot;);IF(MOD([.A$3];[.B30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8]&lt;=SQRT([.A$3]);[.C307]&lt;&gt;&quot;&quot;);IF(MOD([.A$3];[.B30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09]&lt;=SQRT([.A$3]);[.C308]&lt;&gt;&quot;&quot;);IF(MOD([.A$3];[.B30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0]&lt;=SQRT([.A$3]);[.C309]&lt;&gt;&quot;&quot;);IF(MOD([.A$3];[.B31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1]&lt;=SQRT([.A$3]);[.C310]&lt;&gt;&quot;&quot;);IF(MOD([.A$3];[.B31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2]&lt;=SQRT([.A$3]);[.C311]&lt;&gt;&quot;&quot;);IF(MOD([.A$3];[.B31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3]&lt;=SQRT([.A$3]);[.C312]&lt;&gt;&quot;&quot;);IF(MOD([.A$3];[.B31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4]&lt;=SQRT([.A$3]);[.C313]&lt;&gt;&quot;&quot;);IF(MOD([.A$3];[.B31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5]&lt;=SQRT([.A$3]);[.C314]&lt;&gt;&quot;&quot;);IF(MOD([.A$3];[.B31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6]&lt;=SQRT([.A$3]);[.C315]&lt;&gt;&quot;&quot;);IF(MOD([.A$3];[.B31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7]&lt;=SQRT([.A$3]);[.C316]&lt;&gt;&quot;&quot;);IF(MOD([.A$3];[.B31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8]&lt;=SQRT([.A$3]);[.C317]&lt;&gt;&quot;&quot;);IF(MOD([.A$3];[.B31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19]&lt;=SQRT([.A$3]);[.C318]&lt;&gt;&quot;&quot;);IF(MOD([.A$3];[.B31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0]&lt;=SQRT([.A$3]);[.C319]&lt;&gt;&quot;&quot;);IF(MOD([.A$3];[.B32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1]&lt;=SQRT([.A$3]);[.C320]&lt;&gt;&quot;&quot;);IF(MOD([.A$3];[.B32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2]&lt;=SQRT([.A$3]);[.C321]&lt;&gt;&quot;&quot;);IF(MOD([.A$3];[.B32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3]&lt;=SQRT([.A$3]);[.C322]&lt;&gt;&quot;&quot;);IF(MOD([.A$3];[.B32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4]&lt;=SQRT([.A$3]);[.C323]&lt;&gt;&quot;&quot;);IF(MOD([.A$3];[.B32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5]&lt;=SQRT([.A$3]);[.C324]&lt;&gt;&quot;&quot;);IF(MOD([.A$3];[.B32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6]&lt;=SQRT([.A$3]);[.C325]&lt;&gt;&quot;&quot;);IF(MOD([.A$3];[.B32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7]&lt;=SQRT([.A$3]);[.C326]&lt;&gt;&quot;&quot;);IF(MOD([.A$3];[.B32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8]&lt;=SQRT([.A$3]);[.C327]&lt;&gt;&quot;&quot;);IF(MOD([.A$3];[.B32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29]&lt;=SQRT([.A$3]);[.C328]&lt;&gt;&quot;&quot;);IF(MOD([.A$3];[.B32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0]&lt;=SQRT([.A$3]);[.C329]&lt;&gt;&quot;&quot;);IF(MOD([.A$3];[.B33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1]&lt;=SQRT([.A$3]);[.C330]&lt;&gt;&quot;&quot;);IF(MOD([.A$3];[.B33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2]&lt;=SQRT([.A$3]);[.C331]&lt;&gt;&quot;&quot;);IF(MOD([.A$3];[.B33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3]&lt;=SQRT([.A$3]);[.C332]&lt;&gt;&quot;&quot;);IF(MOD([.A$3];[.B33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4]&lt;=SQRT([.A$3]);[.C333]&lt;&gt;&quot;&quot;);IF(MOD([.A$3];[.B33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5]&lt;=SQRT([.A$3]);[.C334]&lt;&gt;&quot;&quot;);IF(MOD([.A$3];[.B33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6]&lt;=SQRT([.A$3]);[.C335]&lt;&gt;&quot;&quot;);IF(MOD([.A$3];[.B33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7]&lt;=SQRT([.A$3]);[.C336]&lt;&gt;&quot;&quot;);IF(MOD([.A$3];[.B33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8]&lt;=SQRT([.A$3]);[.C337]&lt;&gt;&quot;&quot;);IF(MOD([.A$3];[.B33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39]&lt;=SQRT([.A$3]);[.C338]&lt;&gt;&quot;&quot;);IF(MOD([.A$3];[.B33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0]&lt;=SQRT([.A$3]);[.C339]&lt;&gt;&quot;&quot;);IF(MOD([.A$3];[.B34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1]&lt;=SQRT([.A$3]);[.C340]&lt;&gt;&quot;&quot;);IF(MOD([.A$3];[.B34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2]&lt;=SQRT([.A$3]);[.C341]&lt;&gt;&quot;&quot;);IF(MOD([.A$3];[.B34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3]&lt;=SQRT([.A$3]);[.C342]&lt;&gt;&quot;&quot;);IF(MOD([.A$3];[.B34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4]&lt;=SQRT([.A$3]);[.C343]&lt;&gt;&quot;&quot;);IF(MOD([.A$3];[.B34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5]&lt;=SQRT([.A$3]);[.C344]&lt;&gt;&quot;&quot;);IF(MOD([.A$3];[.B34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6]&lt;=SQRT([.A$3]);[.C345]&lt;&gt;&quot;&quot;);IF(MOD([.A$3];[.B34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7]&lt;=SQRT([.A$3]);[.C346]&lt;&gt;&quot;&quot;);IF(MOD([.A$3];[.B34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8]&lt;=SQRT([.A$3]);[.C347]&lt;&gt;&quot;&quot;);IF(MOD([.A$3];[.B34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49]&lt;=SQRT([.A$3]);[.C348]&lt;&gt;&quot;&quot;);IF(MOD([.A$3];[.B34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0]&lt;=SQRT([.A$3]);[.C349]&lt;&gt;&quot;&quot;);IF(MOD([.A$3];[.B35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1]&lt;=SQRT([.A$3]);[.C350]&lt;&gt;&quot;&quot;);IF(MOD([.A$3];[.B35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2]&lt;=SQRT([.A$3]);[.C351]&lt;&gt;&quot;&quot;);IF(MOD([.A$3];[.B35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3]&lt;=SQRT([.A$3]);[.C352]&lt;&gt;&quot;&quot;);IF(MOD([.A$3];[.B35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4]&lt;=SQRT([.A$3]);[.C353]&lt;&gt;&quot;&quot;);IF(MOD([.A$3];[.B35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5]&lt;=SQRT([.A$3]);[.C354]&lt;&gt;&quot;&quot;);IF(MOD([.A$3];[.B35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6]&lt;=SQRT([.A$3]);[.C355]&lt;&gt;&quot;&quot;);IF(MOD([.A$3];[.B35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7]&lt;=SQRT([.A$3]);[.C356]&lt;&gt;&quot;&quot;);IF(MOD([.A$3];[.B35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8]&lt;=SQRT([.A$3]);[.C357]&lt;&gt;&quot;&quot;);IF(MOD([.A$3];[.B35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59]&lt;=SQRT([.A$3]);[.C358]&lt;&gt;&quot;&quot;);IF(MOD([.A$3];[.B35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0]&lt;=SQRT([.A$3]);[.C359]&lt;&gt;&quot;&quot;);IF(MOD([.A$3];[.B36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1]&lt;=SQRT([.A$3]);[.C360]&lt;&gt;&quot;&quot;);IF(MOD([.A$3];[.B36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2]&lt;=SQRT([.A$3]);[.C361]&lt;&gt;&quot;&quot;);IF(MOD([.A$3];[.B36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3]&lt;=SQRT([.A$3]);[.C362]&lt;&gt;&quot;&quot;);IF(MOD([.A$3];[.B36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4]&lt;=SQRT([.A$3]);[.C363]&lt;&gt;&quot;&quot;);IF(MOD([.A$3];[.B36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5]&lt;=SQRT([.A$3]);[.C364]&lt;&gt;&quot;&quot;);IF(MOD([.A$3];[.B36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6]&lt;=SQRT([.A$3]);[.C365]&lt;&gt;&quot;&quot;);IF(MOD([.A$3];[.B36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7]&lt;=SQRT([.A$3]);[.C366]&lt;&gt;&quot;&quot;);IF(MOD([.A$3];[.B36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8]&lt;=SQRT([.A$3]);[.C367]&lt;&gt;&quot;&quot;);IF(MOD([.A$3];[.B36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69]&lt;=SQRT([.A$3]);[.C368]&lt;&gt;&quot;&quot;);IF(MOD([.A$3];[.B36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0]&lt;=SQRT([.A$3]);[.C369]&lt;&gt;&quot;&quot;);IF(MOD([.A$3];[.B37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1]&lt;=SQRT([.A$3]);[.C370]&lt;&gt;&quot;&quot;);IF(MOD([.A$3];[.B37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2]&lt;=SQRT([.A$3]);[.C371]&lt;&gt;&quot;&quot;);IF(MOD([.A$3];[.B37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3]&lt;=SQRT([.A$3]);[.C372]&lt;&gt;&quot;&quot;);IF(MOD([.A$3];[.B37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4]&lt;=SQRT([.A$3]);[.C373]&lt;&gt;&quot;&quot;);IF(MOD([.A$3];[.B37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5]&lt;=SQRT([.A$3]);[.C374]&lt;&gt;&quot;&quot;);IF(MOD([.A$3];[.B37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6]&lt;=SQRT([.A$3]);[.C375]&lt;&gt;&quot;&quot;);IF(MOD([.A$3];[.B37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7]&lt;=SQRT([.A$3]);[.C376]&lt;&gt;&quot;&quot;);IF(MOD([.A$3];[.B37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8]&lt;=SQRT([.A$3]);[.C377]&lt;&gt;&quot;&quot;);IF(MOD([.A$3];[.B37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79]&lt;=SQRT([.A$3]);[.C378]&lt;&gt;&quot;&quot;);IF(MOD([.A$3];[.B37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0]&lt;=SQRT([.A$3]);[.C379]&lt;&gt;&quot;&quot;);IF(MOD([.A$3];[.B38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1]&lt;=SQRT([.A$3]);[.C380]&lt;&gt;&quot;&quot;);IF(MOD([.A$3];[.B38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2]&lt;=SQRT([.A$3]);[.C381]&lt;&gt;&quot;&quot;);IF(MOD([.A$3];[.B38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3]&lt;=SQRT([.A$3]);[.C382]&lt;&gt;&quot;&quot;);IF(MOD([.A$3];[.B38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4]&lt;=SQRT([.A$3]);[.C383]&lt;&gt;&quot;&quot;);IF(MOD([.A$3];[.B38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5]&lt;=SQRT([.A$3]);[.C384]&lt;&gt;&quot;&quot;);IF(MOD([.A$3];[.B38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6]&lt;=SQRT([.A$3]);[.C385]&lt;&gt;&quot;&quot;);IF(MOD([.A$3];[.B38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7]&lt;=SQRT([.A$3]);[.C386]&lt;&gt;&quot;&quot;);IF(MOD([.A$3];[.B38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8]&lt;=SQRT([.A$3]);[.C387]&lt;&gt;&quot;&quot;);IF(MOD([.A$3];[.B38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89]&lt;=SQRT([.A$3]);[.C388]&lt;&gt;&quot;&quot;);IF(MOD([.A$3];[.B38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0]&lt;=SQRT([.A$3]);[.C389]&lt;&gt;&quot;&quot;);IF(MOD([.A$3];[.B39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1]&lt;=SQRT([.A$3]);[.C390]&lt;&gt;&quot;&quot;);IF(MOD([.A$3];[.B39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2]&lt;=SQRT([.A$3]);[.C391]&lt;&gt;&quot;&quot;);IF(MOD([.A$3];[.B39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3]&lt;=SQRT([.A$3]);[.C392]&lt;&gt;&quot;&quot;);IF(MOD([.A$3];[.B39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4]&lt;=SQRT([.A$3]);[.C393]&lt;&gt;&quot;&quot;);IF(MOD([.A$3];[.B39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5]&lt;=SQRT([.A$3]);[.C394]&lt;&gt;&quot;&quot;);IF(MOD([.A$3];[.B39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6]&lt;=SQRT([.A$3]);[.C395]&lt;&gt;&quot;&quot;);IF(MOD([.A$3];[.B39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7]&lt;=SQRT([.A$3]);[.C396]&lt;&gt;&quot;&quot;);IF(MOD([.A$3];[.B39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8]&lt;=SQRT([.A$3]);[.C397]&lt;&gt;&quot;&quot;);IF(MOD([.A$3];[.B39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399]&lt;=SQRT([.A$3]);[.C398]&lt;&gt;&quot;&quot;);IF(MOD([.A$3];[.B39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0]&lt;=SQRT([.A$3]);[.C399]&lt;&gt;&quot;&quot;);IF(MOD([.A$3];[.B40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1]&lt;=SQRT([.A$3]);[.C400]&lt;&gt;&quot;&quot;);IF(MOD([.A$3];[.B40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2]&lt;=SQRT([.A$3]);[.C401]&lt;&gt;&quot;&quot;);IF(MOD([.A$3];[.B40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3]&lt;=SQRT([.A$3]);[.C402]&lt;&gt;&quot;&quot;);IF(MOD([.A$3];[.B40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4]&lt;=SQRT([.A$3]);[.C403]&lt;&gt;&quot;&quot;);IF(MOD([.A$3];[.B40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5]&lt;=SQRT([.A$3]);[.C404]&lt;&gt;&quot;&quot;);IF(MOD([.A$3];[.B40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6]&lt;=SQRT([.A$3]);[.C405]&lt;&gt;&quot;&quot;);IF(MOD([.A$3];[.B40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7]&lt;=SQRT([.A$3]);[.C406]&lt;&gt;&quot;&quot;);IF(MOD([.A$3];[.B40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8]&lt;=SQRT([.A$3]);[.C407]&lt;&gt;&quot;&quot;);IF(MOD([.A$3];[.B40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09]&lt;=SQRT([.A$3]);[.C408]&lt;&gt;&quot;&quot;);IF(MOD([.A$3];[.B40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0]&lt;=SQRT([.A$3]);[.C409]&lt;&gt;&quot;&quot;);IF(MOD([.A$3];[.B41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1]&lt;=SQRT([.A$3]);[.C410]&lt;&gt;&quot;&quot;);IF(MOD([.A$3];[.B41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2]&lt;=SQRT([.A$3]);[.C411]&lt;&gt;&quot;&quot;);IF(MOD([.A$3];[.B41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3]&lt;=SQRT([.A$3]);[.C412]&lt;&gt;&quot;&quot;);IF(MOD([.A$3];[.B41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4]&lt;=SQRT([.A$3]);[.C413]&lt;&gt;&quot;&quot;);IF(MOD([.A$3];[.B41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5]&lt;=SQRT([.A$3]);[.C414]&lt;&gt;&quot;&quot;);IF(MOD([.A$3];[.B41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6]&lt;=SQRT([.A$3]);[.C415]&lt;&gt;&quot;&quot;);IF(MOD([.A$3];[.B41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7]&lt;=SQRT([.A$3]);[.C416]&lt;&gt;&quot;&quot;);IF(MOD([.A$3];[.B41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8]&lt;=SQRT([.A$3]);[.C417]&lt;&gt;&quot;&quot;);IF(MOD([.A$3];[.B41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19]&lt;=SQRT([.A$3]);[.C418]&lt;&gt;&quot;&quot;);IF(MOD([.A$3];[.B41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0]&lt;=SQRT([.A$3]);[.C419]&lt;&gt;&quot;&quot;);IF(MOD([.A$3];[.B42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1]&lt;=SQRT([.A$3]);[.C420]&lt;&gt;&quot;&quot;);IF(MOD([.A$3];[.B42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2]&lt;=SQRT([.A$3]);[.C421]&lt;&gt;&quot;&quot;);IF(MOD([.A$3];[.B42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3]&lt;=SQRT([.A$3]);[.C422]&lt;&gt;&quot;&quot;);IF(MOD([.A$3];[.B42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4]&lt;=SQRT([.A$3]);[.C423]&lt;&gt;&quot;&quot;);IF(MOD([.A$3];[.B42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5]&lt;=SQRT([.A$3]);[.C424]&lt;&gt;&quot;&quot;);IF(MOD([.A$3];[.B42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6]&lt;=SQRT([.A$3]);[.C425]&lt;&gt;&quot;&quot;);IF(MOD([.A$3];[.B42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7]&lt;=SQRT([.A$3]);[.C426]&lt;&gt;&quot;&quot;);IF(MOD([.A$3];[.B42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8]&lt;=SQRT([.A$3]);[.C427]&lt;&gt;&quot;&quot;);IF(MOD([.A$3];[.B42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29]&lt;=SQRT([.A$3]);[.C428]&lt;&gt;&quot;&quot;);IF(MOD([.A$3];[.B42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0]&lt;=SQRT([.A$3]);[.C429]&lt;&gt;&quot;&quot;);IF(MOD([.A$3];[.B43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1]&lt;=SQRT([.A$3]);[.C430]&lt;&gt;&quot;&quot;);IF(MOD([.A$3];[.B43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2]&lt;=SQRT([.A$3]);[.C431]&lt;&gt;&quot;&quot;);IF(MOD([.A$3];[.B43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3]&lt;=SQRT([.A$3]);[.C432]&lt;&gt;&quot;&quot;);IF(MOD([.A$3];[.B43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4]&lt;=SQRT([.A$3]);[.C433]&lt;&gt;&quot;&quot;);IF(MOD([.A$3];[.B43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5]&lt;=SQRT([.A$3]);[.C434]&lt;&gt;&quot;&quot;);IF(MOD([.A$3];[.B43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6]&lt;=SQRT([.A$3]);[.C435]&lt;&gt;&quot;&quot;);IF(MOD([.A$3];[.B43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7]&lt;=SQRT([.A$3]);[.C436]&lt;&gt;&quot;&quot;);IF(MOD([.A$3];[.B43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8]&lt;=SQRT([.A$3]);[.C437]&lt;&gt;&quot;&quot;);IF(MOD([.A$3];[.B43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39]&lt;=SQRT([.A$3]);[.C438]&lt;&gt;&quot;&quot;);IF(MOD([.A$3];[.B43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0]&lt;=SQRT([.A$3]);[.C439]&lt;&gt;&quot;&quot;);IF(MOD([.A$3];[.B44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1]&lt;=SQRT([.A$3]);[.C440]&lt;&gt;&quot;&quot;);IF(MOD([.A$3];[.B44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2]&lt;=SQRT([.A$3]);[.C441]&lt;&gt;&quot;&quot;);IF(MOD([.A$3];[.B44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3]&lt;=SQRT([.A$3]);[.C442]&lt;&gt;&quot;&quot;);IF(MOD([.A$3];[.B44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4]&lt;=SQRT([.A$3]);[.C443]&lt;&gt;&quot;&quot;);IF(MOD([.A$3];[.B44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5]&lt;=SQRT([.A$3]);[.C444]&lt;&gt;&quot;&quot;);IF(MOD([.A$3];[.B44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6]&lt;=SQRT([.A$3]);[.C445]&lt;&gt;&quot;&quot;);IF(MOD([.A$3];[.B44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7]&lt;=SQRT([.A$3]);[.C446]&lt;&gt;&quot;&quot;);IF(MOD([.A$3];[.B44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8]&lt;=SQRT([.A$3]);[.C447]&lt;&gt;&quot;&quot;);IF(MOD([.A$3];[.B44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49]&lt;=SQRT([.A$3]);[.C448]&lt;&gt;&quot;&quot;);IF(MOD([.A$3];[.B44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0]&lt;=SQRT([.A$3]);[.C449]&lt;&gt;&quot;&quot;);IF(MOD([.A$3];[.B45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1]&lt;=SQRT([.A$3]);[.C450]&lt;&gt;&quot;&quot;);IF(MOD([.A$3];[.B45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2]&lt;=SQRT([.A$3]);[.C451]&lt;&gt;&quot;&quot;);IF(MOD([.A$3];[.B45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3]&lt;=SQRT([.A$3]);[.C452]&lt;&gt;&quot;&quot;);IF(MOD([.A$3];[.B45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4]&lt;=SQRT([.A$3]);[.C453]&lt;&gt;&quot;&quot;);IF(MOD([.A$3];[.B45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5]&lt;=SQRT([.A$3]);[.C454]&lt;&gt;&quot;&quot;);IF(MOD([.A$3];[.B45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6]&lt;=SQRT([.A$3]);[.C455]&lt;&gt;&quot;&quot;);IF(MOD([.A$3];[.B45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7]&lt;=SQRT([.A$3]);[.C456]&lt;&gt;&quot;&quot;);IF(MOD([.A$3];[.B45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8]&lt;=SQRT([.A$3]);[.C457]&lt;&gt;&quot;&quot;);IF(MOD([.A$3];[.B45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59]&lt;=SQRT([.A$3]);[.C458]&lt;&gt;&quot;&quot;);IF(MOD([.A$3];[.B45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0]&lt;=SQRT([.A$3]);[.C459]&lt;&gt;&quot;&quot;);IF(MOD([.A$3];[.B46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1]&lt;=SQRT([.A$3]);[.C460]&lt;&gt;&quot;&quot;);IF(MOD([.A$3];[.B46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2]&lt;=SQRT([.A$3]);[.C461]&lt;&gt;&quot;&quot;);IF(MOD([.A$3];[.B46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3]&lt;=SQRT([.A$3]);[.C462]&lt;&gt;&quot;&quot;);IF(MOD([.A$3];[.B46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4]&lt;=SQRT([.A$3]);[.C463]&lt;&gt;&quot;&quot;);IF(MOD([.A$3];[.B46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5]&lt;=SQRT([.A$3]);[.C464]&lt;&gt;&quot;&quot;);IF(MOD([.A$3];[.B46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6]&lt;=SQRT([.A$3]);[.C465]&lt;&gt;&quot;&quot;);IF(MOD([.A$3];[.B46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7]&lt;=SQRT([.A$3]);[.C466]&lt;&gt;&quot;&quot;);IF(MOD([.A$3];[.B46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8]&lt;=SQRT([.A$3]);[.C467]&lt;&gt;&quot;&quot;);IF(MOD([.A$3];[.B46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69]&lt;=SQRT([.A$3]);[.C468]&lt;&gt;&quot;&quot;);IF(MOD([.A$3];[.B46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0]&lt;=SQRT([.A$3]);[.C469]&lt;&gt;&quot;&quot;);IF(MOD([.A$3];[.B47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1]&lt;=SQRT([.A$3]);[.C470]&lt;&gt;&quot;&quot;);IF(MOD([.A$3];[.B47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2]&lt;=SQRT([.A$3]);[.C471]&lt;&gt;&quot;&quot;);IF(MOD([.A$3];[.B47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3]&lt;=SQRT([.A$3]);[.C472]&lt;&gt;&quot;&quot;);IF(MOD([.A$3];[.B47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4]&lt;=SQRT([.A$3]);[.C473]&lt;&gt;&quot;&quot;);IF(MOD([.A$3];[.B47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5]&lt;=SQRT([.A$3]);[.C474]&lt;&gt;&quot;&quot;);IF(MOD([.A$3];[.B47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6]&lt;=SQRT([.A$3]);[.C475]&lt;&gt;&quot;&quot;);IF(MOD([.A$3];[.B47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7]&lt;=SQRT([.A$3]);[.C476]&lt;&gt;&quot;&quot;);IF(MOD([.A$3];[.B47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8]&lt;=SQRT([.A$3]);[.C477]&lt;&gt;&quot;&quot;);IF(MOD([.A$3];[.B47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79]&lt;=SQRT([.A$3]);[.C478]&lt;&gt;&quot;&quot;);IF(MOD([.A$3];[.B47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0]&lt;=SQRT([.A$3]);[.C479]&lt;&gt;&quot;&quot;);IF(MOD([.A$3];[.B48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1]&lt;=SQRT([.A$3]);[.C480]&lt;&gt;&quot;&quot;);IF(MOD([.A$3];[.B48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2]&lt;=SQRT([.A$3]);[.C481]&lt;&gt;&quot;&quot;);IF(MOD([.A$3];[.B48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3]&lt;=SQRT([.A$3]);[.C482]&lt;&gt;&quot;&quot;);IF(MOD([.A$3];[.B48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4]&lt;=SQRT([.A$3]);[.C483]&lt;&gt;&quot;&quot;);IF(MOD([.A$3];[.B48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5]&lt;=SQRT([.A$3]);[.C484]&lt;&gt;&quot;&quot;);IF(MOD([.A$3];[.B48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6]&lt;=SQRT([.A$3]);[.C485]&lt;&gt;&quot;&quot;);IF(MOD([.A$3];[.B48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7]&lt;=SQRT([.A$3]);[.C486]&lt;&gt;&quot;&quot;);IF(MOD([.A$3];[.B48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8]&lt;=SQRT([.A$3]);[.C487]&lt;&gt;&quot;&quot;);IF(MOD([.A$3];[.B48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89]&lt;=SQRT([.A$3]);[.C488]&lt;&gt;&quot;&quot;);IF(MOD([.A$3];[.B48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0]&lt;=SQRT([.A$3]);[.C489]&lt;&gt;&quot;&quot;);IF(MOD([.A$3];[.B490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1]&lt;=SQRT([.A$3]);[.C490]&lt;&gt;&quot;&quot;);IF(MOD([.A$3];[.B491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2]&lt;=SQRT([.A$3]);[.C491]&lt;&gt;&quot;&quot;);IF(MOD([.A$3];[.B492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3]&lt;=SQRT([.A$3]);[.C492]&lt;&gt;&quot;&quot;);IF(MOD([.A$3];[.B493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4]&lt;=SQRT([.A$3]);[.C493]&lt;&gt;&quot;&quot;);IF(MOD([.A$3];[.B494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5]&lt;=SQRT([.A$3]);[.C494]&lt;&gt;&quot;&quot;);IF(MOD([.A$3];[.B495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6]&lt;=SQRT([.A$3]);[.C495]&lt;&gt;&quot;&quot;);IF(MOD([.A$3];[.B496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7]&lt;=SQRT([.A$3]);[.C496]&lt;&gt;&quot;&quot;);IF(MOD([.A$3];[.B497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8]&lt;=SQRT([.A$3]);[.C497]&lt;&gt;&quot;&quot;);IF(MOD([.A$3];[.B498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499]&lt;=SQRT([.A$3]);[.C498]&lt;&gt;&quot;&quot;);IF(MOD([.A$3];[.B499])=0;1;0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AND([.B500]&lt;=SQRT([.A$3]);[.C499]&lt;&gt;&quot;&quot;);IF(MOD([.A$3];[.B500])=0;1;0);&quot;&quot;)">
            <text:p/>
          </table:table-cell>
          <table:table-cell table:number-columns-repeated="5"/>
        </table:table-row>
      </table:table>
      <table:table table:name="wyszukiwanie liniowe" table:style-name="ta1">
        <table:table-column table:style-name="co15" table:default-cell-style-name="ce25"/>
        <table:table-column table:style-name="co16" table:default-cell-style-name="ce13"/>
        <table:table-column table:style-name="co1" table:number-columns-repeated="6" table:default-cell-style-name="Default"/>
        <table:table-row table:style-name="ro1">
          <table:table-cell table:style-name="ce14"/>
          <table:table-cell table:style-name="ce17"/>
          <table:table-cell table:number-columns-repeated="4"/>
          <table:table-cell table:style-name="ce23" table:number-columns-repeated="2"/>
        </table:table-row>
        <table:table-row table:style-name="ro1">
          <table:table-cell table:style-name="ce18" office:value-type="string" calcext:value-type="string">
            <text:p>ciag</text:p>
          </table:table-cell>
          <table:table-cell table:style-name="ce26" office:value-type="string" calcext:value-type="string">
            <text:p>szukana liczba</text:p>
          </table:table-cell>
          <table:table-cell table:number-columns-repeated="4"/>
          <table:table-cell table:style-name="ce24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table:formula="of:=IF([.E$4]=[.A3];1;0)" office:value-type="float" office:value="0" calcext:value-type="float">
            <text:p>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IF([.E$4]=[.A4];1;0)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szukana liczba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IF([.E$4]=[.A5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IF([.E$4]=[.A6];1;0)" office:value-type="float" office:value="0" calcext:value-type="float">
            <text:p>0</text:p>
          </table:table-cell>
          <table:table-cell/>
          <table:table-cell table:style-name="ce28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table:formula="of:=IF([.E$4]=[.A7];1;0)" office:value-type="float" office:value="0" calcext:value-type="float">
            <text:p>0</text:p>
          </table:table-cell>
          <table:table-cell/>
          <table:table-cell table:style-name="ce29" table:formula="of:=IF(SUM([.B3:.B500])&gt;0;&quot;szukana liczba znajduje się w ciągu&quot;;&quot;szukana liczba nie znajduje się w ciągu&quot;)" office:value-type="string" office:string-value="szukana liczba znajduje się w ciągu" calcext:value-type="string">
            <text:p>szukana liczba znajduje się w ciąg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table:formula="of:=IF([.E$4]=[.A8]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table:formula="of:=IF([.E$4]=[.A9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table:formula="of:=IF([.E$4]=[.A10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7" table:formula="of:=IF([.E$4]=[.A11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7" table:formula="of:=IF([.E$4]=[.A12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13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14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15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16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17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18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19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20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21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[.E$4]=[.A22]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AND([.A23]&lt;&gt;&quot;&quot;;[.E$4]=[.A23])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AND([.A24]&lt;&gt;&quot;&quot;;[.E$4]=[.A24])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7" table:formula="of:=IF(AND([.A25]&lt;&gt;&quot;&quot;;[.E$4]=[.A25]);1;0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notoniczność" table:style-name="ta1">
        <table:table-column table:style-name="co1" table:default-cell-style-name="ce25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4"/>
          <table:table-cell table:number-columns-repeated="5"/>
          <table:table-cell table:style-name="ce23"/>
        </table:table-row>
        <table:table-row table:style-name="ro1">
          <table:table-cell table:style-name="ce18" office:value-type="string" calcext:value-type="string">
            <text:p>ciag liczb</text:p>
          </table:table-cell>
          <table:table-cell table:style-name="ce18" office:value-type="string" calcext:value-type="string">
            <text:p>czy rosnacy</text:p>
          </table:table-cell>
          <table:table-cell table:number-columns-repeated="4"/>
          <table:table-cell table:style-name="ce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&gt;&quot;&quot;;0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&gt;&quot;&quot;;IF([.A3]&lt;[.A4];0;1);&quot;&quot;)" office:value-type="float" office:value="0" calcext:value-type="float">
            <text:p>0</text:p>
          </table:table-cell>
          <table:table-cell/>
          <table:table-cell table:style-name="ce13" table:formula="of:=IF(SUM([.B3:.B500])=0;&quot;ciąg jest rosnący&quot;;&quot;ciąg nie jest rosnący&quot;)" office:value-type="string" office:string-value="ciąg nie jest rosnący" calcext:value-type="string">
            <text:p>ciąg nie jest rosnąc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&gt;&quot;&quot;;IF([.A4]&lt;[.A5];0;1);&quot;&quot;)" office:value-type="float" office:value="0" calcext:value-type="float">
            <text:p>0</text:p>
          </table:table-cell>
          <table:table-cell/>
          <table:table-cell table:style-name="ce30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&gt;&quot;&quot;;IF([.A5]&lt;[.A6];0;1);&quot;&quot;)" office:value-type="float" office:value="0" calcext:value-type="float">
            <text:p>0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7]&lt;&gt;&quot;&quot;;IF([.A6]&lt;[.A7];0;1);&quot;&quot;)" office:value-type="float" office:value="1" calcext:value-type="float">
            <text:p>1</text:p>
          </table:table-cell>
          <table:table-cell/>
          <table:table-cell table:style-name="ce31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&gt;&quot;&quot;;IF([.A7]&lt;[.A8];0;1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&gt;&quot;&quot;;IF([.A8]&lt;[.A9];0;1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&gt;&quot;&quot;;IF([.A9]&lt;[.A10];0;1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&gt;&quot;&quot;;IF([.A10]&lt;[.A11];0;1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&gt;&quot;&quot;;IF([.A11]&lt;[.A12];0;1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&gt;&quot;&quot;;IF([.A12]&lt;[.A13];0;1);&quot;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IF([.A14]&lt;&gt;&quot;&quot;;IF([.A13]&lt;[.A1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]&lt;&gt;&quot;&quot;;IF([.A14]&lt;[.A1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]&lt;&gt;&quot;&quot;;IF([.A15]&lt;[.A1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]&lt;&gt;&quot;&quot;;IF([.A16]&lt;[.A1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]&lt;&gt;&quot;&quot;;IF([.A17]&lt;[.A1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]&lt;&gt;&quot;&quot;;IF([.A18]&lt;[.A1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]&lt;&gt;&quot;&quot;;IF([.A19]&lt;[.A2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]&lt;&gt;&quot;&quot;;IF([.A20]&lt;[.A2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]&lt;&gt;&quot;&quot;;IF([.A21]&lt;[.A2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]&lt;&gt;&quot;&quot;;IF([.A22]&lt;[.A2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]&lt;&gt;&quot;&quot;;IF([.A23]&lt;[.A2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]&lt;&gt;&quot;&quot;;IF([.A24]&lt;[.A2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]&lt;&gt;&quot;&quot;;IF([.A25]&lt;[.A2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]&lt;&gt;&quot;&quot;;IF([.A26]&lt;[.A2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]&lt;&gt;&quot;&quot;;IF([.A27]&lt;[.A2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]&lt;&gt;&quot;&quot;;IF([.A28]&lt;[.A2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]&lt;&gt;&quot;&quot;;IF([.A29]&lt;[.A3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]&lt;&gt;&quot;&quot;;IF([.A30]&lt;[.A3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]&lt;&gt;&quot;&quot;;IF([.A31]&lt;[.A3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]&lt;&gt;&quot;&quot;;IF([.A32]&lt;[.A3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]&lt;&gt;&quot;&quot;;IF([.A33]&lt;[.A3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]&lt;&gt;&quot;&quot;;IF([.A34]&lt;[.A3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]&lt;&gt;&quot;&quot;;IF([.A35]&lt;[.A3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]&lt;&gt;&quot;&quot;;IF([.A36]&lt;[.A3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]&lt;&gt;&quot;&quot;;IF([.A37]&lt;[.A3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]&lt;&gt;&quot;&quot;;IF([.A38]&lt;[.A3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]&lt;&gt;&quot;&quot;;IF([.A39]&lt;[.A4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]&lt;&gt;&quot;&quot;;IF([.A40]&lt;[.A4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]&lt;&gt;&quot;&quot;;IF([.A41]&lt;[.A4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]&lt;&gt;&quot;&quot;;IF([.A42]&lt;[.A4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]&lt;&gt;&quot;&quot;;IF([.A43]&lt;[.A4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]&lt;&gt;&quot;&quot;;IF([.A44]&lt;[.A4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]&lt;&gt;&quot;&quot;;IF([.A45]&lt;[.A4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]&lt;&gt;&quot;&quot;;IF([.A46]&lt;[.A4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]&lt;&gt;&quot;&quot;;IF([.A47]&lt;[.A4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]&lt;&gt;&quot;&quot;;IF([.A48]&lt;[.A4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0]&lt;&gt;&quot;&quot;;IF([.A49]&lt;[.A5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1]&lt;&gt;&quot;&quot;;IF([.A50]&lt;[.A5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2]&lt;&gt;&quot;&quot;;IF([.A51]&lt;[.A5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3]&lt;&gt;&quot;&quot;;IF([.A52]&lt;[.A5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4]&lt;&gt;&quot;&quot;;IF([.A53]&lt;[.A5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5]&lt;&gt;&quot;&quot;;IF([.A54]&lt;[.A5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6]&lt;&gt;&quot;&quot;;IF([.A55]&lt;[.A5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7]&lt;&gt;&quot;&quot;;IF([.A56]&lt;[.A5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8]&lt;&gt;&quot;&quot;;IF([.A57]&lt;[.A5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9]&lt;&gt;&quot;&quot;;IF([.A58]&lt;[.A5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0]&lt;&gt;&quot;&quot;;IF([.A59]&lt;[.A6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1]&lt;&gt;&quot;&quot;;IF([.A60]&lt;[.A6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2]&lt;&gt;&quot;&quot;;IF([.A61]&lt;[.A6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3]&lt;&gt;&quot;&quot;;IF([.A62]&lt;[.A6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4]&lt;&gt;&quot;&quot;;IF([.A63]&lt;[.A6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5]&lt;&gt;&quot;&quot;;IF([.A64]&lt;[.A6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6]&lt;&gt;&quot;&quot;;IF([.A65]&lt;[.A6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7]&lt;&gt;&quot;&quot;;IF([.A66]&lt;[.A6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8]&lt;&gt;&quot;&quot;;IF([.A67]&lt;[.A6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69]&lt;&gt;&quot;&quot;;IF([.A68]&lt;[.A6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0]&lt;&gt;&quot;&quot;;IF([.A69]&lt;[.A7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1]&lt;&gt;&quot;&quot;;IF([.A70]&lt;[.A7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2]&lt;&gt;&quot;&quot;;IF([.A71]&lt;[.A7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3]&lt;&gt;&quot;&quot;;IF([.A72]&lt;[.A7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4]&lt;&gt;&quot;&quot;;IF([.A73]&lt;[.A7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5]&lt;&gt;&quot;&quot;;IF([.A74]&lt;[.A7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6]&lt;&gt;&quot;&quot;;IF([.A75]&lt;[.A7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7]&lt;&gt;&quot;&quot;;IF([.A76]&lt;[.A7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8]&lt;&gt;&quot;&quot;;IF([.A77]&lt;[.A7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79]&lt;&gt;&quot;&quot;;IF([.A78]&lt;[.A7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0]&lt;&gt;&quot;&quot;;IF([.A79]&lt;[.A8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1]&lt;&gt;&quot;&quot;;IF([.A80]&lt;[.A8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2]&lt;&gt;&quot;&quot;;IF([.A81]&lt;[.A8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3]&lt;&gt;&quot;&quot;;IF([.A82]&lt;[.A8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4]&lt;&gt;&quot;&quot;;IF([.A83]&lt;[.A8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5]&lt;&gt;&quot;&quot;;IF([.A84]&lt;[.A8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6]&lt;&gt;&quot;&quot;;IF([.A85]&lt;[.A8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7]&lt;&gt;&quot;&quot;;IF([.A86]&lt;[.A8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8]&lt;&gt;&quot;&quot;;IF([.A87]&lt;[.A8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89]&lt;&gt;&quot;&quot;;IF([.A88]&lt;[.A8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0]&lt;&gt;&quot;&quot;;IF([.A89]&lt;[.A9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1]&lt;&gt;&quot;&quot;;IF([.A90]&lt;[.A9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2]&lt;&gt;&quot;&quot;;IF([.A91]&lt;[.A9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3]&lt;&gt;&quot;&quot;;IF([.A92]&lt;[.A9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4]&lt;&gt;&quot;&quot;;IF([.A93]&lt;[.A9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5]&lt;&gt;&quot;&quot;;IF([.A94]&lt;[.A9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6]&lt;&gt;&quot;&quot;;IF([.A95]&lt;[.A9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7]&lt;&gt;&quot;&quot;;IF([.A96]&lt;[.A9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8]&lt;&gt;&quot;&quot;;IF([.A97]&lt;[.A9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99]&lt;&gt;&quot;&quot;;IF([.A98]&lt;[.A9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0]&lt;&gt;&quot;&quot;;IF([.A99]&lt;[.A10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1]&lt;&gt;&quot;&quot;;IF([.A100]&lt;[.A10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2]&lt;&gt;&quot;&quot;;IF([.A101]&lt;[.A10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3]&lt;&gt;&quot;&quot;;IF([.A102]&lt;[.A10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4]&lt;&gt;&quot;&quot;;IF([.A103]&lt;[.A10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5]&lt;&gt;&quot;&quot;;IF([.A104]&lt;[.A10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6]&lt;&gt;&quot;&quot;;IF([.A105]&lt;[.A10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7]&lt;&gt;&quot;&quot;;IF([.A106]&lt;[.A10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8]&lt;&gt;&quot;&quot;;IF([.A107]&lt;[.A10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09]&lt;&gt;&quot;&quot;;IF([.A108]&lt;[.A10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0]&lt;&gt;&quot;&quot;;IF([.A109]&lt;[.A11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1]&lt;&gt;&quot;&quot;;IF([.A110]&lt;[.A11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2]&lt;&gt;&quot;&quot;;IF([.A111]&lt;[.A11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3]&lt;&gt;&quot;&quot;;IF([.A112]&lt;[.A11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4]&lt;&gt;&quot;&quot;;IF([.A113]&lt;[.A11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5]&lt;&gt;&quot;&quot;;IF([.A114]&lt;[.A11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6]&lt;&gt;&quot;&quot;;IF([.A115]&lt;[.A11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7]&lt;&gt;&quot;&quot;;IF([.A116]&lt;[.A11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8]&lt;&gt;&quot;&quot;;IF([.A117]&lt;[.A11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19]&lt;&gt;&quot;&quot;;IF([.A118]&lt;[.A11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0]&lt;&gt;&quot;&quot;;IF([.A119]&lt;[.A12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1]&lt;&gt;&quot;&quot;;IF([.A120]&lt;[.A12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2]&lt;&gt;&quot;&quot;;IF([.A121]&lt;[.A12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3]&lt;&gt;&quot;&quot;;IF([.A122]&lt;[.A12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4]&lt;&gt;&quot;&quot;;IF([.A123]&lt;[.A12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5]&lt;&gt;&quot;&quot;;IF([.A124]&lt;[.A12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6]&lt;&gt;&quot;&quot;;IF([.A125]&lt;[.A12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7]&lt;&gt;&quot;&quot;;IF([.A126]&lt;[.A12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8]&lt;&gt;&quot;&quot;;IF([.A127]&lt;[.A12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29]&lt;&gt;&quot;&quot;;IF([.A128]&lt;[.A12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0]&lt;&gt;&quot;&quot;;IF([.A129]&lt;[.A13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1]&lt;&gt;&quot;&quot;;IF([.A130]&lt;[.A13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2]&lt;&gt;&quot;&quot;;IF([.A131]&lt;[.A13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3]&lt;&gt;&quot;&quot;;IF([.A132]&lt;[.A13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4]&lt;&gt;&quot;&quot;;IF([.A133]&lt;[.A13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5]&lt;&gt;&quot;&quot;;IF([.A134]&lt;[.A13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6]&lt;&gt;&quot;&quot;;IF([.A135]&lt;[.A13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7]&lt;&gt;&quot;&quot;;IF([.A136]&lt;[.A13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8]&lt;&gt;&quot;&quot;;IF([.A137]&lt;[.A13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39]&lt;&gt;&quot;&quot;;IF([.A138]&lt;[.A13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0]&lt;&gt;&quot;&quot;;IF([.A139]&lt;[.A14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1]&lt;&gt;&quot;&quot;;IF([.A140]&lt;[.A14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2]&lt;&gt;&quot;&quot;;IF([.A141]&lt;[.A14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3]&lt;&gt;&quot;&quot;;IF([.A142]&lt;[.A14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4]&lt;&gt;&quot;&quot;;IF([.A143]&lt;[.A14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5]&lt;&gt;&quot;&quot;;IF([.A144]&lt;[.A14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6]&lt;&gt;&quot;&quot;;IF([.A145]&lt;[.A14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7]&lt;&gt;&quot;&quot;;IF([.A146]&lt;[.A14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8]&lt;&gt;&quot;&quot;;IF([.A147]&lt;[.A14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49]&lt;&gt;&quot;&quot;;IF([.A148]&lt;[.A14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0]&lt;&gt;&quot;&quot;;IF([.A149]&lt;[.A15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1]&lt;&gt;&quot;&quot;;IF([.A150]&lt;[.A15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2]&lt;&gt;&quot;&quot;;IF([.A151]&lt;[.A15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3]&lt;&gt;&quot;&quot;;IF([.A152]&lt;[.A15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4]&lt;&gt;&quot;&quot;;IF([.A153]&lt;[.A15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5]&lt;&gt;&quot;&quot;;IF([.A154]&lt;[.A15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6]&lt;&gt;&quot;&quot;;IF([.A155]&lt;[.A15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7]&lt;&gt;&quot;&quot;;IF([.A156]&lt;[.A15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8]&lt;&gt;&quot;&quot;;IF([.A157]&lt;[.A15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59]&lt;&gt;&quot;&quot;;IF([.A158]&lt;[.A15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0]&lt;&gt;&quot;&quot;;IF([.A159]&lt;[.A16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1]&lt;&gt;&quot;&quot;;IF([.A160]&lt;[.A16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2]&lt;&gt;&quot;&quot;;IF([.A161]&lt;[.A16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3]&lt;&gt;&quot;&quot;;IF([.A162]&lt;[.A16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4]&lt;&gt;&quot;&quot;;IF([.A163]&lt;[.A16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5]&lt;&gt;&quot;&quot;;IF([.A164]&lt;[.A16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6]&lt;&gt;&quot;&quot;;IF([.A165]&lt;[.A16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7]&lt;&gt;&quot;&quot;;IF([.A166]&lt;[.A16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8]&lt;&gt;&quot;&quot;;IF([.A167]&lt;[.A16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69]&lt;&gt;&quot;&quot;;IF([.A168]&lt;[.A16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0]&lt;&gt;&quot;&quot;;IF([.A169]&lt;[.A17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1]&lt;&gt;&quot;&quot;;IF([.A170]&lt;[.A17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2]&lt;&gt;&quot;&quot;;IF([.A171]&lt;[.A17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3]&lt;&gt;&quot;&quot;;IF([.A172]&lt;[.A17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4]&lt;&gt;&quot;&quot;;IF([.A173]&lt;[.A17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5]&lt;&gt;&quot;&quot;;IF([.A174]&lt;[.A17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6]&lt;&gt;&quot;&quot;;IF([.A175]&lt;[.A17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7]&lt;&gt;&quot;&quot;;IF([.A176]&lt;[.A17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8]&lt;&gt;&quot;&quot;;IF([.A177]&lt;[.A17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79]&lt;&gt;&quot;&quot;;IF([.A178]&lt;[.A17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0]&lt;&gt;&quot;&quot;;IF([.A179]&lt;[.A18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1]&lt;&gt;&quot;&quot;;IF([.A180]&lt;[.A18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2]&lt;&gt;&quot;&quot;;IF([.A181]&lt;[.A18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3]&lt;&gt;&quot;&quot;;IF([.A182]&lt;[.A18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4]&lt;&gt;&quot;&quot;;IF([.A183]&lt;[.A18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5]&lt;&gt;&quot;&quot;;IF([.A184]&lt;[.A18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6]&lt;&gt;&quot;&quot;;IF([.A185]&lt;[.A18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7]&lt;&gt;&quot;&quot;;IF([.A186]&lt;[.A18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8]&lt;&gt;&quot;&quot;;IF([.A187]&lt;[.A18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89]&lt;&gt;&quot;&quot;;IF([.A188]&lt;[.A18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0]&lt;&gt;&quot;&quot;;IF([.A189]&lt;[.A19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1]&lt;&gt;&quot;&quot;;IF([.A190]&lt;[.A19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2]&lt;&gt;&quot;&quot;;IF([.A191]&lt;[.A19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3]&lt;&gt;&quot;&quot;;IF([.A192]&lt;[.A19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4]&lt;&gt;&quot;&quot;;IF([.A193]&lt;[.A19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5]&lt;&gt;&quot;&quot;;IF([.A194]&lt;[.A19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6]&lt;&gt;&quot;&quot;;IF([.A195]&lt;[.A19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7]&lt;&gt;&quot;&quot;;IF([.A196]&lt;[.A19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8]&lt;&gt;&quot;&quot;;IF([.A197]&lt;[.A19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199]&lt;&gt;&quot;&quot;;IF([.A198]&lt;[.A19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0]&lt;&gt;&quot;&quot;;IF([.A199]&lt;[.A20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1]&lt;&gt;&quot;&quot;;IF([.A200]&lt;[.A20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2]&lt;&gt;&quot;&quot;;IF([.A201]&lt;[.A20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3]&lt;&gt;&quot;&quot;;IF([.A202]&lt;[.A20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4]&lt;&gt;&quot;&quot;;IF([.A203]&lt;[.A20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5]&lt;&gt;&quot;&quot;;IF([.A204]&lt;[.A20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6]&lt;&gt;&quot;&quot;;IF([.A205]&lt;[.A20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7]&lt;&gt;&quot;&quot;;IF([.A206]&lt;[.A20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8]&lt;&gt;&quot;&quot;;IF([.A207]&lt;[.A20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09]&lt;&gt;&quot;&quot;;IF([.A208]&lt;[.A20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0]&lt;&gt;&quot;&quot;;IF([.A209]&lt;[.A21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1]&lt;&gt;&quot;&quot;;IF([.A210]&lt;[.A21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2]&lt;&gt;&quot;&quot;;IF([.A211]&lt;[.A21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3]&lt;&gt;&quot;&quot;;IF([.A212]&lt;[.A21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4]&lt;&gt;&quot;&quot;;IF([.A213]&lt;[.A21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5]&lt;&gt;&quot;&quot;;IF([.A214]&lt;[.A21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6]&lt;&gt;&quot;&quot;;IF([.A215]&lt;[.A21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7]&lt;&gt;&quot;&quot;;IF([.A216]&lt;[.A21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8]&lt;&gt;&quot;&quot;;IF([.A217]&lt;[.A21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19]&lt;&gt;&quot;&quot;;IF([.A218]&lt;[.A21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0]&lt;&gt;&quot;&quot;;IF([.A219]&lt;[.A22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1]&lt;&gt;&quot;&quot;;IF([.A220]&lt;[.A22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2]&lt;&gt;&quot;&quot;;IF([.A221]&lt;[.A22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3]&lt;&gt;&quot;&quot;;IF([.A222]&lt;[.A22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4]&lt;&gt;&quot;&quot;;IF([.A223]&lt;[.A22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5]&lt;&gt;&quot;&quot;;IF([.A224]&lt;[.A22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6]&lt;&gt;&quot;&quot;;IF([.A225]&lt;[.A22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7]&lt;&gt;&quot;&quot;;IF([.A226]&lt;[.A22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8]&lt;&gt;&quot;&quot;;IF([.A227]&lt;[.A22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29]&lt;&gt;&quot;&quot;;IF([.A228]&lt;[.A22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0]&lt;&gt;&quot;&quot;;IF([.A229]&lt;[.A23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1]&lt;&gt;&quot;&quot;;IF([.A230]&lt;[.A23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2]&lt;&gt;&quot;&quot;;IF([.A231]&lt;[.A23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3]&lt;&gt;&quot;&quot;;IF([.A232]&lt;[.A23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4]&lt;&gt;&quot;&quot;;IF([.A233]&lt;[.A23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5]&lt;&gt;&quot;&quot;;IF([.A234]&lt;[.A23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6]&lt;&gt;&quot;&quot;;IF([.A235]&lt;[.A23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7]&lt;&gt;&quot;&quot;;IF([.A236]&lt;[.A23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8]&lt;&gt;&quot;&quot;;IF([.A237]&lt;[.A23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39]&lt;&gt;&quot;&quot;;IF([.A238]&lt;[.A23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0]&lt;&gt;&quot;&quot;;IF([.A239]&lt;[.A24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1]&lt;&gt;&quot;&quot;;IF([.A240]&lt;[.A24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2]&lt;&gt;&quot;&quot;;IF([.A241]&lt;[.A24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3]&lt;&gt;&quot;&quot;;IF([.A242]&lt;[.A24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4]&lt;&gt;&quot;&quot;;IF([.A243]&lt;[.A24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5]&lt;&gt;&quot;&quot;;IF([.A244]&lt;[.A24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6]&lt;&gt;&quot;&quot;;IF([.A245]&lt;[.A24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7]&lt;&gt;&quot;&quot;;IF([.A246]&lt;[.A24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8]&lt;&gt;&quot;&quot;;IF([.A247]&lt;[.A24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49]&lt;&gt;&quot;&quot;;IF([.A248]&lt;[.A24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0]&lt;&gt;&quot;&quot;;IF([.A249]&lt;[.A25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1]&lt;&gt;&quot;&quot;;IF([.A250]&lt;[.A25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2]&lt;&gt;&quot;&quot;;IF([.A251]&lt;[.A25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3]&lt;&gt;&quot;&quot;;IF([.A252]&lt;[.A25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4]&lt;&gt;&quot;&quot;;IF([.A253]&lt;[.A25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5]&lt;&gt;&quot;&quot;;IF([.A254]&lt;[.A25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6]&lt;&gt;&quot;&quot;;IF([.A255]&lt;[.A25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7]&lt;&gt;&quot;&quot;;IF([.A256]&lt;[.A25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8]&lt;&gt;&quot;&quot;;IF([.A257]&lt;[.A25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59]&lt;&gt;&quot;&quot;;IF([.A258]&lt;[.A25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0]&lt;&gt;&quot;&quot;;IF([.A259]&lt;[.A26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1]&lt;&gt;&quot;&quot;;IF([.A260]&lt;[.A26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2]&lt;&gt;&quot;&quot;;IF([.A261]&lt;[.A26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3]&lt;&gt;&quot;&quot;;IF([.A262]&lt;[.A26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4]&lt;&gt;&quot;&quot;;IF([.A263]&lt;[.A26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5]&lt;&gt;&quot;&quot;;IF([.A264]&lt;[.A26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6]&lt;&gt;&quot;&quot;;IF([.A265]&lt;[.A26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7]&lt;&gt;&quot;&quot;;IF([.A266]&lt;[.A26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8]&lt;&gt;&quot;&quot;;IF([.A267]&lt;[.A26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69]&lt;&gt;&quot;&quot;;IF([.A268]&lt;[.A26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0]&lt;&gt;&quot;&quot;;IF([.A269]&lt;[.A27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1]&lt;&gt;&quot;&quot;;IF([.A270]&lt;[.A27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2]&lt;&gt;&quot;&quot;;IF([.A271]&lt;[.A27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3]&lt;&gt;&quot;&quot;;IF([.A272]&lt;[.A27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4]&lt;&gt;&quot;&quot;;IF([.A273]&lt;[.A27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5]&lt;&gt;&quot;&quot;;IF([.A274]&lt;[.A27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6]&lt;&gt;&quot;&quot;;IF([.A275]&lt;[.A27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7]&lt;&gt;&quot;&quot;;IF([.A276]&lt;[.A27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8]&lt;&gt;&quot;&quot;;IF([.A277]&lt;[.A27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79]&lt;&gt;&quot;&quot;;IF([.A278]&lt;[.A27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0]&lt;&gt;&quot;&quot;;IF([.A279]&lt;[.A28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1]&lt;&gt;&quot;&quot;;IF([.A280]&lt;[.A28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2]&lt;&gt;&quot;&quot;;IF([.A281]&lt;[.A28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3]&lt;&gt;&quot;&quot;;IF([.A282]&lt;[.A28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4]&lt;&gt;&quot;&quot;;IF([.A283]&lt;[.A28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5]&lt;&gt;&quot;&quot;;IF([.A284]&lt;[.A28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6]&lt;&gt;&quot;&quot;;IF([.A285]&lt;[.A28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7]&lt;&gt;&quot;&quot;;IF([.A286]&lt;[.A28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8]&lt;&gt;&quot;&quot;;IF([.A287]&lt;[.A28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89]&lt;&gt;&quot;&quot;;IF([.A288]&lt;[.A28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0]&lt;&gt;&quot;&quot;;IF([.A289]&lt;[.A29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1]&lt;&gt;&quot;&quot;;IF([.A290]&lt;[.A29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2]&lt;&gt;&quot;&quot;;IF([.A291]&lt;[.A29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3]&lt;&gt;&quot;&quot;;IF([.A292]&lt;[.A29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4]&lt;&gt;&quot;&quot;;IF([.A293]&lt;[.A29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5]&lt;&gt;&quot;&quot;;IF([.A294]&lt;[.A29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6]&lt;&gt;&quot;&quot;;IF([.A295]&lt;[.A29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7]&lt;&gt;&quot;&quot;;IF([.A296]&lt;[.A29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8]&lt;&gt;&quot;&quot;;IF([.A297]&lt;[.A29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299]&lt;&gt;&quot;&quot;;IF([.A298]&lt;[.A29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0]&lt;&gt;&quot;&quot;;IF([.A299]&lt;[.A30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1]&lt;&gt;&quot;&quot;;IF([.A300]&lt;[.A30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2]&lt;&gt;&quot;&quot;;IF([.A301]&lt;[.A30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3]&lt;&gt;&quot;&quot;;IF([.A302]&lt;[.A30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4]&lt;&gt;&quot;&quot;;IF([.A303]&lt;[.A30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5]&lt;&gt;&quot;&quot;;IF([.A304]&lt;[.A30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6]&lt;&gt;&quot;&quot;;IF([.A305]&lt;[.A30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7]&lt;&gt;&quot;&quot;;IF([.A306]&lt;[.A30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8]&lt;&gt;&quot;&quot;;IF([.A307]&lt;[.A30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09]&lt;&gt;&quot;&quot;;IF([.A308]&lt;[.A30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0]&lt;&gt;&quot;&quot;;IF([.A309]&lt;[.A31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1]&lt;&gt;&quot;&quot;;IF([.A310]&lt;[.A31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2]&lt;&gt;&quot;&quot;;IF([.A311]&lt;[.A31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3]&lt;&gt;&quot;&quot;;IF([.A312]&lt;[.A31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4]&lt;&gt;&quot;&quot;;IF([.A313]&lt;[.A31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5]&lt;&gt;&quot;&quot;;IF([.A314]&lt;[.A31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6]&lt;&gt;&quot;&quot;;IF([.A315]&lt;[.A31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7]&lt;&gt;&quot;&quot;;IF([.A316]&lt;[.A31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8]&lt;&gt;&quot;&quot;;IF([.A317]&lt;[.A31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19]&lt;&gt;&quot;&quot;;IF([.A318]&lt;[.A31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0]&lt;&gt;&quot;&quot;;IF([.A319]&lt;[.A32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1]&lt;&gt;&quot;&quot;;IF([.A320]&lt;[.A32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2]&lt;&gt;&quot;&quot;;IF([.A321]&lt;[.A32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3]&lt;&gt;&quot;&quot;;IF([.A322]&lt;[.A32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4]&lt;&gt;&quot;&quot;;IF([.A323]&lt;[.A32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5]&lt;&gt;&quot;&quot;;IF([.A324]&lt;[.A32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6]&lt;&gt;&quot;&quot;;IF([.A325]&lt;[.A32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7]&lt;&gt;&quot;&quot;;IF([.A326]&lt;[.A32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8]&lt;&gt;&quot;&quot;;IF([.A327]&lt;[.A32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29]&lt;&gt;&quot;&quot;;IF([.A328]&lt;[.A32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0]&lt;&gt;&quot;&quot;;IF([.A329]&lt;[.A33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1]&lt;&gt;&quot;&quot;;IF([.A330]&lt;[.A33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2]&lt;&gt;&quot;&quot;;IF([.A331]&lt;[.A33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3]&lt;&gt;&quot;&quot;;IF([.A332]&lt;[.A33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4]&lt;&gt;&quot;&quot;;IF([.A333]&lt;[.A33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5]&lt;&gt;&quot;&quot;;IF([.A334]&lt;[.A33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6]&lt;&gt;&quot;&quot;;IF([.A335]&lt;[.A33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7]&lt;&gt;&quot;&quot;;IF([.A336]&lt;[.A33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8]&lt;&gt;&quot;&quot;;IF([.A337]&lt;[.A33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39]&lt;&gt;&quot;&quot;;IF([.A338]&lt;[.A33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0]&lt;&gt;&quot;&quot;;IF([.A339]&lt;[.A34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1]&lt;&gt;&quot;&quot;;IF([.A340]&lt;[.A34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2]&lt;&gt;&quot;&quot;;IF([.A341]&lt;[.A34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3]&lt;&gt;&quot;&quot;;IF([.A342]&lt;[.A34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4]&lt;&gt;&quot;&quot;;IF([.A343]&lt;[.A34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5]&lt;&gt;&quot;&quot;;IF([.A344]&lt;[.A34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6]&lt;&gt;&quot;&quot;;IF([.A345]&lt;[.A34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7]&lt;&gt;&quot;&quot;;IF([.A346]&lt;[.A34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8]&lt;&gt;&quot;&quot;;IF([.A347]&lt;[.A34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49]&lt;&gt;&quot;&quot;;IF([.A348]&lt;[.A34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0]&lt;&gt;&quot;&quot;;IF([.A349]&lt;[.A35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1]&lt;&gt;&quot;&quot;;IF([.A350]&lt;[.A35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2]&lt;&gt;&quot;&quot;;IF([.A351]&lt;[.A35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3]&lt;&gt;&quot;&quot;;IF([.A352]&lt;[.A35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4]&lt;&gt;&quot;&quot;;IF([.A353]&lt;[.A35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5]&lt;&gt;&quot;&quot;;IF([.A354]&lt;[.A35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6]&lt;&gt;&quot;&quot;;IF([.A355]&lt;[.A35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7]&lt;&gt;&quot;&quot;;IF([.A356]&lt;[.A35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8]&lt;&gt;&quot;&quot;;IF([.A357]&lt;[.A35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59]&lt;&gt;&quot;&quot;;IF([.A358]&lt;[.A35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0]&lt;&gt;&quot;&quot;;IF([.A359]&lt;[.A36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1]&lt;&gt;&quot;&quot;;IF([.A360]&lt;[.A36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2]&lt;&gt;&quot;&quot;;IF([.A361]&lt;[.A36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3]&lt;&gt;&quot;&quot;;IF([.A362]&lt;[.A36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4]&lt;&gt;&quot;&quot;;IF([.A363]&lt;[.A36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5]&lt;&gt;&quot;&quot;;IF([.A364]&lt;[.A36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6]&lt;&gt;&quot;&quot;;IF([.A365]&lt;[.A36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7]&lt;&gt;&quot;&quot;;IF([.A366]&lt;[.A36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8]&lt;&gt;&quot;&quot;;IF([.A367]&lt;[.A36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69]&lt;&gt;&quot;&quot;;IF([.A368]&lt;[.A36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0]&lt;&gt;&quot;&quot;;IF([.A369]&lt;[.A37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1]&lt;&gt;&quot;&quot;;IF([.A370]&lt;[.A37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2]&lt;&gt;&quot;&quot;;IF([.A371]&lt;[.A37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3]&lt;&gt;&quot;&quot;;IF([.A372]&lt;[.A37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4]&lt;&gt;&quot;&quot;;IF([.A373]&lt;[.A37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5]&lt;&gt;&quot;&quot;;IF([.A374]&lt;[.A37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6]&lt;&gt;&quot;&quot;;IF([.A375]&lt;[.A37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7]&lt;&gt;&quot;&quot;;IF([.A376]&lt;[.A37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8]&lt;&gt;&quot;&quot;;IF([.A377]&lt;[.A37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79]&lt;&gt;&quot;&quot;;IF([.A378]&lt;[.A37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0]&lt;&gt;&quot;&quot;;IF([.A379]&lt;[.A38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1]&lt;&gt;&quot;&quot;;IF([.A380]&lt;[.A38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2]&lt;&gt;&quot;&quot;;IF([.A381]&lt;[.A38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3]&lt;&gt;&quot;&quot;;IF([.A382]&lt;[.A38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4]&lt;&gt;&quot;&quot;;IF([.A383]&lt;[.A38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5]&lt;&gt;&quot;&quot;;IF([.A384]&lt;[.A38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6]&lt;&gt;&quot;&quot;;IF([.A385]&lt;[.A38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7]&lt;&gt;&quot;&quot;;IF([.A386]&lt;[.A38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8]&lt;&gt;&quot;&quot;;IF([.A387]&lt;[.A38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89]&lt;&gt;&quot;&quot;;IF([.A388]&lt;[.A38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0]&lt;&gt;&quot;&quot;;IF([.A389]&lt;[.A39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1]&lt;&gt;&quot;&quot;;IF([.A390]&lt;[.A39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2]&lt;&gt;&quot;&quot;;IF([.A391]&lt;[.A39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3]&lt;&gt;&quot;&quot;;IF([.A392]&lt;[.A39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4]&lt;&gt;&quot;&quot;;IF([.A393]&lt;[.A39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5]&lt;&gt;&quot;&quot;;IF([.A394]&lt;[.A39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6]&lt;&gt;&quot;&quot;;IF([.A395]&lt;[.A39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7]&lt;&gt;&quot;&quot;;IF([.A396]&lt;[.A39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8]&lt;&gt;&quot;&quot;;IF([.A397]&lt;[.A39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399]&lt;&gt;&quot;&quot;;IF([.A398]&lt;[.A39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0]&lt;&gt;&quot;&quot;;IF([.A399]&lt;[.A40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1]&lt;&gt;&quot;&quot;;IF([.A400]&lt;[.A40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2]&lt;&gt;&quot;&quot;;IF([.A401]&lt;[.A40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3]&lt;&gt;&quot;&quot;;IF([.A402]&lt;[.A40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4]&lt;&gt;&quot;&quot;;IF([.A403]&lt;[.A40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5]&lt;&gt;&quot;&quot;;IF([.A404]&lt;[.A40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6]&lt;&gt;&quot;&quot;;IF([.A405]&lt;[.A40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7]&lt;&gt;&quot;&quot;;IF([.A406]&lt;[.A40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8]&lt;&gt;&quot;&quot;;IF([.A407]&lt;[.A40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09]&lt;&gt;&quot;&quot;;IF([.A408]&lt;[.A40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0]&lt;&gt;&quot;&quot;;IF([.A409]&lt;[.A41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1]&lt;&gt;&quot;&quot;;IF([.A410]&lt;[.A41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2]&lt;&gt;&quot;&quot;;IF([.A411]&lt;[.A41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3]&lt;&gt;&quot;&quot;;IF([.A412]&lt;[.A41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4]&lt;&gt;&quot;&quot;;IF([.A413]&lt;[.A41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5]&lt;&gt;&quot;&quot;;IF([.A414]&lt;[.A41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6]&lt;&gt;&quot;&quot;;IF([.A415]&lt;[.A41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7]&lt;&gt;&quot;&quot;;IF([.A416]&lt;[.A41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8]&lt;&gt;&quot;&quot;;IF([.A417]&lt;[.A41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19]&lt;&gt;&quot;&quot;;IF([.A418]&lt;[.A41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0]&lt;&gt;&quot;&quot;;IF([.A419]&lt;[.A42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1]&lt;&gt;&quot;&quot;;IF([.A420]&lt;[.A42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2]&lt;&gt;&quot;&quot;;IF([.A421]&lt;[.A42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3]&lt;&gt;&quot;&quot;;IF([.A422]&lt;[.A42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4]&lt;&gt;&quot;&quot;;IF([.A423]&lt;[.A42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5]&lt;&gt;&quot;&quot;;IF([.A424]&lt;[.A42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6]&lt;&gt;&quot;&quot;;IF([.A425]&lt;[.A42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7]&lt;&gt;&quot;&quot;;IF([.A426]&lt;[.A42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8]&lt;&gt;&quot;&quot;;IF([.A427]&lt;[.A42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29]&lt;&gt;&quot;&quot;;IF([.A428]&lt;[.A42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0]&lt;&gt;&quot;&quot;;IF([.A429]&lt;[.A43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1]&lt;&gt;&quot;&quot;;IF([.A430]&lt;[.A43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2]&lt;&gt;&quot;&quot;;IF([.A431]&lt;[.A43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3]&lt;&gt;&quot;&quot;;IF([.A432]&lt;[.A43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4]&lt;&gt;&quot;&quot;;IF([.A433]&lt;[.A43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5]&lt;&gt;&quot;&quot;;IF([.A434]&lt;[.A43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6]&lt;&gt;&quot;&quot;;IF([.A435]&lt;[.A43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7]&lt;&gt;&quot;&quot;;IF([.A436]&lt;[.A43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8]&lt;&gt;&quot;&quot;;IF([.A437]&lt;[.A43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39]&lt;&gt;&quot;&quot;;IF([.A438]&lt;[.A43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0]&lt;&gt;&quot;&quot;;IF([.A439]&lt;[.A44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1]&lt;&gt;&quot;&quot;;IF([.A440]&lt;[.A44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2]&lt;&gt;&quot;&quot;;IF([.A441]&lt;[.A44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3]&lt;&gt;&quot;&quot;;IF([.A442]&lt;[.A44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4]&lt;&gt;&quot;&quot;;IF([.A443]&lt;[.A44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5]&lt;&gt;&quot;&quot;;IF([.A444]&lt;[.A44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6]&lt;&gt;&quot;&quot;;IF([.A445]&lt;[.A44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7]&lt;&gt;&quot;&quot;;IF([.A446]&lt;[.A44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8]&lt;&gt;&quot;&quot;;IF([.A447]&lt;[.A44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49]&lt;&gt;&quot;&quot;;IF([.A448]&lt;[.A44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0]&lt;&gt;&quot;&quot;;IF([.A449]&lt;[.A45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1]&lt;&gt;&quot;&quot;;IF([.A450]&lt;[.A45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2]&lt;&gt;&quot;&quot;;IF([.A451]&lt;[.A45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3]&lt;&gt;&quot;&quot;;IF([.A452]&lt;[.A45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4]&lt;&gt;&quot;&quot;;IF([.A453]&lt;[.A45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5]&lt;&gt;&quot;&quot;;IF([.A454]&lt;[.A45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6]&lt;&gt;&quot;&quot;;IF([.A455]&lt;[.A45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7]&lt;&gt;&quot;&quot;;IF([.A456]&lt;[.A45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8]&lt;&gt;&quot;&quot;;IF([.A457]&lt;[.A45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59]&lt;&gt;&quot;&quot;;IF([.A458]&lt;[.A45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0]&lt;&gt;&quot;&quot;;IF([.A459]&lt;[.A46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1]&lt;&gt;&quot;&quot;;IF([.A460]&lt;[.A46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2]&lt;&gt;&quot;&quot;;IF([.A461]&lt;[.A46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3]&lt;&gt;&quot;&quot;;IF([.A462]&lt;[.A46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4]&lt;&gt;&quot;&quot;;IF([.A463]&lt;[.A46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5]&lt;&gt;&quot;&quot;;IF([.A464]&lt;[.A46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6]&lt;&gt;&quot;&quot;;IF([.A465]&lt;[.A46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7]&lt;&gt;&quot;&quot;;IF([.A466]&lt;[.A46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8]&lt;&gt;&quot;&quot;;IF([.A467]&lt;[.A46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69]&lt;&gt;&quot;&quot;;IF([.A468]&lt;[.A46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0]&lt;&gt;&quot;&quot;;IF([.A469]&lt;[.A47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1]&lt;&gt;&quot;&quot;;IF([.A470]&lt;[.A47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2]&lt;&gt;&quot;&quot;;IF([.A471]&lt;[.A47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3]&lt;&gt;&quot;&quot;;IF([.A472]&lt;[.A47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4]&lt;&gt;&quot;&quot;;IF([.A473]&lt;[.A47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5]&lt;&gt;&quot;&quot;;IF([.A474]&lt;[.A47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6]&lt;&gt;&quot;&quot;;IF([.A475]&lt;[.A47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7]&lt;&gt;&quot;&quot;;IF([.A476]&lt;[.A47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8]&lt;&gt;&quot;&quot;;IF([.A477]&lt;[.A47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79]&lt;&gt;&quot;&quot;;IF([.A478]&lt;[.A47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0]&lt;&gt;&quot;&quot;;IF([.A479]&lt;[.A48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1]&lt;&gt;&quot;&quot;;IF([.A480]&lt;[.A48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2]&lt;&gt;&quot;&quot;;IF([.A481]&lt;[.A48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3]&lt;&gt;&quot;&quot;;IF([.A482]&lt;[.A48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4]&lt;&gt;&quot;&quot;;IF([.A483]&lt;[.A48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5]&lt;&gt;&quot;&quot;;IF([.A484]&lt;[.A48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6]&lt;&gt;&quot;&quot;;IF([.A485]&lt;[.A48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7]&lt;&gt;&quot;&quot;;IF([.A486]&lt;[.A48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8]&lt;&gt;&quot;&quot;;IF([.A487]&lt;[.A48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89]&lt;&gt;&quot;&quot;;IF([.A488]&lt;[.A48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0]&lt;&gt;&quot;&quot;;IF([.A489]&lt;[.A490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1]&lt;&gt;&quot;&quot;;IF([.A490]&lt;[.A491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2]&lt;&gt;&quot;&quot;;IF([.A491]&lt;[.A492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3]&lt;&gt;&quot;&quot;;IF([.A492]&lt;[.A493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4]&lt;&gt;&quot;&quot;;IF([.A493]&lt;[.A494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5]&lt;&gt;&quot;&quot;;IF([.A494]&lt;[.A495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6]&lt;&gt;&quot;&quot;;IF([.A495]&lt;[.A496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7]&lt;&gt;&quot;&quot;;IF([.A496]&lt;[.A497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8]&lt;&gt;&quot;&quot;;IF([.A497]&lt;[.A498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499]&lt;&gt;&quot;&quot;;IF([.A498]&lt;[.A499];0;1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([.A500]&lt;&gt;&quot;&quot;;IF([.A499]&lt;[.A500];0;1);&quot;&quot;)">
            <text:p/>
          </table:table-cell>
          <table:table-cell table:number-columns-repeated="5"/>
        </table:table-row>
      </table:table>
      <table:table table:name="suma_w_przedziale" table:style-name="ta1"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3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czatek</text:p>
          </table:table-cell>
          <table:table-cell table:style-name="ce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a:</text:p>
          </table:table-cell>
          <table:table-cell table:formula="of:=SUM([.B5:.B94])" office:value-type="float" office:value="110" calcext:value-type="float">
            <text:p>110</text:p>
          </table:table-cell>
          <table:table-cell/>
          <table:table-cell office:value-type="string" calcext:value-type="string">
            <text:p>koniec</text:p>
          </table:table-cell>
          <table:table-cell table:style-name="ce3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AND([.A4]&gt;=[.E$2];[.A4]&lt;=[.E$3]);[.A4];&quot;&quot;)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AND([.A5]&gt;=[.E$2];[.A5]&lt;=[.E$3]);[.A5];&quot;&quot;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AND([.A6]&gt;=[.E$2];[.A6]&lt;=[.E$3]);[.A6];&quot;&quot;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AND([.A7]&gt;=[.E$2];[.A7]&lt;=[.E$3]);[.A7];&quot;&quot;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AND([.A8]&gt;=[.E$2];[.A8]&lt;=[.E$3]);[.A8];&quot;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AND([.A9]&gt;=[.E$2];[.A9]&lt;=[.E$3]);[.A9];&quot;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AND([.A10]&gt;=[.E$2];[.A10]&lt;=[.E$3]);[.A10];&quot;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AND([.A11]&gt;=[.E$2];[.A11]&lt;=[.E$3]);[.A11];&quot;&quot;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AND([.A12]&gt;=[.E$2];[.A12]&lt;=[.E$3]);[.A12];&quot;&quot;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AND([.A13]&gt;=[.E$2];[.A13]&lt;=[.E$3]);[.A13];&quot;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AND([.A14]&gt;=[.E$2];[.A14]&lt;=[.E$3]);[.A14];&quot;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AND([.A15]&gt;=[.E$2];[.A15]&lt;=[.E$3]);[.A15];&quot;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AND([.A16]&gt;=[.E$2];[.A16]&lt;=[.E$3]);[.A16];&quot;&quot;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AND([.A17]&gt;=[.E$2];[.A17]&lt;=[.E$3]);[.A17];&quot;&quot;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AND([.A18]&gt;=[.E$2];[.A18]&lt;=[.E$3]);[.A18];&quot;&quot;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AND([.A19]&gt;=[.E$2];[.A19]&lt;=[.E$3]);[.A19];&quot;&quot;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AND([.A20]&gt;=[.E$2];[.A20]&lt;=[.E$3]);[.A20];&quot;&quot;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AND([.A21]&gt;=[.E$2];[.A21]&lt;=[.E$3]);[.A21];&quot;&quot;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AND([.A22]&gt;=[.E$2];[.A22]&lt;=[.E$3]);[.A22];&quot;&quot;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AND([.A23]&gt;=[.E$2];[.A23]&lt;=[.E$3]);[.A23];&quot;&quot;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AND([.A24]&gt;=[.E$2];[.A24]&lt;=[.E$3]);[.A24];&quot;&quot;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AND([.A25]&gt;=[.E$2];[.A25]&lt;=[.E$3]);[.A25];&quot;&quot;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AND([.A26]&gt;=[.E$2];[.A26]&lt;=[.E$3]);[.A26];&quot;&quot;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AND([.A27]&gt;=[.E$2];[.A27]&lt;=[.E$3]);[.A27];&quot;&quot;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AND([.A28]&gt;=[.E$2];[.A28]&lt;=[.E$3]);[.A28];&quot;&quot;)">
            <text:p/>
          </table:table-cell>
          <table:table-cell table:number-columns-repeated="3"/>
        </table:table-row>
      </table:table>
      <table:table table:name="zamiana liczby dec na bin" table:style-name="ta1">
        <table:table-column table:style-name="co1" table:default-cell-style-name="ce16"/>
        <table:table-column table:style-name="co1" table:default-cell-style-name="ce17"/>
        <table:table-column table:style-name="co1" table:number-columns-repeated="3" table:default-cell-style-name="Default"/>
        <table:table-row table:style-name="ro1">
          <table:table-cell table:style-name="ce18" office:value-type="string" calcext:value-type="string">
            <text:p>Liczba</text:p>
          </table:table-cell>
          <table:table-cell table:style-name="ce18" office:value-type="string" calcext:value-type="string">
            <text:p>Reszta</text:p>
          </table:table-cell>
          <table:table-cell table:number-columns-repeated="3"/>
        </table:table-row>
        <table:table-row table:style-name="ro1">
          <table:table-cell table:formula="of:=[.E2]" office:value-type="float" office:value="7" calcext:value-type="float">
            <text:p>7</text:p>
          </table:table-cell>
          <table:table-cell table:formula="of:=IF(AND([.A2]&lt;&gt;0;[.A2]&lt;&gt;&quot;&quot;);MOD([.A2];2);&quot;&quot;)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liczba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1">
          <table:table-cell table:formula="of:=TRUNC([.A2]/2)" office:value-type="float" office:value="3" calcext:value-type="float">
            <text:p>3</text:p>
          </table:table-cell>
          <table:table-cell table:formula="of:=IF(AND([.A3]&lt;&gt;0;[.A3]&lt;&gt;&quot;&quot;);MOD([.A3];2);&quot;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TRUNC([.A3]/2)" office:value-type="float" office:value="1" calcext:value-type="float">
            <text:p>1</text:p>
          </table:table-cell>
          <table:table-cell table:formula="of:=IF(AND([.A4]&lt;&gt;0;[.A4]&lt;&gt;&quot;&quot;);MOD([.A4];2);&quot;&quot;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binarna</text:p>
          </table:table-cell>
          <table:table-cell table:formula="of:=CONCATENATE([.B13];[.B12];[.B11];[.B10];[.B9];[.B8];[.B7];[.B6];[.B5];[.B4];[.B3];[.B2])" office:value-type="string" office:string-value="111" calcext:value-type="string">
            <text:p>111</text:p>
          </table:table-cell>
        </table:table-row>
        <table:table-row table:style-name="ro1">
          <table:table-cell table:formula="of:=TRUNC([.A4]/2)" office:value-type="float" office:value="0" calcext:value-type="float">
            <text:p>0</text:p>
          </table:table-cell>
          <table:table-cell table:formula="of:=IF(AND([.A5]&lt;&gt;0;[.A5]&lt;&gt;&quot;&quot;);MOD([.A5];2);&quot;&quot;)">
            <text:p/>
          </table:table-cell>
          <table:table-cell table:number-columns-repeated="3"/>
        </table:table-row>
        <table:table-row table:style-name="ro1">
          <table:table-cell table:formula="of:=TRUNC([.A5]/2)" office:value-type="float" office:value="0" calcext:value-type="float">
            <text:p>0</text:p>
          </table:table-cell>
          <table:table-cell table:formula="of:=IF(AND([.A6]&lt;&gt;0;[.A6]&lt;&gt;&quot;&quot;);MOD([.A6];2);&quot;&quot;)">
            <text:p/>
          </table:table-cell>
          <table:table-cell table:number-columns-repeated="3"/>
        </table:table-row>
        <table:table-row table:style-name="ro1">
          <table:table-cell table:formula="of:=TRUNC([.A6]/2)" office:value-type="float" office:value="0" calcext:value-type="float">
            <text:p>0</text:p>
          </table:table-cell>
          <table:table-cell table:formula="of:=IF(AND([.A7]&lt;&gt;0;[.A7]&lt;&gt;&quot;&quot;);MOD([.A7];2);&quot;&quot;)">
            <text:p/>
          </table:table-cell>
          <table:table-cell table:number-columns-repeated="3"/>
        </table:table-row>
        <table:table-row table:style-name="ro1">
          <table:table-cell table:formula="of:=TRUNC([.A7]/2)" office:value-type="float" office:value="0" calcext:value-type="float">
            <text:p>0</text:p>
          </table:table-cell>
          <table:table-cell table:formula="of:=IF(AND([.A8]&lt;&gt;0;[.A8]&lt;&gt;&quot;&quot;);MOD([.A8];2);&quot;&quot;)">
            <text:p/>
          </table:table-cell>
          <table:table-cell table:number-columns-repeated="3"/>
        </table:table-row>
        <table:table-row table:style-name="ro1">
          <table:table-cell table:formula="of:=TRUNC([.A8]/2)" office:value-type="float" office:value="0" calcext:value-type="float">
            <text:p>0</text:p>
          </table:table-cell>
          <table:table-cell table:formula="of:=IF(AND([.A9]&lt;&gt;0;[.A9]&lt;&gt;&quot;&quot;);MOD([.A9];2);&quot;&quot;)">
            <text:p/>
          </table:table-cell>
          <table:table-cell table:number-columns-repeated="3"/>
        </table:table-row>
        <table:table-row table:style-name="ro1">
          <table:table-cell table:formula="of:=TRUNC([.A9]/2)" office:value-type="float" office:value="0" calcext:value-type="float">
            <text:p>0</text:p>
          </table:table-cell>
          <table:table-cell table:formula="of:=IF(AND([.A10]&lt;&gt;0;[.A10]&lt;&gt;&quot;&quot;);MOD([.A10];2);&quot;&quot;)">
            <text:p/>
          </table:table-cell>
          <table:table-cell table:number-columns-repeated="3"/>
        </table:table-row>
        <table:table-row table:style-name="ro1">
          <table:table-cell table:formula="of:=TRUNC([.A10]/2)" office:value-type="float" office:value="0" calcext:value-type="float">
            <text:p>0</text:p>
          </table:table-cell>
          <table:table-cell table:formula="of:=IF(AND([.A11]&lt;&gt;0;[.A11]&lt;&gt;&quot;&quot;);MOD([.A11];2);&quot;&quot;)">
            <text:p/>
          </table:table-cell>
          <table:table-cell table:number-columns-repeated="3"/>
        </table:table-row>
        <table:table-row table:style-name="ro1">
          <table:table-cell table:formula="of:=TRUNC([.A11]/2)" office:value-type="float" office:value="0" calcext:value-type="float">
            <text:p>0</text:p>
          </table:table-cell>
          <table:table-cell table:formula="of:=IF(AND([.A12]&lt;&gt;0;[.A12]&lt;&gt;&quot;&quot;);MOD([.A12];2);&quot;&quot;)">
            <text:p/>
          </table:table-cell>
          <table:table-cell table:number-columns-repeated="3"/>
        </table:table-row>
        <table:table-row table:style-name="ro1">
          <table:table-cell table:formula="of:=TRUNC([.A12]/2)" office:value-type="float" office:value="0" calcext:value-type="float">
            <text:p>0</text:p>
          </table:table-cell>
          <table:table-cell table:formula="of:=IF(AND([.A13]&lt;&gt;0;[.A13]&lt;&gt;&quot;&quot;);MOD([.A13];2);&quot;&quot;)">
            <text:p/>
          </table:table-cell>
          <table:table-cell table:number-columns-repeated="3"/>
        </table:table-row>
        <table:table-row table:style-name="ro1">
          <table:table-cell table:style-name="Default"/>
          <table:table-cell table:style-name="ce33"/>
          <table:table-cell table:number-columns-repeated="3"/>
        </table:table-row>
        <table:table-row table:style-name="ro1">
          <table:table-cell table:style-name="ce14" office:value-type="string" calcext:value-type="string">
            <text:p>Wersja uproszczona</text:p>
          </table:table-cell>
          <table:table-cell table:style-name="ce34"/>
          <table:table-cell table:number-columns-repeated="3"/>
        </table:table-row>
        <table:table-row table:style-name="ro1">
          <table:table-cell table:style-name="ce18" office:value-type="string" calcext:value-type="string">
            <text:p>Liczba</text:p>
          </table:table-cell>
          <table:table-cell table:style-name="ce18" office:value-type="string" calcext:value-type="string">
            <text:p>Reszta</text:p>
          </table:table-cell>
          <table:table-cell table:number-columns-repeated="3"/>
        </table:table-row>
        <table:table-row table:style-name="ro1">
          <table:table-cell table:formula="of:=[.E2]" office:value-type="float" office:value="7" calcext:value-type="float">
            <text:p>7</text:p>
          </table:table-cell>
          <table:table-cell table:formula="of:=MOD([.A17];2)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liczba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1">
          <table:table-cell table:formula="of:=TRUNC([.A17]/2)" office:value-type="float" office:value="3" calcext:value-type="float">
            <text:p>3</text:p>
          </table:table-cell>
          <table:table-cell table:formula="of:=MOD([.A1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TRUNC([.A18]/2)" office:value-type="float" office:value="1" calcext:value-type="float">
            <text:p>1</text:p>
          </table:table-cell>
          <table:table-cell table:formula="of:=MOD([.A19];2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binarna</text:p>
          </table:table-cell>
          <table:table-cell table:formula="of:=CONCATENATE([.B28];[.B27];[.B26];[.B25];[.B24];[.B23];[.B22];[.B21];[.B20];[.B19];[.B18];[.B17])" office:value-type="string" office:string-value="000000000111" calcext:value-type="string">
            <text:p>000000000111</text:p>
          </table:table-cell>
        </table:table-row>
        <table:table-row table:style-name="ro1">
          <table:table-cell table:formula="of:=TRUNC([.A19]/2)" office:value-type="float" office:value="0" calcext:value-type="float">
            <text:p>0</text:p>
          </table:table-cell>
          <table:table-cell table:formula="of:=MOD([.A2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0]/2)" office:value-type="float" office:value="0" calcext:value-type="float">
            <text:p>0</text:p>
          </table:table-cell>
          <table:table-cell table:formula="of:=MOD([.A2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1]/2)" office:value-type="float" office:value="0" calcext:value-type="float">
            <text:p>0</text:p>
          </table:table-cell>
          <table:table-cell table:formula="of:=MOD([.A2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2]/2)" office:value-type="float" office:value="0" calcext:value-type="float">
            <text:p>0</text:p>
          </table:table-cell>
          <table:table-cell table:formula="of:=MOD([.A2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3]/2)" office:value-type="float" office:value="0" calcext:value-type="float">
            <text:p>0</text:p>
          </table:table-cell>
          <table:table-cell table:formula="of:=MOD([.A2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4]/2)" office:value-type="float" office:value="0" calcext:value-type="float">
            <text:p>0</text:p>
          </table:table-cell>
          <table:table-cell table:formula="of:=MOD([.A2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5]/2)" office:value-type="float" office:value="0" calcext:value-type="float">
            <text:p>0</text:p>
          </table:table-cell>
          <table:table-cell table:formula="of:=MOD([.A2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6]/2)" office:value-type="float" office:value="0" calcext:value-type="float">
            <text:p>0</text:p>
          </table:table-cell>
          <table:table-cell table:formula="of:=MOD([.A2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7]/2)" office:value-type="float" office:value="0" calcext:value-type="float">
            <text:p>0</text:p>
          </table:table-cell>
          <table:table-cell table:formula="of:=MOD([.A28];2)" office:value-type="float" office:value="0" calcext:value-type="float">
            <text:p>0</text:p>
          </table:table-cell>
          <table:table-cell table:number-columns-repeated="3"/>
        </table:table-row>
      </table:table>
      <table:table table:name="alg_Euklidesa-" table:style-name="ta1">
        <table:table-column table:style-name="co1" table:number-columns-repeated="2" table:default-cell-style-name="ce37"/>
        <table:table-column table:style-name="co1" table:default-cell-style-name="ce13"/>
        <table:table-column table:style-name="co1" table:number-columns-repeated="3" table:default-cell-style-name="ce39"/>
        <table:table-row table:style-name="ro1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office:value-type="string" calcext:value-type="string">
            <text:p>NWD(a, b)</text:p>
          </table:table-cell>
          <table:table-cell table:number-columns-repeated="3"/>
        </table:table-row>
        <table:table-row table:style-name="ro1">
          <table:table-cell table:formula="of:=[.F2]" office:value-type="float" office:value="32" calcext:value-type="float">
            <text:p>32</text:p>
          </table:table-cell>
          <table:table-cell table:formula="of:=[.F3]" office:value-type="float" office:value="44" calcext:value-type="float">
            <text:p>44</text:p>
          </table:table-cell>
          <table:table-cell table:formula="of:=IF([.A2]=[.B2];[.A2];&quot;&quot;)">
            <text:p/>
          </table:table-cell>
          <table:table-cell/>
          <table:table-cell table:style-name="ce37" office:value-type="string" calcext:value-type="string">
            <text:p>a=</text:p>
          </table:table-cell>
          <table:table-cell table:style-name="ce40" office:value-type="float" office:value="32" calcext:value-type="float">
            <text:p>32</text:p>
          </table:table-cell>
        </table:table-row>
        <table:table-row table:style-name="ro1">
          <table:table-cell table:formula="of:=IF([.A2]=[.B2];&quot;&quot;;IF([.A2]&gt;[.B2];[.A2]-[.B2];[.A2]))" office:value-type="float" office:value="32" calcext:value-type="float">
            <text:p>32</text:p>
          </table:table-cell>
          <table:table-cell table:formula="of:=IF([.A2]=[.B2];&quot;&quot;;IF([.B2]&gt;[.A2];[.B2]-[.A2];[.B2]))" office:value-type="float" office:value="12" calcext:value-type="float">
            <text:p>12</text:p>
          </table:table-cell>
          <table:table-cell table:formula="of:=IF([.A3]=[.B3];[.A3];&quot;&quot;)">
            <text:p/>
          </table:table-cell>
          <table:table-cell/>
          <table:table-cell table:style-name="ce37" office:value-type="string" calcext:value-type="string">
            <text:p>b=</text:p>
          </table:table-cell>
          <table:table-cell table:style-name="ce40" office:value-type="float" office:value="44" calcext:value-type="float">
            <text:p>44</text:p>
          </table:table-cell>
        </table:table-row>
        <table:table-row table:style-name="ro1">
          <table:table-cell table:formula="of:=IF([.A3]=[.B3];&quot;&quot;;IF([.A3]&gt;[.B3];[.A3]-[.B3];[.A3]))" office:value-type="float" office:value="20" calcext:value-type="float">
            <text:p>20</text:p>
          </table:table-cell>
          <table:table-cell table:formula="of:=IF([.A3]=[.B3];&quot;&quot;;IF([.B3]&gt;[.A3];[.B3]-[.A3];[.B3]))" office:value-type="float" office:value="12" calcext:value-type="float">
            <text:p>12</text:p>
          </table:table-cell>
          <table:table-cell table:formula="of:=IF([.A4]=[.B4];[.A4];&quot;&quot;)">
            <text:p/>
          </table:table-cell>
          <table:table-cell table:number-columns-repeated="3"/>
        </table:table-row>
        <table:table-row table:style-name="ro1">
          <table:table-cell table:formula="of:=IF([.A4]=[.B4];&quot;&quot;;IF([.A4]&gt;[.B4];[.A4]-[.B4];[.A4]))" office:value-type="float" office:value="8" calcext:value-type="float">
            <text:p>8</text:p>
          </table:table-cell>
          <table:table-cell table:formula="of:=IF([.A4]=[.B4];&quot;&quot;;IF([.B4]&gt;[.A4];[.B4]-[.A4];[.B4]))" office:value-type="float" office:value="12" calcext:value-type="float">
            <text:p>12</text:p>
          </table:table-cell>
          <table:table-cell table:formula="of:=IF([.A5]=[.B5];[.A5];&quot;&quot;)">
            <text:p/>
          </table:table-cell>
          <table:table-cell table:number-columns-repeated="3"/>
        </table:table-row>
        <table:table-row table:style-name="ro1">
          <table:table-cell table:formula="of:=IF([.A5]=[.B5];&quot;&quot;;IF([.A5]&gt;[.B5];[.A5]-[.B5];[.A5]))" office:value-type="float" office:value="8" calcext:value-type="float">
            <text:p>8</text:p>
          </table:table-cell>
          <table:table-cell table:formula="of:=IF([.A5]=[.B5];&quot;&quot;;IF([.B5]&gt;[.A5];[.B5]-[.A5];[.B5]))" office:value-type="float" office:value="4" calcext:value-type="float">
            <text:p>4</text:p>
          </table:table-cell>
          <table:table-cell table:formula="of:=IF([.A6]=[.B6];[.A6];&quot;&quot;)">
            <text:p/>
          </table:table-cell>
          <table:table-cell table:number-columns-repeated="3"/>
        </table:table-row>
        <table:table-row table:style-name="ro1">
          <table:table-cell table:formula="of:=IF([.A6]=[.B6];&quot;&quot;;IF([.A6]&gt;[.B6];[.A6]-[.B6];[.A6]))" office:value-type="float" office:value="4" calcext:value-type="float">
            <text:p>4</text:p>
          </table:table-cell>
          <table:table-cell table:formula="of:=IF([.A6]=[.B6];&quot;&quot;;IF([.B6]&gt;[.A6];[.B6]-[.A6];[.B6]))" office:value-type="float" office:value="4" calcext:value-type="float">
            <text:p>4</text:p>
          </table:table-cell>
          <table:table-cell table:formula="of:=IF([.A7]=[.B7];[.A7]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A7]=[.B7];&quot;&quot;;IF([.A7]&gt;[.B7];[.A7]-[.B7];[.A7]))">
            <text:p/>
          </table:table-cell>
          <table:table-cell table:formula="of:=IF([.A7]=[.B7];&quot;&quot;;IF([.B7]&gt;[.A7];[.B7]-[.A7];[.B7]))">
            <text:p/>
          </table:table-cell>
          <table:table-cell table:formula="of:=IF([.A8]=[.B8];[.A8];&quot;&quot;)">
            <text:p/>
          </table:table-cell>
          <table:table-cell table:number-columns-repeated="3"/>
        </table:table-row>
        <table:table-row table:style-name="ro1">
          <table:table-cell table:formula="of:=IF([.A8]=[.B8];&quot;&quot;;IF([.A8]&gt;[.B8];[.A8]-[.B8];[.A8]))">
            <text:p/>
          </table:table-cell>
          <table:table-cell table:formula="of:=IF([.A8]=[.B8];&quot;&quot;;IF([.B8]&gt;[.A8];[.B8]-[.A8];[.B8]))">
            <text:p/>
          </table:table-cell>
          <table:table-cell table:formula="of:=IF([.A9]=[.B9];[.A9];&quot;&quot;)">
            <text:p/>
          </table:table-cell>
          <table:table-cell table:number-columns-repeated="3"/>
        </table:table-row>
        <table:table-row table:style-name="ro1">
          <table:table-cell table:formula="of:=IF([.A9]=[.B9];&quot;&quot;;IF([.A9]&gt;[.B9];[.A9]-[.B9];[.A9]))">
            <text:p/>
          </table:table-cell>
          <table:table-cell table:formula="of:=IF([.A9]=[.B9];&quot;&quot;;IF([.B9]&gt;[.A9];[.B9]-[.A9];[.B9]))">
            <text:p/>
          </table:table-cell>
          <table:table-cell table:formula="of:=IF([.A10]=[.B10];[.A10];&quot;&quot;)">
            <text:p/>
          </table:table-cell>
          <table:table-cell table:number-columns-repeated="3"/>
        </table:table-row>
        <table:table-row table:style-name="ro1">
          <table:table-cell table:formula="of:=IF([.A10]=[.B10];&quot;&quot;;IF([.A10]&gt;[.B10];[.A10]-[.B10];[.A10]))">
            <text:p/>
          </table:table-cell>
          <table:table-cell table:formula="of:=IF([.A10]=[.B10];&quot;&quot;;IF([.B10]&gt;[.A10];[.B10]-[.A10];[.B10]))">
            <text:p/>
          </table:table-cell>
          <table:table-cell table:formula="of:=IF([.A11]=[.B11];[.A1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Wersja uproszczon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office:value-type="string" calcext:value-type="string">
            <text:p>NWD(a, b)</text:p>
          </table:table-cell>
          <table:table-cell/>
          <table:table-cell table:style-name="ce37" office:value-type="string" calcext:value-type="string">
            <text:p>a=</text:p>
          </table:table-cell>
          <table:table-cell table:style-name="ce40" office:value-type="float" office:value="32" calcext:value-type="float">
            <text:p>32</text:p>
          </table:table-cell>
        </table:table-row>
        <table:table-row table:style-name="ro1">
          <table:table-cell table:formula="of:=[.F13]" office:value-type="float" office:value="32" calcext:value-type="float">
            <text:p>32</text:p>
          </table:table-cell>
          <table:table-cell table:formula="of:=[.F14]" office:value-type="float" office:value="44" calcext:value-type="float">
            <text:p>44</text:p>
          </table:table-cell>
          <table:table-cell table:formula="of:=IF([.A14]=[.B14];[.A14];&quot;&quot;)">
            <text:p/>
          </table:table-cell>
          <table:table-cell/>
          <table:table-cell table:style-name="ce37" office:value-type="string" calcext:value-type="string">
            <text:p>b=</text:p>
          </table:table-cell>
          <table:table-cell table:style-name="ce40" office:value-type="float" office:value="44" calcext:value-type="float">
            <text:p>44</text:p>
          </table:table-cell>
        </table:table-row>
        <table:table-row table:style-name="ro1">
          <table:table-cell table:formula="of:=IF([.A14]&gt;[.B14];[.A14]-[.B14];[.A14])" office:value-type="float" office:value="32" calcext:value-type="float">
            <text:p>32</text:p>
          </table:table-cell>
          <table:table-cell table:formula="of:=IF([.B14]&gt;[.A14];[.B14]-[.A14];[.B14])" office:value-type="float" office:value="12" calcext:value-type="float">
            <text:p>12</text:p>
          </table:table-cell>
          <table:table-cell table:formula="of:=IF([.A15]=[.B15];[.A15];&quot;&quot;)">
            <text:p/>
          </table:table-cell>
          <table:table-cell table:number-columns-repeated="3"/>
        </table:table-row>
        <table:table-row table:style-name="ro1">
          <table:table-cell table:formula="of:=IF([.A15]&gt;[.B15];[.A15]-[.B15];[.A15])" office:value-type="float" office:value="20" calcext:value-type="float">
            <text:p>20</text:p>
          </table:table-cell>
          <table:table-cell table:formula="of:=IF([.B15]&gt;[.A15];[.B15]-[.A15];[.B15])" office:value-type="float" office:value="12" calcext:value-type="float">
            <text:p>12</text:p>
          </table:table-cell>
          <table:table-cell table:formula="of:=IF([.A16]=[.B16];[.A16];&quot;&quot;)">
            <text:p/>
          </table:table-cell>
          <table:table-cell table:number-columns-repeated="3"/>
        </table:table-row>
        <table:table-row table:style-name="ro1">
          <table:table-cell table:formula="of:=IF([.A16]&gt;[.B16];[.A16]-[.B16];[.A16])" office:value-type="float" office:value="8" calcext:value-type="float">
            <text:p>8</text:p>
          </table:table-cell>
          <table:table-cell table:formula="of:=IF([.B16]&gt;[.A16];[.B16]-[.A16];[.B16])" office:value-type="float" office:value="12" calcext:value-type="float">
            <text:p>12</text:p>
          </table:table-cell>
          <table:table-cell table:formula="of:=IF([.A17]=[.B17];[.A17];&quot;&quot;)">
            <text:p/>
          </table:table-cell>
          <table:table-cell table:number-columns-repeated="3"/>
        </table:table-row>
        <table:table-row table:style-name="ro1">
          <table:table-cell table:formula="of:=IF([.A17]&gt;[.B17];[.A17]-[.B17];[.A17])" office:value-type="float" office:value="8" calcext:value-type="float">
            <text:p>8</text:p>
          </table:table-cell>
          <table:table-cell table:formula="of:=IF([.B17]&gt;[.A17];[.B17]-[.A17];[.B17])" office:value-type="float" office:value="4" calcext:value-type="float">
            <text:p>4</text:p>
          </table:table-cell>
          <table:table-cell table:formula="of:=IF([.A18]=[.B18];[.A18];&quot;&quot;)">
            <text:p/>
          </table:table-cell>
          <table:table-cell table:number-columns-repeated="3"/>
        </table:table-row>
        <table:table-row table:style-name="ro1">
          <table:table-cell table:formula="of:=IF([.A18]&gt;[.B18];[.A18]-[.B18];[.A18])" office:value-type="float" office:value="4" calcext:value-type="float">
            <text:p>4</text:p>
          </table:table-cell>
          <table:table-cell table:formula="of:=IF([.B18]&gt;[.A18];[.B18]-[.A18];[.B18])" office:value-type="float" office:value="4" calcext:value-type="float">
            <text:p>4</text:p>
          </table:table-cell>
          <table:table-cell table:formula="of:=IF([.A19]=[.B19];[.A19]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A19]&gt;[.B19];[.A19]-[.B19];[.A19])" office:value-type="float" office:value="4" calcext:value-type="float">
            <text:p>4</text:p>
          </table:table-cell>
          <table:table-cell table:formula="of:=IF([.B19]&gt;[.A19];[.B19]-[.A19];[.B19])" office:value-type="float" office:value="4" calcext:value-type="float">
            <text:p>4</text:p>
          </table:table-cell>
          <table:table-cell table:formula="of:=IF([.A20]=[.B20];[.A20]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A20]&gt;[.B20];[.A20]-[.B20];[.A20])" office:value-type="float" office:value="4" calcext:value-type="float">
            <text:p>4</text:p>
          </table:table-cell>
          <table:table-cell table:formula="of:=IF([.B20]&gt;[.A20];[.B20]-[.A20];[.B20])" office:value-type="float" office:value="4" calcext:value-type="float">
            <text:p>4</text:p>
          </table:table-cell>
          <table:table-cell table:formula="of:=IF([.A21]=[.B21];[.A21]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6" table:formula="of:=IF([.A21]=[.B21];&quot;&quot;;IF([.A21]&gt;[.B21];[.A21]-[.B21];[.A21]))">
            <text:p/>
          </table:table-cell>
          <table:table-cell table:style-name="ce16" table:formula="of:=IF([.A21]=[.B21];&quot;&quot;;IF([.B21]&gt;[.A21];[.B21]-[.A21];[.B21]))">
            <text:p/>
          </table:table-cell>
          <table:table-cell table:style-name="ce38" table:formula="of:=IF([.A23]=[.B23];[.A23];&quot;&quot;)">
            <text:p/>
          </table:table-cell>
          <table:table-cell table:style-name="Default" table:number-columns-repeated="3"/>
        </table:table-row>
      </table:table>
      <table:table table:name="alg_Euklidesa_reszta" table:style-name="ta1">
        <table:table-column table:style-name="co1" table:number-columns-repeated="2" table:default-cell-style-name="ce37"/>
        <table:table-column table:style-name="co1" table:default-cell-style-name="ce13"/>
        <table:table-column table:style-name="co1" table:number-columns-repeated="3" table:default-cell-style-name="ce39"/>
        <table:table-row table:style-name="ro1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office:value-type="string" calcext:value-type="string">
            <text:p>NWD(a, b)</text:p>
          </table:table-cell>
          <table:table-cell table:number-columns-repeated="3"/>
        </table:table-row>
        <table:table-row table:style-name="ro1">
          <table:table-cell table:formula="of:=[.F2]" office:value-type="float" office:value="32" calcext:value-type="float">
            <text:p>32</text:p>
          </table:table-cell>
          <table:table-cell table:formula="of:=[.F3]" office:value-type="float" office:value="44" calcext:value-type="float">
            <text:p>44</text:p>
          </table:table-cell>
          <table:table-cell table:formula="of:=IF([.B2]=0;[.A2];&quot;&quot;)">
            <text:p/>
          </table:table-cell>
          <table:table-cell/>
          <table:table-cell table:style-name="ce37" office:value-type="string" calcext:value-type="string">
            <text:p>a=</text:p>
          </table:table-cell>
          <table:table-cell table:style-name="ce40" office:value-type="float" office:value="32" calcext:value-type="float">
            <text:p>32</text:p>
          </table:table-cell>
        </table:table-row>
        <table:table-row table:style-name="ro1">
          <table:table-cell table:formula="of:=IF(OR([.B2]=0;[.B2]=&quot;&quot;);&quot;&quot;;[.B2])" office:value-type="float" office:value="44" calcext:value-type="float">
            <text:p>44</text:p>
          </table:table-cell>
          <table:table-cell table:formula="of:=IF([.A3]=&quot;&quot;;&quot;&quot;;MOD([.A2];[.B2]))" office:value-type="float" office:value="32" calcext:value-type="float">
            <text:p>32</text:p>
          </table:table-cell>
          <table:table-cell table:formula="of:=IF([.B3]=0;[.A3];&quot;&quot;)">
            <text:p/>
          </table:table-cell>
          <table:table-cell/>
          <table:table-cell table:style-name="ce37" office:value-type="string" calcext:value-type="string">
            <text:p>b=</text:p>
          </table:table-cell>
          <table:table-cell table:style-name="ce40" office:value-type="float" office:value="44" calcext:value-type="float">
            <text:p>44</text:p>
          </table:table-cell>
        </table:table-row>
        <table:table-row table:style-name="ro1">
          <table:table-cell table:formula="of:=IF(OR([.B3]=0;[.B3]=&quot;&quot;);&quot;&quot;;[.B3])" office:value-type="float" office:value="32" calcext:value-type="float">
            <text:p>32</text:p>
          </table:table-cell>
          <table:table-cell table:formula="of:=IF([.A4]=&quot;&quot;;&quot;&quot;;MOD([.A3];[.B3]))" office:value-type="float" office:value="12" calcext:value-type="float">
            <text:p>12</text:p>
          </table:table-cell>
          <table:table-cell table:formula="of:=IF([.B4]=0;[.A4];&quot;&quot;)">
            <text:p/>
          </table:table-cell>
          <table:table-cell table:number-columns-repeated="3"/>
        </table:table-row>
        <table:table-row table:style-name="ro1">
          <table:table-cell table:formula="of:=IF(OR([.B4]=0;[.B4]=&quot;&quot;);&quot;&quot;;[.B4])" office:value-type="float" office:value="12" calcext:value-type="float">
            <text:p>12</text:p>
          </table:table-cell>
          <table:table-cell table:formula="of:=IF([.A5]=&quot;&quot;;&quot;&quot;;MOD([.A4];[.B4]))" office:value-type="float" office:value="8" calcext:value-type="float">
            <text:p>8</text:p>
          </table:table-cell>
          <table:table-cell table:formula="of:=IF([.B5]=0;[.A5];&quot;&quot;)">
            <text:p/>
          </table:table-cell>
          <table:table-cell/>
          <table:table-cell table:style-name="Default" table:number-columns-repeated="2"/>
        </table:table-row>
        <table:table-row table:style-name="ro1">
          <table:table-cell table:formula="of:=IF(OR([.B5]=0;[.B5]=&quot;&quot;);&quot;&quot;;[.B5])" office:value-type="float" office:value="8" calcext:value-type="float">
            <text:p>8</text:p>
          </table:table-cell>
          <table:table-cell table:formula="of:=IF([.A6]=&quot;&quot;;&quot;&quot;;MOD([.A5];[.B5]))" office:value-type="float" office:value="4" calcext:value-type="float">
            <text:p>4</text:p>
          </table:table-cell>
          <table:table-cell table:formula="of:=IF([.B6]=0;[.A6];&quot;&quot;)">
            <text:p/>
          </table:table-cell>
          <table:table-cell table:number-columns-repeated="3"/>
        </table:table-row>
        <table:table-row table:style-name="ro1">
          <table:table-cell table:formula="of:=IF(OR([.B6]=0;[.B6]=&quot;&quot;);&quot;&quot;;[.B6])" office:value-type="float" office:value="4" calcext:value-type="float">
            <text:p>4</text:p>
          </table:table-cell>
          <table:table-cell table:formula="of:=IF([.A7]=&quot;&quot;;&quot;&quot;;MOD([.A6];[.B6]))" office:value-type="float" office:value="0" calcext:value-type="float">
            <text:p>0</text:p>
          </table:table-cell>
          <table:table-cell table:formula="of:=IF([.B7]=0;[.A7]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OR([.B7]=0;[.B7]=&quot;&quot;);&quot;&quot;;[.B7])">
            <text:p/>
          </table:table-cell>
          <table:table-cell table:formula="of:=IF([.A8]=&quot;&quot;;&quot;&quot;;MOD([.A7];[.B7]))">
            <text:p/>
          </table:table-cell>
          <table:table-cell table:formula="of:=IF([.B8]=0;[.A8];&quot;&quot;)">
            <text:p/>
          </table:table-cell>
          <table:table-cell table:number-columns-repeated="3"/>
        </table:table-row>
        <table:table-row table:style-name="ro1">
          <table:table-cell table:formula="of:=IF(OR([.B8]=0;[.B8]=&quot;&quot;);&quot;&quot;;[.B8])">
            <text:p/>
          </table:table-cell>
          <table:table-cell table:formula="of:=IF([.A9]=&quot;&quot;;&quot;&quot;;MOD([.A8];[.B8]))">
            <text:p/>
          </table:table-cell>
          <table:table-cell table:formula="of:=IF([.B9]=0;[.A9];&quot;&quot;)">
            <text:p/>
          </table:table-cell>
          <table:table-cell table:number-columns-repeated="3"/>
        </table:table-row>
        <table:table-row table:style-name="ro1">
          <table:table-cell table:formula="of:=IF(OR([.B9]=0;[.B9]=&quot;&quot;);&quot;&quot;;[.B9])">
            <text:p/>
          </table:table-cell>
          <table:table-cell table:formula="of:=IF([.A10]=&quot;&quot;;&quot;&quot;;MOD([.A9];[.B9]))">
            <text:p/>
          </table:table-cell>
          <table:table-cell table:formula="of:=IF([.B10]=0;[.A10];&quot;&quot;)">
            <text:p/>
          </table:table-cell>
          <table:table-cell table:number-columns-repeated="3"/>
        </table:table-row>
        <table:table-row table:style-name="ro1">
          <table:table-cell table:formula="of:=IF(OR([.B10]=0;[.B10]=&quot;&quot;);&quot;&quot;;[.B10])">
            <text:p/>
          </table:table-cell>
          <table:table-cell table:formula="of:=IF([.A11]=&quot;&quot;;&quot;&quot;;MOD([.A10];[.B10]))">
            <text:p/>
          </table:table-cell>
          <table:table-cell table:formula="of:=IF([.B11]=0;[.A11];&quot;&quot;)">
            <text:p/>
          </table:table-cell>
          <table:table-cell table:number-columns-repeated="3"/>
        </table:table-row>
        <table:table-row table:style-name="ro1">
          <table:table-cell table:formula="of:=IF(OR([.B11]=0;[.B11]=&quot;&quot;);&quot;&quot;;[.B11])">
            <text:p/>
          </table:table-cell>
          <table:table-cell table:formula="of:=IF([.A12]=&quot;&quot;;&quot;&quot;;MOD([.A11];[.B11]))">
            <text:p/>
          </table:table-cell>
          <table:table-cell table:style-name="ce39"/>
          <table:table-cell table:number-columns-repeated="3"/>
        </table:table-row>
        <table:table-row table:style-name="ro1">
          <table:table-cell table:formula="of:=IF(OR([.B12]=0;[.B12]=&quot;&quot;);&quot;&quot;;[.B12])">
            <text:p/>
          </table:table-cell>
          <table:table-cell table:formula="of:=IF([.A13]=&quot;&quot;;&quot;&quot;;MOD([.A12];[.B12]))">
            <text:p/>
          </table:table-cell>
          <table:table-cell table:style-name="ce39"/>
          <table:table-cell table:number-columns-repeated="3"/>
        </table:table-row>
        <table:table-row table:style-name="ro1"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ersja uproszczon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office:value-type="string" calcext:value-type="string">
            <text:p>NWD(a, b)</text:p>
          </table:table-cell>
          <table:table-cell/>
          <table:table-cell table:style-name="ce41"/>
          <table:table-cell/>
        </table:table-row>
        <table:table-row table:style-name="ro1">
          <table:table-cell table:formula="of:=[.F17]" office:value-type="float" office:value="32" calcext:value-type="float">
            <text:p>32</text:p>
          </table:table-cell>
          <table:table-cell table:formula="of:=[.F18]" office:value-type="float" office:value="44" calcext:value-type="float">
            <text:p>44</text:p>
          </table:table-cell>
          <table:table-cell table:formula="of:=IF([.B17]=0;[.A17];&quot;&quot;)">
            <text:p/>
          </table:table-cell>
          <table:table-cell/>
          <table:table-cell table:style-name="ce37" office:value-type="string" calcext:value-type="string">
            <text:p>a=</text:p>
          </table:table-cell>
          <table:table-cell table:style-name="ce40" office:value-type="float" office:value="32" calcext:value-type="float">
            <text:p>32</text:p>
          </table:table-cell>
        </table:table-row>
        <table:table-row table:style-name="ro1">
          <table:table-cell table:formula="of:=[.B17]" office:value-type="float" office:value="44" calcext:value-type="float">
            <text:p>44</text:p>
          </table:table-cell>
          <table:table-cell table:formula="of:=MOD([.A17];[.B17])" office:value-type="float" office:value="32" calcext:value-type="float">
            <text:p>32</text:p>
          </table:table-cell>
          <table:table-cell table:formula="of:=IF([.B18]=0;[.A18];&quot;&quot;)">
            <text:p/>
          </table:table-cell>
          <table:table-cell/>
          <table:table-cell table:style-name="ce37" office:value-type="string" calcext:value-type="string">
            <text:p>b=</text:p>
          </table:table-cell>
          <table:table-cell table:style-name="ce40" office:value-type="float" office:value="44" calcext:value-type="float">
            <text:p>44</text:p>
          </table:table-cell>
        </table:table-row>
        <table:table-row table:style-name="ro1">
          <table:table-cell table:formula="of:=[.B18]" office:value-type="float" office:value="32" calcext:value-type="float">
            <text:p>32</text:p>
          </table:table-cell>
          <table:table-cell table:formula="of:=MOD([.A18];[.B18])" office:value-type="float" office:value="12" calcext:value-type="float">
            <text:p>12</text:p>
          </table:table-cell>
          <table:table-cell table:formula="of:=IF([.B19]=0;[.A19];&quot;&quot;)">
            <text:p/>
          </table:table-cell>
          <table:table-cell/>
          <table:table-cell table:style-name="Default" table:number-columns-repeated="2"/>
        </table:table-row>
        <table:table-row table:style-name="ro1">
          <table:table-cell table:formula="of:=[.B19]" office:value-type="float" office:value="12" calcext:value-type="float">
            <text:p>12</text:p>
          </table:table-cell>
          <table:table-cell table:formula="of:=MOD([.A19];[.B19])" office:value-type="float" office:value="8" calcext:value-type="float">
            <text:p>8</text:p>
          </table:table-cell>
          <table:table-cell table:formula="of:=IF([.B20]=0;[.A20];&quot;&quot;)">
            <text:p/>
          </table:table-cell>
          <table:table-cell table:number-columns-repeated="3"/>
        </table:table-row>
        <table:table-row table:style-name="ro1">
          <table:table-cell table:formula="of:=[.B20]" office:value-type="float" office:value="8" calcext:value-type="float">
            <text:p>8</text:p>
          </table:table-cell>
          <table:table-cell table:formula="of:=MOD([.A20];[.B20])" office:value-type="float" office:value="4" calcext:value-type="float">
            <text:p>4</text:p>
          </table:table-cell>
          <table:table-cell table:formula="of:=IF([.B21]=0;[.A21];&quot;&quot;)">
            <text:p/>
          </table:table-cell>
          <table:table-cell table:number-columns-repeated="3"/>
        </table:table-row>
        <table:table-row table:style-name="ro1">
          <table:table-cell table:formula="of:=[.B21]" office:value-type="float" office:value="4" calcext:value-type="float">
            <text:p>4</text:p>
          </table:table-cell>
          <table:table-cell table:formula="of:=MOD([.A21];[.B21])" office:value-type="float" office:value="0" calcext:value-type="float">
            <text:p>0</text:p>
          </table:table-cell>
          <table:table-cell table:formula="of:=IF([.B22]=0;[.A22];&quot;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B22]" office:value-type="float" office:value="0" calcext:value-type="float">
            <text:p>0</text:p>
          </table:table-cell>
          <table:table-cell table:formula="of:=MOD([.A22];[.B22])" office:value-type="string" office:string-value="" calcext:value-type="error">
            <text:p>#NUM!</text:p>
          </table:table-cell>
          <table:table-cell table:formula="of:=IF([.B23]=0;[.A23];&quot;&quot;)" office:value-type="string" office:string-value="" calcext:value-type="error">
            <text:p>#NUM!</text:p>
          </table:table-cell>
          <table:table-cell table:number-columns-repeated="3"/>
        </table:table-row>
        <table:table-row table:style-name="ro1">
          <table:table-cell table:formula="of:=[.B23]" office:value-type="string" office:string-value="" calcext:value-type="error">
            <text:p>#NUM!</text:p>
          </table:table-cell>
          <table:table-cell table:formula="of:=MOD([.A23];[.B23])" office:value-type="string" office:string-value="" calcext:value-type="error">
            <text:p>#NUM!</text:p>
          </table:table-cell>
          <table:table-cell table:formula="of:=IF([.B24]=0;[.A24];&quot;&quot;)" office:value-type="string" office:string-value="" calcext:value-type="error">
            <text:p>#NUM!</text:p>
          </table:table-cell>
          <table:table-cell table:number-columns-repeated="3"/>
        </table:table-row>
        <table:table-row table:style-name="ro1">
          <table:table-cell table:formula="of:=[.B24]" office:value-type="string" office:string-value="" calcext:value-type="error">
            <text:p>#NUM!</text:p>
          </table:table-cell>
          <table:table-cell table:formula="of:=MOD([.A24];[.B24])" office:value-type="string" office:string-value="" calcext:value-type="error">
            <text:p>#NUM!</text:p>
          </table:table-cell>
          <table:table-cell table:formula="of:=IF([.B25]=0;[.A25];&quot;&quot;)" office:value-type="string" office:string-value="" calcext:value-type="error">
            <text:p>#NUM!</text:p>
          </table:table-cell>
          <table:table-cell table:number-columns-repeated="3"/>
        </table:table-row>
        <table:table-row table:style-name="ro1">
          <table:table-cell table:formula="of:=IF(OR([.B25]=0;[.B25]=&quot;&quot;);&quot;&quot;;[.B25])" office:value-type="string" office:string-value="" calcext:value-type="error">
            <text:p>#NUM!</text:p>
          </table:table-cell>
          <table:table-cell table:formula="of:=IF([.A26]=&quot;&quot;;&quot;&quot;;MOD([.A25];[.B25]))" office:value-type="string" office:string-value="" calcext:value-type="error">
            <text:p>#NUM!</text:p>
          </table:table-cell>
          <table:table-cell table:formula="of:=IF([.B26]=0;[.A26];&quot;&quot;)" office:value-type="string" office:string-value="" calcext:value-type="error">
            <text:p>#NUM!</text:p>
          </table:table-cell>
          <table:table-cell table:number-columns-repeated="3"/>
        </table:table-row>
      </table:table>
      <table:table table:name="pierwiastek kwadratowy" table:style-name="ta1">
        <table:table-column table:style-name="co19" table:default-cell-style-name="ce44"/>
        <table:table-column table:style-name="co20" table:default-cell-style-name="ce17"/>
        <table:table-column table:style-name="co21" table:default-cell-style-name="ce46"/>
        <table:table-column table:style-name="co22" table:default-cell-style-name="Default"/>
        <table:table-column table:style-name="co23" table:number-columns-repeated="2" table:default-cell-style-name="Default"/>
        <table:table-column table:style-name="co1" table:default-cell-style-name="Default"/>
        <table:table-row table:style-name="ro4">
          <table:table-cell table:style-name="ce42" office:value-type="string" calcext:value-type="string">
            <text:p>a</text:p>
          </table:table-cell>
          <table:table-cell table:style-name="ce13" office:value-type="string" calcext:value-type="string">
            <text:p>Wynik</text:p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[.E4]" office:value-type="float" office:value="125" calcext:value-type="float">
            <text:p>125,00000000000000000000</text:p>
          </table:table-cell>
          <table:table-cell table:style-name="ce45" table:formula="of:=IF([.A3]=&quot;&quot;;[.A2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2]&lt;&gt;&quot;&quot;;IF(ABS([.A2]-[.E$4]/[.A2])&gt;[.E$6];([.A2]+[.E$4]/[.A2])/2;&quot;&quot;);&quot;&quot;)" office:value-type="float" office:value="63" calcext:value-type="float">
            <text:p>63,00000000000000000000</text:p>
          </table:table-cell>
          <table:table-cell table:style-name="ce45" table:formula="of:=IF([.A4]=&quot;&quot;;[.A3];&quot;&quot;)">
            <text:p/>
          </table:table-cell>
          <table:table-cell table:style-name="ce39"/>
          <table:table-cell table:style-name="ce41" office:value-type="string" calcext:value-type="string">
            <text:p>Dane: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43" table:formula="of:=IF([.A3]&lt;&gt;&quot;&quot;;IF(ABS([.A3]-[.E$4]/[.A3])&gt;[.E$6];([.A3]+[.E$4]/[.A3])/2;&quot;&quot;);&quot;&quot;)" office:value-type="float" office:value="32.4920634920635" calcext:value-type="float">
            <text:p>32,49206349206350000000</text:p>
          </table:table-cell>
          <table:table-cell table:style-name="ce45" table:formula="of:=IF([.A5]=&quot;&quot;;[.A4];&quot;&quot;)">
            <text:p/>
          </table:table-cell>
          <table:table-cell table:style-name="ce39"/>
          <table:table-cell table:style-name="ce13" office:value-type="string" calcext:value-type="string">
            <text:p>p=</text:p>
          </table:table-cell>
          <table:table-cell table:style-name="ce4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style-name="ce43" table:formula="of:=IF([.A4]&lt;&gt;&quot;&quot;;IF(ABS([.A4]-[.E$4]/[.A4])&gt;[.E$6];([.A4]+[.E$4]/[.A4])/2;&quot;&quot;);&quot;&quot;)" office:value-type="float" office:value="18.1695783996712" calcext:value-type="float">
            <text:p>18,16957839967120000000</text:p>
          </table:table-cell>
          <table:table-cell table:style-name="ce45" table:formula="of:=IF([.A6]=&quot;&quot;;[.A5];&quot;&quot;)">
            <text:p/>
          </table:table-cell>
          <table:table-cell table:style-name="ce39"/>
          <table:table-cell table:style-name="ce13"/>
          <table:table-cell table:style-name="ce39"/>
          <table:table-cell table:number-columns-repeated="2"/>
        </table:table-row>
        <table:table-row table:style-name="ro1">
          <table:table-cell table:style-name="ce43" table:formula="of:=IF([.A5]&lt;&gt;&quot;&quot;;IF(ABS([.A5]-[.E$4]/[.A5])&gt;[.E$6];([.A5]+[.E$4]/[.A5])/2;&quot;&quot;);&quot;&quot;)" office:value-type="float" office:value="12.5246048425107" calcext:value-type="float">
            <text:p>12,52460484251070000000</text:p>
          </table:table-cell>
          <table:table-cell table:style-name="ce45" table:formula="of:=IF([.A7]=&quot;&quot;;[.A6];&quot;&quot;)">
            <text:p/>
          </table:table-cell>
          <table:table-cell table:style-name="ce41"/>
          <table:table-cell table:style-name="ce13" office:value-type="string" calcext:value-type="string">
            <text:p>E=</text:p>
          </table:table-cell>
          <table:table-cell table:style-name="ce47" office:value-type="float" office:value="0.0000000000001" calcext:value-type="float">
            <text:p>0,00000000000010000000</text:p>
          </table:table-cell>
          <table:table-cell table:number-columns-repeated="2"/>
        </table:table-row>
        <table:table-row table:style-name="ro1">
          <table:table-cell table:style-name="ce43" table:formula="of:=IF([.A6]&lt;&gt;&quot;&quot;;IF(ABS([.A6]-[.E$4]/[.A6])&gt;[.E$6];([.A6]+[.E$4]/[.A6])/2;&quot;&quot;);&quot;&quot;)" office:value-type="float" office:value="11.2524798189377" calcext:value-type="float">
            <text:p>11,25247981893770000000</text:p>
          </table:table-cell>
          <table:table-cell table:style-name="ce45" table:formula="of:=IF([.A8]=&quot;&quot;;[.A7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7]&lt;&gt;&quot;&quot;;IF(ABS([.A7]-[.E$4]/[.A7])&gt;[.E$6];([.A7]+[.E$4]/[.A7])/2;&quot;&quot;);&quot;&quot;)" office:value-type="float" office:value="11.1805711329574" calcext:value-type="float">
            <text:p>11,18057113295740000000</text:p>
          </table:table-cell>
          <table:table-cell table:style-name="ce45" table:formula="of:=IF([.A9]=&quot;&quot;;[.A8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8]&lt;&gt;&quot;&quot;;IF(ABS([.A8]-[.E$4]/[.A8])&gt;[.E$6];([.A8]+[.E$4]/[.A8])/2;&quot;&quot;);&quot;&quot;)" office:value-type="float" office:value="11.1803398898904" calcext:value-type="float">
            <text:p>11,18033988989040000000</text:p>
          </table:table-cell>
          <table:table-cell table:style-name="ce45" table:formula="of:=IF([.A10]=&quot;&quot;;[.A9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9]&lt;&gt;&quot;&quot;;IF(ABS([.A9]-[.E$4]/[.A9])&gt;[.E$6];([.A9]+[.E$4]/[.A9])/2;&quot;&quot;);&quot;&quot;)" office:value-type="float" office:value="11.180339887499" calcext:value-type="float">
            <text:p>11,18033988749900000000</text:p>
          </table:table-cell>
          <table:table-cell table:style-name="ce45" table:formula="of:=IF([.A11]=&quot;&quot;;[.A10];&quot;&quot;)" office:value-type="float" office:value="11.180339887499" calcext:value-type="float">
            <text:p>11,18033988749900000000</text:p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10]&lt;&gt;&quot;&quot;;IF(ABS([.A10]-[.E$4]/[.A10])&gt;[.E$6];([.A10]+[.E$4]/[.A10])/2;&quot;&quot;);&quot;&quot;)">
            <text:p/>
          </table:table-cell>
          <table:table-cell table:style-name="ce45" table:formula="of:=IF([.A12]=&quot;&quot;;[.A11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11]&lt;&gt;&quot;&quot;;IF(ABS([.A11]-[.E$4]/[.A11])&gt;[.E$6];([.A11]+[.E$4]/[.A11])/2;&quot;&quot;);&quot;&quot;)">
            <text:p/>
          </table:table-cell>
          <table:table-cell table:style-name="ce45" table:formula="of:=IF([.A13]=&quot;&quot;;[.A12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12]&lt;&gt;&quot;&quot;;IF(ABS([.A12]-[.E$4]/[.A12])&gt;[.E$6];([.A12]+[.E$4]/[.A12])/2;&quot;&quot;);&quot;&quot;)">
            <text:p/>
          </table:table-cell>
          <table:table-cell table:style-name="ce45" table:formula="of:=IF([.A14]=&quot;&quot;;[.A13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13]&lt;&gt;&quot;&quot;;IF(ABS([.A13]-[.E$4]/[.A13])&gt;[.E$6];([.A13]+[.E$4]/[.A13])/2;&quot;&quot;);&quot;&quot;)">
            <text:p/>
          </table:table-cell>
          <table:table-cell table:style-name="ce45" table:formula="of:=IF([.A15]=&quot;&quot;;[.A14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14]&lt;&gt;&quot;&quot;;IF(ABS([.A14]-[.E$4]/[.A14])&gt;[.E$6];([.A14]+[.E$4]/[.A14])/2;&quot;&quot;);&quot;&quot;)">
            <text:p/>
          </table:table-cell>
          <table:table-cell table:style-name="ce45" table:formula="of:=IF([.A16]=&quot;&quot;;[.A15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15]&lt;&gt;&quot;&quot;;IF(ABS([.A15]-[.E$4]/[.A15])&gt;[.E$6];([.A15]+[.E$4]/[.A15])/2;&quot;&quot;);&quot;&quot;)">
            <text:p/>
          </table:table-cell>
          <table:table-cell table:style-name="ce45" table:formula="of:=IF([.A17]=&quot;&quot;;[.A16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 table:formula="of:=IF([.A16]&lt;&gt;&quot;&quot;;IF(ABS([.A16]-[.E$4]/[.A16])&gt;[.E$6];([.A16]+[.E$4]/[.A16])/2;&quot;&quot;);&quot;&quot;)">
            <text:p/>
          </table:table-cell>
          <table:table-cell table:style-name="ce45" table:formula="of:=IF([.A18]=&quot;&quot;;[.A17];&quot;&quot;)">
            <text:p/>
          </table:table-cell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/>
          <table:table-cell table:style-name="ce45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37"/>
          <table:table-cell table:style-name="ce39" table:number-columns-repeated="4"/>
          <table:table-cell table:number-columns-repeated="2"/>
        </table:table-row>
        <table:table-row table:style-name="ro1">
          <table:table-cell table:style-name="ce42"/>
          <table:table-cell table:style-name="ce13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43"/>
          <table:table-cell table:style-name="ce39" table:number-columns-repeated="4"/>
          <table:table-cell table:number-columns-repeated="2"/>
        </table:table-row>
        <table:table-row table:style-name="ro1">
          <table:table-cell table:style-name="ce43" table:number-columns-repeated="2"/>
          <table:table-cell table:style-name="ce39"/>
          <table:table-cell table:style-name="ce41"/>
          <table:table-cell table:style-name="ce39"/>
          <table:table-cell table:number-columns-repeated="2"/>
        </table:table-row>
        <table:table-row table:style-name="ro1">
          <table:table-cell table:style-name="ce43" table:number-columns-repeated="2"/>
          <table:table-cell table:style-name="ce39"/>
          <table:table-cell table:style-name="ce13"/>
          <table:table-cell table:style-name="ce40"/>
          <table:table-cell table:number-columns-repeated="2"/>
        </table:table-row>
        <table:table-row table:style-name="ro1">
          <table:table-cell table:style-name="ce43" table:number-columns-repeated="2"/>
          <table:table-cell table:style-name="ce39"/>
          <table:table-cell table:style-name="ce13"/>
          <table:table-cell table:style-name="ce39"/>
          <table:table-cell table:number-columns-repeated="2"/>
        </table:table-row>
        <table:table-row table:style-name="ro1">
          <table:table-cell table:style-name="ce43"/>
          <table:table-cell table:style-name="ce13"/>
          <table:table-cell table:style-name="ce43"/>
          <table:table-cell table:style-name="ce41"/>
          <table:table-cell table:style-name="ce13"/>
          <table:table-cell table:style-name="ce47"/>
          <table:table-cell/>
        </table:table-row>
        <table:table-row table:style-name="ro1">
          <table:table-cell table:style-name="ce43"/>
          <table:table-cell table:style-name="ce13"/>
          <table:table-cell table:style-name="ce43"/>
          <table:table-cell table:style-name="ce39" table:number-columns-repeated="3"/>
          <table:table-cell table:style-name="ce1"/>
        </table:table-row>
        <table:table-row table:style-name="ro1" table:number-rows-repeated="10">
          <table:table-cell table:style-name="ce43"/>
          <table:table-cell table:style-name="ce13"/>
          <table:table-cell table:style-name="ce43"/>
          <table:table-cell table:style-name="ce39" table:number-columns-repeated="3"/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44"/>
          <table:table-cell table:number-columns-repeated="4"/>
        </table:table-row>
        <table:table-row table:style-name="ro1" table:number-rows-repeated="277">
          <table:table-cell table:number-columns-repeated="7"/>
        </table:table-row>
        <table:table-row table:style-name="ro2">
          <table:table-cell table:formula="of:=IF([.A315]&lt;&gt;&quot;&quot;;IF(AND(ABS([.A315]-[.E$4]/[.A315])&gt;[.E$6];[.B315]&lt;[.E$5]);([.A315]+[.E$4]/[.A315])/2;&quot;&quot;);&quot;&quot;)">
            <text:p/>
          </table:table-cell>
          <table:table-cell office:value-type="float" office:value="313" calcext:value-type="float">
            <text:p>313</text:p>
          </table:table-cell>
          <table:table-cell table:formula="of:=IF([.A317]=&quot;&quot;;[.A316];&quot;&quot;)">
            <text:p/>
          </table:table-cell>
          <table:table-cell table:number-columns-repeated="4"/>
        </table:table-row>
        <table:table-row table:style-name="ro2">
          <table:table-cell table:formula="of:=IF([.A316]&lt;&gt;&quot;&quot;;IF(AND(ABS([.A316]-[.E$4]/[.A316])&gt;[.E$6];[.B316]&lt;[.E$5]);([.A316]+[.E$4]/[.A316])/2;&quot;&quot;);&quot;&quot;)">
            <text:p/>
          </table:table-cell>
          <table:table-cell office:value-type="float" office:value="314" calcext:value-type="float">
            <text:p>314</text:p>
          </table:table-cell>
          <table:table-cell table:formula="of:=IF([.A318]=&quot;&quot;;[.A317];&quot;&quot;)">
            <text:p/>
          </table:table-cell>
          <table:table-cell table:number-columns-repeated="4"/>
        </table:table-row>
        <table:table-row table:style-name="ro2">
          <table:table-cell table:formula="of:=IF([.A317]&lt;&gt;&quot;&quot;;IF(AND(ABS([.A317]-[.E$4]/[.A317])&gt;[.E$6];[.B317]&lt;[.E$5]);([.A317]+[.E$4]/[.A317])/2;&quot;&quot;);&quot;&quot;)">
            <text:p/>
          </table:table-cell>
          <table:table-cell office:value-type="float" office:value="315" calcext:value-type="float">
            <text:p>315</text:p>
          </table:table-cell>
          <table:table-cell table:formula="of:=IF([.A319]=&quot;&quot;;[.A318];&quot;&quot;)">
            <text:p/>
          </table:table-cell>
          <table:table-cell table:number-columns-repeated="4"/>
        </table:table-row>
        <table:table-row table:style-name="ro2">
          <table:table-cell table:formula="of:=IF([.A318]&lt;&gt;&quot;&quot;;IF(AND(ABS([.A318]-[.E$4]/[.A318])&gt;[.E$6];[.B318]&lt;[.E$5]);([.A318]+[.E$4]/[.A318])/2;&quot;&quot;);&quot;&quot;)">
            <text:p/>
          </table:table-cell>
          <table:table-cell office:value-type="float" office:value="316" calcext:value-type="float">
            <text:p>316</text:p>
          </table:table-cell>
          <table:table-cell table:formula="of:=IF([.A320]=&quot;&quot;;[.A319];&quot;&quot;)">
            <text:p/>
          </table:table-cell>
          <table:table-cell table:number-columns-repeated="4"/>
        </table:table-row>
        <table:table-row table:style-name="ro2">
          <table:table-cell table:formula="of:=IF([.A319]&lt;&gt;&quot;&quot;;IF(AND(ABS([.A319]-[.E$4]/[.A319])&gt;[.E$6];[.B319]&lt;[.E$5]);([.A319]+[.E$4]/[.A319])/2;&quot;&quot;);&quot;&quot;)">
            <text:p/>
          </table:table-cell>
          <table:table-cell office:value-type="float" office:value="317" calcext:value-type="float">
            <text:p>317</text:p>
          </table:table-cell>
          <table:table-cell table:formula="of:=IF([.A321]=&quot;&quot;;[.A320];&quot;&quot;)">
            <text:p/>
          </table:table-cell>
          <table:table-cell table:number-columns-repeated="4"/>
        </table:table-row>
        <table:table-row table:style-name="ro2">
          <table:table-cell table:formula="of:=IF([.A320]&lt;&gt;&quot;&quot;;IF(AND(ABS([.A320]-[.E$4]/[.A320])&gt;[.E$6];[.B320]&lt;[.E$5]);([.A320]+[.E$4]/[.A320])/2;&quot;&quot;);&quot;&quot;)">
            <text:p/>
          </table:table-cell>
          <table:table-cell office:value-type="float" office:value="318" calcext:value-type="float">
            <text:p>318</text:p>
          </table:table-cell>
          <table:table-cell table:formula="of:=IF([.A322]=&quot;&quot;;[.A321];&quot;&quot;)">
            <text:p/>
          </table:table-cell>
          <table:table-cell table:number-columns-repeated="4"/>
        </table:table-row>
        <table:table-row table:style-name="ro2">
          <table:table-cell table:formula="of:=IF([.A321]&lt;&gt;&quot;&quot;;IF(AND(ABS([.A321]-[.E$4]/[.A321])&gt;[.E$6];[.B321]&lt;[.E$5]);([.A321]+[.E$4]/[.A321])/2;&quot;&quot;);&quot;&quot;)">
            <text:p/>
          </table:table-cell>
          <table:table-cell office:value-type="float" office:value="319" calcext:value-type="float">
            <text:p>319</text:p>
          </table:table-cell>
          <table:table-cell table:formula="of:=IF([.A323]=&quot;&quot;;[.A322];&quot;&quot;)">
            <text:p/>
          </table:table-cell>
          <table:table-cell table:number-columns-repeated="4"/>
        </table:table-row>
        <table:table-row table:style-name="ro2">
          <table:table-cell table:formula="of:=IF([.A322]&lt;&gt;&quot;&quot;;IF(AND(ABS([.A322]-[.E$4]/[.A322])&gt;[.E$6];[.B322]&lt;[.E$5]);([.A322]+[.E$4]/[.A322])/2;&quot;&quot;);&quot;&quot;)">
            <text:p/>
          </table:table-cell>
          <table:table-cell office:value-type="float" office:value="320" calcext:value-type="float">
            <text:p>320</text:p>
          </table:table-cell>
          <table:table-cell table:formula="of:=IF([.A324]=&quot;&quot;;[.A323];&quot;&quot;)">
            <text:p/>
          </table:table-cell>
          <table:table-cell table:number-columns-repeated="4"/>
        </table:table-row>
        <table:table-row table:style-name="ro2">
          <table:table-cell table:formula="of:=IF([.A323]&lt;&gt;&quot;&quot;;IF(AND(ABS([.A323]-[.E$4]/[.A323])&gt;[.E$6];[.B323]&lt;[.E$5]);([.A323]+[.E$4]/[.A323])/2;&quot;&quot;);&quot;&quot;)">
            <text:p/>
          </table:table-cell>
          <table:table-cell office:value-type="float" office:value="321" calcext:value-type="float">
            <text:p>321</text:p>
          </table:table-cell>
          <table:table-cell table:formula="of:=IF([.A325]=&quot;&quot;;[.A324];&quot;&quot;)">
            <text:p/>
          </table:table-cell>
          <table:table-cell table:number-columns-repeated="4"/>
        </table:table-row>
        <table:table-row table:style-name="ro2">
          <table:table-cell table:formula="of:=IF([.A324]&lt;&gt;&quot;&quot;;IF(AND(ABS([.A324]-[.E$4]/[.A324])&gt;[.E$6];[.B324]&lt;[.E$5]);([.A324]+[.E$4]/[.A324])/2;&quot;&quot;);&quot;&quot;)">
            <text:p/>
          </table:table-cell>
          <table:table-cell office:value-type="float" office:value="322" calcext:value-type="float">
            <text:p>322</text:p>
          </table:table-cell>
          <table:table-cell table:formula="of:=IF([.A326]=&quot;&quot;;[.A325];&quot;&quot;)">
            <text:p/>
          </table:table-cell>
          <table:table-cell table:number-columns-repeated="4"/>
        </table:table-row>
        <table:table-row table:style-name="ro2">
          <table:table-cell table:formula="of:=IF([.A325]&lt;&gt;&quot;&quot;;IF(AND(ABS([.A325]-[.E$4]/[.A325])&gt;[.E$6];[.B325]&lt;[.E$5]);([.A325]+[.E$4]/[.A325])/2;&quot;&quot;);&quot;&quot;)">
            <text:p/>
          </table:table-cell>
          <table:table-cell office:value-type="float" office:value="323" calcext:value-type="float">
            <text:p>323</text:p>
          </table:table-cell>
          <table:table-cell table:formula="of:=IF([.A327]=&quot;&quot;;[.A326];&quot;&quot;)">
            <text:p/>
          </table:table-cell>
          <table:table-cell table:number-columns-repeated="4"/>
        </table:table-row>
        <table:table-row table:style-name="ro2">
          <table:table-cell table:formula="of:=IF([.A326]&lt;&gt;&quot;&quot;;IF(AND(ABS([.A326]-[.E$4]/[.A326])&gt;[.E$6];[.B326]&lt;[.E$5]);([.A326]+[.E$4]/[.A326])/2;&quot;&quot;);&quot;&quot;)">
            <text:p/>
          </table:table-cell>
          <table:table-cell office:value-type="float" office:value="324" calcext:value-type="float">
            <text:p>324</text:p>
          </table:table-cell>
          <table:table-cell table:formula="of:=IF([.A328]=&quot;&quot;;[.A327];&quot;&quot;)">
            <text:p/>
          </table:table-cell>
          <table:table-cell table:number-columns-repeated="4"/>
        </table:table-row>
        <table:table-row table:style-name="ro2">
          <table:table-cell table:formula="of:=IF([.A327]&lt;&gt;&quot;&quot;;IF(AND(ABS([.A327]-[.E$4]/[.A327])&gt;[.E$6];[.B327]&lt;[.E$5]);([.A327]+[.E$4]/[.A327])/2;&quot;&quot;);&quot;&quot;)">
            <text:p/>
          </table:table-cell>
          <table:table-cell office:value-type="float" office:value="325" calcext:value-type="float">
            <text:p>325</text:p>
          </table:table-cell>
          <table:table-cell table:formula="of:=IF([.A329]=&quot;&quot;;[.A328];&quot;&quot;)">
            <text:p/>
          </table:table-cell>
          <table:table-cell table:number-columns-repeated="4"/>
        </table:table-row>
        <table:table-row table:style-name="ro2">
          <table:table-cell table:formula="of:=IF([.A328]&lt;&gt;&quot;&quot;;IF(AND(ABS([.A328]-[.E$4]/[.A328])&gt;[.E$6];[.B328]&lt;[.E$5]);([.A328]+[.E$4]/[.A328])/2;&quot;&quot;);&quot;&quot;)">
            <text:p/>
          </table:table-cell>
          <table:table-cell office:value-type="float" office:value="326" calcext:value-type="float">
            <text:p>326</text:p>
          </table:table-cell>
          <table:table-cell table:formula="of:=IF([.A330]=&quot;&quot;;[.A329];&quot;&quot;)">
            <text:p/>
          </table:table-cell>
          <table:table-cell table:number-columns-repeated="4"/>
        </table:table-row>
        <table:table-row table:style-name="ro2">
          <table:table-cell table:formula="of:=IF([.A329]&lt;&gt;&quot;&quot;;IF(AND(ABS([.A329]-[.E$4]/[.A329])&gt;[.E$6];[.B329]&lt;[.E$5]);([.A329]+[.E$4]/[.A329])/2;&quot;&quot;);&quot;&quot;)">
            <text:p/>
          </table:table-cell>
          <table:table-cell office:value-type="float" office:value="327" calcext:value-type="float">
            <text:p>327</text:p>
          </table:table-cell>
          <table:table-cell table:formula="of:=IF([.A331]=&quot;&quot;;[.A330];&quot;&quot;)">
            <text:p/>
          </table:table-cell>
          <table:table-cell table:number-columns-repeated="4"/>
        </table:table-row>
        <table:table-row table:style-name="ro2">
          <table:table-cell table:formula="of:=IF([.A330]&lt;&gt;&quot;&quot;;IF(AND(ABS([.A330]-[.E$4]/[.A330])&gt;[.E$6];[.B330]&lt;[.E$5]);([.A330]+[.E$4]/[.A330])/2;&quot;&quot;);&quot;&quot;)">
            <text:p/>
          </table:table-cell>
          <table:table-cell office:value-type="float" office:value="328" calcext:value-type="float">
            <text:p>328</text:p>
          </table:table-cell>
          <table:table-cell table:formula="of:=IF([.A332]=&quot;&quot;;[.A331];&quot;&quot;)">
            <text:p/>
          </table:table-cell>
          <table:table-cell table:number-columns-repeated="4"/>
        </table:table-row>
        <table:table-row table:style-name="ro2">
          <table:table-cell table:formula="of:=IF([.A331]&lt;&gt;&quot;&quot;;IF(AND(ABS([.A331]-[.E$4]/[.A331])&gt;[.E$6];[.B331]&lt;[.E$5]);([.A331]+[.E$4]/[.A331])/2;&quot;&quot;);&quot;&quot;)">
            <text:p/>
          </table:table-cell>
          <table:table-cell office:value-type="float" office:value="329" calcext:value-type="float">
            <text:p>329</text:p>
          </table:table-cell>
          <table:table-cell table:formula="of:=IF([.A333]=&quot;&quot;;[.A332];&quot;&quot;)">
            <text:p/>
          </table:table-cell>
          <table:table-cell table:number-columns-repeated="4"/>
        </table:table-row>
        <table:table-row table:style-name="ro2">
          <table:table-cell table:formula="of:=IF([.A332]&lt;&gt;&quot;&quot;;IF(AND(ABS([.A332]-[.E$4]/[.A332])&gt;[.E$6];[.B332]&lt;[.E$5]);([.A332]+[.E$4]/[.A332])/2;&quot;&quot;)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334]=&quot;&quot;;[.A333];&quot;&quot;)">
            <text:p/>
          </table:table-cell>
          <table:table-cell table:number-columns-repeated="4"/>
        </table:table-row>
        <table:table-row table:style-name="ro2">
          <table:table-cell table:formula="of:=IF([.A333]&lt;&gt;&quot;&quot;;IF(AND(ABS([.A333]-[.E$4]/[.A333])&gt;[.E$6];[.B333]&lt;[.E$5]);([.A333]+[.E$4]/[.A333])/2;&quot;&quot;);&quot;&quot;)">
            <text:p/>
          </table:table-cell>
          <table:table-cell office:value-type="float" office:value="331" calcext:value-type="float">
            <text:p>331</text:p>
          </table:table-cell>
          <table:table-cell table:formula="of:=IF([.A335]=&quot;&quot;;[.A334];&quot;&quot;)">
            <text:p/>
          </table:table-cell>
          <table:table-cell table:number-columns-repeated="4"/>
        </table:table-row>
        <table:table-row table:style-name="ro2">
          <table:table-cell table:formula="of:=IF([.A334]&lt;&gt;&quot;&quot;;IF(AND(ABS([.A334]-[.E$4]/[.A334])&gt;[.E$6];[.B334]&lt;[.E$5]);([.A334]+[.E$4]/[.A334])/2;&quot;&quot;);&quot;&quot;)">
            <text:p/>
          </table:table-cell>
          <table:table-cell office:value-type="float" office:value="332" calcext:value-type="float">
            <text:p>332</text:p>
          </table:table-cell>
          <table:table-cell table:formula="of:=IF([.A336]=&quot;&quot;;[.A335];&quot;&quot;)">
            <text:p/>
          </table:table-cell>
          <table:table-cell table:number-columns-repeated="4"/>
        </table:table-row>
        <table:table-row table:style-name="ro2">
          <table:table-cell table:formula="of:=IF([.A335]&lt;&gt;&quot;&quot;;IF(AND(ABS([.A335]-[.E$4]/[.A335])&gt;[.E$6];[.B335]&lt;[.E$5]);([.A335]+[.E$4]/[.A335])/2;&quot;&quot;);&quot;&quot;)">
            <text:p/>
          </table:table-cell>
          <table:table-cell office:value-type="float" office:value="333" calcext:value-type="float">
            <text:p>333</text:p>
          </table:table-cell>
          <table:table-cell table:formula="of:=IF([.A337]=&quot;&quot;;[.A336];&quot;&quot;)">
            <text:p/>
          </table:table-cell>
          <table:table-cell table:number-columns-repeated="4"/>
        </table:table-row>
        <table:table-row table:style-name="ro2">
          <table:table-cell table:formula="of:=IF([.A336]&lt;&gt;&quot;&quot;;IF(AND(ABS([.A336]-[.E$4]/[.A336])&gt;[.E$6];[.B336]&lt;[.E$5]);([.A336]+[.E$4]/[.A336])/2;&quot;&quot;);&quot;&quot;)">
            <text:p/>
          </table:table-cell>
          <table:table-cell office:value-type="float" office:value="334" calcext:value-type="float">
            <text:p>334</text:p>
          </table:table-cell>
          <table:table-cell table:formula="of:=IF([.A338]=&quot;&quot;;[.A337];&quot;&quot;)">
            <text:p/>
          </table:table-cell>
          <table:table-cell table:number-columns-repeated="4"/>
        </table:table-row>
        <table:table-row table:style-name="ro2">
          <table:table-cell table:formula="of:=IF([.A337]&lt;&gt;&quot;&quot;;IF(AND(ABS([.A337]-[.E$4]/[.A337])&gt;[.E$6];[.B337]&lt;[.E$5]);([.A337]+[.E$4]/[.A337])/2;&quot;&quot;);&quot;&quot;)">
            <text:p/>
          </table:table-cell>
          <table:table-cell office:value-type="float" office:value="335" calcext:value-type="float">
            <text:p>335</text:p>
          </table:table-cell>
          <table:table-cell table:formula="of:=IF([.A339]=&quot;&quot;;[.A338];&quot;&quot;)">
            <text:p/>
          </table:table-cell>
          <table:table-cell table:number-columns-repeated="4"/>
        </table:table-row>
        <table:table-row table:style-name="ro2">
          <table:table-cell table:formula="of:=IF([.A338]&lt;&gt;&quot;&quot;;IF(AND(ABS([.A338]-[.E$4]/[.A338])&gt;[.E$6];[.B338]&lt;[.E$5]);([.A338]+[.E$4]/[.A338])/2;&quot;&quot;);&quot;&quot;)">
            <text:p/>
          </table:table-cell>
          <table:table-cell office:value-type="float" office:value="336" calcext:value-type="float">
            <text:p>336</text:p>
          </table:table-cell>
          <table:table-cell table:formula="of:=IF([.A340]=&quot;&quot;;[.A339];&quot;&quot;)">
            <text:p/>
          </table:table-cell>
          <table:table-cell table:number-columns-repeated="4"/>
        </table:table-row>
        <table:table-row table:style-name="ro2">
          <table:table-cell table:formula="of:=IF([.A339]&lt;&gt;&quot;&quot;;IF(AND(ABS([.A339]-[.E$4]/[.A339])&gt;[.E$6];[.B339]&lt;[.E$5]);([.A339]+[.E$4]/[.A339])/2;&quot;&quot;);&quot;&quot;)">
            <text:p/>
          </table:table-cell>
          <table:table-cell office:value-type="float" office:value="337" calcext:value-type="float">
            <text:p>337</text:p>
          </table:table-cell>
          <table:table-cell table:formula="of:=IF([.A341]=&quot;&quot;;[.A340];&quot;&quot;)">
            <text:p/>
          </table:table-cell>
          <table:table-cell table:number-columns-repeated="4"/>
        </table:table-row>
        <table:table-row table:style-name="ro2">
          <table:table-cell table:formula="of:=IF([.A340]&lt;&gt;&quot;&quot;;IF(AND(ABS([.A340]-[.E$4]/[.A340])&gt;[.E$6];[.B340]&lt;[.E$5]);([.A340]+[.E$4]/[.A340])/2;&quot;&quot;);&quot;&quot;)">
            <text:p/>
          </table:table-cell>
          <table:table-cell office:value-type="float" office:value="338" calcext:value-type="float">
            <text:p>338</text:p>
          </table:table-cell>
          <table:table-cell table:formula="of:=IF([.A342]=&quot;&quot;;[.A341];&quot;&quot;)">
            <text:p/>
          </table:table-cell>
          <table:table-cell table:number-columns-repeated="4"/>
        </table:table-row>
        <table:table-row table:style-name="ro2">
          <table:table-cell table:formula="of:=IF([.A341]&lt;&gt;&quot;&quot;;IF(AND(ABS([.A341]-[.E$4]/[.A341])&gt;[.E$6];[.B341]&lt;[.E$5]);([.A341]+[.E$4]/[.A341])/2;&quot;&quot;);&quot;&quot;)">
            <text:p/>
          </table:table-cell>
          <table:table-cell office:value-type="float" office:value="339" calcext:value-type="float">
            <text:p>339</text:p>
          </table:table-cell>
          <table:table-cell table:formula="of:=IF([.A343]=&quot;&quot;;[.A342];&quot;&quot;)">
            <text:p/>
          </table:table-cell>
          <table:table-cell table:number-columns-repeated="4"/>
        </table:table-row>
        <table:table-row table:style-name="ro2">
          <table:table-cell table:formula="of:=IF([.A342]&lt;&gt;&quot;&quot;;IF(AND(ABS([.A342]-[.E$4]/[.A342])&gt;[.E$6];[.B342]&lt;[.E$5]);([.A342]+[.E$4]/[.A342])/2;&quot;&quot;);&quot;&quot;)">
            <text:p/>
          </table:table-cell>
          <table:table-cell office:value-type="float" office:value="340" calcext:value-type="float">
            <text:p>340</text:p>
          </table:table-cell>
          <table:table-cell table:formula="of:=IF([.A344]=&quot;&quot;;[.A343];&quot;&quot;)">
            <text:p/>
          </table:table-cell>
          <table:table-cell table:number-columns-repeated="4"/>
        </table:table-row>
        <table:table-row table:style-name="ro2">
          <table:table-cell table:formula="of:=IF([.A343]&lt;&gt;&quot;&quot;;IF(AND(ABS([.A343]-[.E$4]/[.A343])&gt;[.E$6];[.B343]&lt;[.E$5]);([.A343]+[.E$4]/[.A343])/2;&quot;&quot;);&quot;&quot;)">
            <text:p/>
          </table:table-cell>
          <table:table-cell office:value-type="float" office:value="341" calcext:value-type="float">
            <text:p>341</text:p>
          </table:table-cell>
          <table:table-cell table:formula="of:=IF([.A345]=&quot;&quot;;[.A344];&quot;&quot;)">
            <text:p/>
          </table:table-cell>
          <table:table-cell table:number-columns-repeated="4"/>
        </table:table-row>
        <table:table-row table:style-name="ro2">
          <table:table-cell table:formula="of:=IF([.A344]&lt;&gt;&quot;&quot;;IF(AND(ABS([.A344]-[.E$4]/[.A344])&gt;[.E$6];[.B344]&lt;[.E$5]);([.A344]+[.E$4]/[.A344])/2;&quot;&quot;);&quot;&quot;)">
            <text:p/>
          </table:table-cell>
          <table:table-cell office:value-type="float" office:value="342" calcext:value-type="float">
            <text:p>342</text:p>
          </table:table-cell>
          <table:table-cell table:formula="of:=IF([.A346]=&quot;&quot;;[.A345];&quot;&quot;)">
            <text:p/>
          </table:table-cell>
          <table:table-cell table:number-columns-repeated="4"/>
        </table:table-row>
        <table:table-row table:style-name="ro2">
          <table:table-cell table:formula="of:=IF([.A345]&lt;&gt;&quot;&quot;;IF(AND(ABS([.A345]-[.E$4]/[.A345])&gt;[.E$6];[.B345]&lt;[.E$5]);([.A345]+[.E$4]/[.A345])/2;&quot;&quot;);&quot;&quot;)">
            <text:p/>
          </table:table-cell>
          <table:table-cell office:value-type="float" office:value="343" calcext:value-type="float">
            <text:p>343</text:p>
          </table:table-cell>
          <table:table-cell table:formula="of:=IF([.A347]=&quot;&quot;;[.A346];&quot;&quot;)">
            <text:p/>
          </table:table-cell>
          <table:table-cell table:number-columns-repeated="4"/>
        </table:table-row>
        <table:table-row table:style-name="ro2">
          <table:table-cell table:formula="of:=IF([.A346]&lt;&gt;&quot;&quot;;IF(AND(ABS([.A346]-[.E$4]/[.A346])&gt;[.E$6];[.B346]&lt;[.E$5]);([.A346]+[.E$4]/[.A346])/2;&quot;&quot;);&quot;&quot;)">
            <text:p/>
          </table:table-cell>
          <table:table-cell office:value-type="float" office:value="344" calcext:value-type="float">
            <text:p>344</text:p>
          </table:table-cell>
          <table:table-cell table:formula="of:=IF([.A348]=&quot;&quot;;[.A347];&quot;&quot;)">
            <text:p/>
          </table:table-cell>
          <table:table-cell table:number-columns-repeated="4"/>
        </table:table-row>
        <table:table-row table:style-name="ro2">
          <table:table-cell table:formula="of:=IF([.A347]&lt;&gt;&quot;&quot;;IF(AND(ABS([.A347]-[.E$4]/[.A347])&gt;[.E$6];[.B347]&lt;[.E$5]);([.A347]+[.E$4]/[.A347])/2;&quot;&quot;);&quot;&quot;)">
            <text:p/>
          </table:table-cell>
          <table:table-cell office:value-type="float" office:value="345" calcext:value-type="float">
            <text:p>345</text:p>
          </table:table-cell>
          <table:table-cell table:formula="of:=IF([.A349]=&quot;&quot;;[.A348];&quot;&quot;)">
            <text:p/>
          </table:table-cell>
          <table:table-cell table:number-columns-repeated="4"/>
        </table:table-row>
        <table:table-row table:style-name="ro2">
          <table:table-cell table:formula="of:=IF([.A348]&lt;&gt;&quot;&quot;;IF(AND(ABS([.A348]-[.E$4]/[.A348])&gt;[.E$6];[.B348]&lt;[.E$5]);([.A348]+[.E$4]/[.A348])/2;&quot;&quot;);&quot;&quot;)">
            <text:p/>
          </table:table-cell>
          <table:table-cell office:value-type="float" office:value="346" calcext:value-type="float">
            <text:p>346</text:p>
          </table:table-cell>
          <table:table-cell table:formula="of:=IF([.A350]=&quot;&quot;;[.A349];&quot;&quot;)">
            <text:p/>
          </table:table-cell>
          <table:table-cell table:number-columns-repeated="4"/>
        </table:table-row>
        <table:table-row table:style-name="ro2">
          <table:table-cell table:formula="of:=IF([.A349]&lt;&gt;&quot;&quot;;IF(AND(ABS([.A349]-[.E$4]/[.A349])&gt;[.E$6];[.B349]&lt;[.E$5]);([.A349]+[.E$4]/[.A349])/2;&quot;&quot;);&quot;&quot;)">
            <text:p/>
          </table:table-cell>
          <table:table-cell office:value-type="float" office:value="347" calcext:value-type="float">
            <text:p>347</text:p>
          </table:table-cell>
          <table:table-cell table:formula="of:=IF([.A351]=&quot;&quot;;[.A350];&quot;&quot;)">
            <text:p/>
          </table:table-cell>
          <table:table-cell table:number-columns-repeated="4"/>
        </table:table-row>
        <table:table-row table:style-name="ro2">
          <table:table-cell table:formula="of:=IF([.A350]&lt;&gt;&quot;&quot;;IF(AND(ABS([.A350]-[.E$4]/[.A350])&gt;[.E$6];[.B350]&lt;[.E$5]);([.A350]+[.E$4]/[.A350])/2;&quot;&quot;);&quot;&quot;)">
            <text:p/>
          </table:table-cell>
          <table:table-cell office:value-type="float" office:value="348" calcext:value-type="float">
            <text:p>348</text:p>
          </table:table-cell>
          <table:table-cell table:formula="of:=IF([.A352]=&quot;&quot;;[.A351];&quot;&quot;)">
            <text:p/>
          </table:table-cell>
          <table:table-cell table:number-columns-repeated="4"/>
        </table:table-row>
        <table:table-row table:style-name="ro2">
          <table:table-cell table:formula="of:=IF([.A351]&lt;&gt;&quot;&quot;;IF(AND(ABS([.A351]-[.E$4]/[.A351])&gt;[.E$6];[.B351]&lt;[.E$5]);([.A351]+[.E$4]/[.A351])/2;&quot;&quot;);&quot;&quot;)">
            <text:p/>
          </table:table-cell>
          <table:table-cell office:value-type="float" office:value="349" calcext:value-type="float">
            <text:p>349</text:p>
          </table:table-cell>
          <table:table-cell table:formula="of:=IF([.A353]=&quot;&quot;;[.A352];&quot;&quot;)">
            <text:p/>
          </table:table-cell>
          <table:table-cell table:number-columns-repeated="4"/>
        </table:table-row>
        <table:table-row table:style-name="ro2">
          <table:table-cell table:formula="of:=IF([.A352]&lt;&gt;&quot;&quot;;IF(AND(ABS([.A352]-[.E$4]/[.A352])&gt;[.E$6];[.B352]&lt;[.E$5]);([.A352]+[.E$4]/[.A352])/2;&quot;&quot;);&quot;&quot;)">
            <text:p/>
          </table:table-cell>
          <table:table-cell office:value-type="float" office:value="350" calcext:value-type="float">
            <text:p>350</text:p>
          </table:table-cell>
          <table:table-cell table:formula="of:=IF([.A354]=&quot;&quot;;[.A353];&quot;&quot;)">
            <text:p/>
          </table:table-cell>
          <table:table-cell table:number-columns-repeated="4"/>
        </table:table-row>
        <table:table-row table:style-name="ro2">
          <table:table-cell table:formula="of:=IF([.A353]&lt;&gt;&quot;&quot;;IF(AND(ABS([.A353]-[.E$4]/[.A353])&gt;[.E$6];[.B353]&lt;[.E$5]);([.A353]+[.E$4]/[.A353])/2;&quot;&quot;);&quot;&quot;)">
            <text:p/>
          </table:table-cell>
          <table:table-cell office:value-type="float" office:value="351" calcext:value-type="float">
            <text:p>351</text:p>
          </table:table-cell>
          <table:table-cell table:formula="of:=IF([.A355]=&quot;&quot;;[.A354];&quot;&quot;)">
            <text:p/>
          </table:table-cell>
          <table:table-cell table:number-columns-repeated="4"/>
        </table:table-row>
        <table:table-row table:style-name="ro2">
          <table:table-cell table:formula="of:=IF([.A354]&lt;&gt;&quot;&quot;;IF(AND(ABS([.A354]-[.E$4]/[.A354])&gt;[.E$6];[.B354]&lt;[.E$5]);([.A354]+[.E$4]/[.A354])/2;&quot;&quot;);&quot;&quot;)">
            <text:p/>
          </table:table-cell>
          <table:table-cell office:value-type="float" office:value="352" calcext:value-type="float">
            <text:p>352</text:p>
          </table:table-cell>
          <table:table-cell table:formula="of:=IF([.A356]=&quot;&quot;;[.A355];&quot;&quot;)">
            <text:p/>
          </table:table-cell>
          <table:table-cell table:number-columns-repeated="4"/>
        </table:table-row>
        <table:table-row table:style-name="ro2">
          <table:table-cell table:formula="of:=IF([.A355]&lt;&gt;&quot;&quot;;IF(AND(ABS([.A355]-[.E$4]/[.A355])&gt;[.E$6];[.B355]&lt;[.E$5]);([.A355]+[.E$4]/[.A355])/2;&quot;&quot;);&quot;&quot;)">
            <text:p/>
          </table:table-cell>
          <table:table-cell office:value-type="float" office:value="353" calcext:value-type="float">
            <text:p>353</text:p>
          </table:table-cell>
          <table:table-cell table:formula="of:=IF([.A357]=&quot;&quot;;[.A356];&quot;&quot;)">
            <text:p/>
          </table:table-cell>
          <table:table-cell table:number-columns-repeated="4"/>
        </table:table-row>
        <table:table-row table:style-name="ro2">
          <table:table-cell table:formula="of:=IF([.A356]&lt;&gt;&quot;&quot;;IF(AND(ABS([.A356]-[.E$4]/[.A356])&gt;[.E$6];[.B356]&lt;[.E$5]);([.A356]+[.E$4]/[.A356])/2;&quot;&quot;);&quot;&quot;)">
            <text:p/>
          </table:table-cell>
          <table:table-cell office:value-type="float" office:value="354" calcext:value-type="float">
            <text:p>354</text:p>
          </table:table-cell>
          <table:table-cell table:formula="of:=IF([.A358]=&quot;&quot;;[.A357];&quot;&quot;)">
            <text:p/>
          </table:table-cell>
          <table:table-cell table:number-columns-repeated="4"/>
        </table:table-row>
        <table:table-row table:style-name="ro2">
          <table:table-cell table:formula="of:=IF([.A357]&lt;&gt;&quot;&quot;;IF(AND(ABS([.A357]-[.E$4]/[.A357])&gt;[.E$6];[.B357]&lt;[.E$5]);([.A357]+[.E$4]/[.A357])/2;&quot;&quot;);&quot;&quot;)">
            <text:p/>
          </table:table-cell>
          <table:table-cell office:value-type="float" office:value="355" calcext:value-type="float">
            <text:p>355</text:p>
          </table:table-cell>
          <table:table-cell table:formula="of:=IF([.A359]=&quot;&quot;;[.A358];&quot;&quot;)">
            <text:p/>
          </table:table-cell>
          <table:table-cell table:number-columns-repeated="4"/>
        </table:table-row>
        <table:table-row table:style-name="ro2">
          <table:table-cell table:formula="of:=IF([.A358]&lt;&gt;&quot;&quot;;IF(AND(ABS([.A358]-[.E$4]/[.A358])&gt;[.E$6];[.B358]&lt;[.E$5]);([.A358]+[.E$4]/[.A358])/2;&quot;&quot;);&quot;&quot;)">
            <text:p/>
          </table:table-cell>
          <table:table-cell office:value-type="float" office:value="356" calcext:value-type="float">
            <text:p>356</text:p>
          </table:table-cell>
          <table:table-cell table:formula="of:=IF([.A360]=&quot;&quot;;[.A359];&quot;&quot;)">
            <text:p/>
          </table:table-cell>
          <table:table-cell table:number-columns-repeated="4"/>
        </table:table-row>
        <table:table-row table:style-name="ro2">
          <table:table-cell table:formula="of:=IF([.A359]&lt;&gt;&quot;&quot;;IF(AND(ABS([.A359]-[.E$4]/[.A359])&gt;[.E$6];[.B359]&lt;[.E$5]);([.A359]+[.E$4]/[.A359])/2;&quot;&quot;);&quot;&quot;)">
            <text:p/>
          </table:table-cell>
          <table:table-cell office:value-type="float" office:value="357" calcext:value-type="float">
            <text:p>357</text:p>
          </table:table-cell>
          <table:table-cell table:formula="of:=IF([.A361]=&quot;&quot;;[.A360];&quot;&quot;)">
            <text:p/>
          </table:table-cell>
          <table:table-cell table:number-columns-repeated="4"/>
        </table:table-row>
        <table:table-row table:style-name="ro2">
          <table:table-cell table:formula="of:=IF([.A360]&lt;&gt;&quot;&quot;;IF(AND(ABS([.A360]-[.E$4]/[.A360])&gt;[.E$6];[.B360]&lt;[.E$5]);([.A360]+[.E$4]/[.A360])/2;&quot;&quot;);&quot;&quot;)">
            <text:p/>
          </table:table-cell>
          <table:table-cell office:value-type="float" office:value="358" calcext:value-type="float">
            <text:p>358</text:p>
          </table:table-cell>
          <table:table-cell table:formula="of:=IF([.A362]=&quot;&quot;;[.A361];&quot;&quot;)">
            <text:p/>
          </table:table-cell>
          <table:table-cell table:number-columns-repeated="4"/>
        </table:table-row>
        <table:table-row table:style-name="ro2">
          <table:table-cell table:formula="of:=IF([.A361]&lt;&gt;&quot;&quot;;IF(AND(ABS([.A361]-[.E$4]/[.A361])&gt;[.E$6];[.B361]&lt;[.E$5]);([.A361]+[.E$4]/[.A361])/2;&quot;&quot;);&quot;&quot;)">
            <text:p/>
          </table:table-cell>
          <table:table-cell office:value-type="float" office:value="359" calcext:value-type="float">
            <text:p>359</text:p>
          </table:table-cell>
          <table:table-cell table:formula="of:=IF([.A363]=&quot;&quot;;[.A362];&quot;&quot;)">
            <text:p/>
          </table:table-cell>
          <table:table-cell table:number-columns-repeated="4"/>
        </table:table-row>
        <table:table-row table:style-name="ro2">
          <table:table-cell table:formula="of:=IF([.A362]&lt;&gt;&quot;&quot;;IF(AND(ABS([.A362]-[.E$4]/[.A362])&gt;[.E$6];[.B362]&lt;[.E$5]);([.A362]+[.E$4]/[.A362])/2;&quot;&quot;);&quot;&quot;)">
            <text:p/>
          </table:table-cell>
          <table:table-cell office:value-type="float" office:value="360" calcext:value-type="float">
            <text:p>360</text:p>
          </table:table-cell>
          <table:table-cell table:formula="of:=IF([.A364]=&quot;&quot;;[.A363];&quot;&quot;)">
            <text:p/>
          </table:table-cell>
          <table:table-cell table:number-columns-repeated="4"/>
        </table:table-row>
        <table:table-row table:style-name="ro2">
          <table:table-cell table:formula="of:=IF([.A363]&lt;&gt;&quot;&quot;;IF(AND(ABS([.A363]-[.E$4]/[.A363])&gt;[.E$6];[.B363]&lt;[.E$5]);([.A363]+[.E$4]/[.A363])/2;&quot;&quot;);&quot;&quot;)">
            <text:p/>
          </table:table-cell>
          <table:table-cell office:value-type="float" office:value="361" calcext:value-type="float">
            <text:p>361</text:p>
          </table:table-cell>
          <table:table-cell table:formula="of:=IF([.A365]=&quot;&quot;;[.A364];&quot;&quot;)">
            <text:p/>
          </table:table-cell>
          <table:table-cell table:number-columns-repeated="4"/>
        </table:table-row>
        <table:table-row table:style-name="ro2">
          <table:table-cell table:formula="of:=IF([.A364]&lt;&gt;&quot;&quot;;IF(AND(ABS([.A364]-[.E$4]/[.A364])&gt;[.E$6];[.B364]&lt;[.E$5]);([.A364]+[.E$4]/[.A364])/2;&quot;&quot;);&quot;&quot;)">
            <text:p/>
          </table:table-cell>
          <table:table-cell office:value-type="float" office:value="362" calcext:value-type="float">
            <text:p>362</text:p>
          </table:table-cell>
          <table:table-cell table:formula="of:=IF([.A366]=&quot;&quot;;[.A365];&quot;&quot;)">
            <text:p/>
          </table:table-cell>
          <table:table-cell table:number-columns-repeated="4"/>
        </table:table-row>
        <table:table-row table:style-name="ro2">
          <table:table-cell table:formula="of:=IF([.A365]&lt;&gt;&quot;&quot;;IF(AND(ABS([.A365]-[.E$4]/[.A365])&gt;[.E$6];[.B365]&lt;[.E$5]);([.A365]+[.E$4]/[.A365])/2;&quot;&quot;);&quot;&quot;)">
            <text:p/>
          </table:table-cell>
          <table:table-cell office:value-type="float" office:value="363" calcext:value-type="float">
            <text:p>363</text:p>
          </table:table-cell>
          <table:table-cell table:formula="of:=IF([.A367]=&quot;&quot;;[.A366];&quot;&quot;)">
            <text:p/>
          </table:table-cell>
          <table:table-cell table:number-columns-repeated="4"/>
        </table:table-row>
        <table:table-row table:style-name="ro2">
          <table:table-cell table:formula="of:=IF([.A366]&lt;&gt;&quot;&quot;;IF(AND(ABS([.A366]-[.E$4]/[.A366])&gt;[.E$6];[.B366]&lt;[.E$5]);([.A366]+[.E$4]/[.A366])/2;&quot;&quot;);&quot;&quot;)">
            <text:p/>
          </table:table-cell>
          <table:table-cell office:value-type="float" office:value="364" calcext:value-type="float">
            <text:p>364</text:p>
          </table:table-cell>
          <table:table-cell table:formula="of:=IF([.A368]=&quot;&quot;;[.A367];&quot;&quot;)">
            <text:p/>
          </table:table-cell>
          <table:table-cell table:number-columns-repeated="4"/>
        </table:table-row>
        <table:table-row table:style-name="ro2">
          <table:table-cell table:formula="of:=IF([.A367]&lt;&gt;&quot;&quot;;IF(AND(ABS([.A367]-[.E$4]/[.A367])&gt;[.E$6];[.B367]&lt;[.E$5]);([.A367]+[.E$4]/[.A367])/2;&quot;&quot;);&quot;&quot;)">
            <text:p/>
          </table:table-cell>
          <table:table-cell office:value-type="float" office:value="365" calcext:value-type="float">
            <text:p>365</text:p>
          </table:table-cell>
          <table:table-cell table:formula="of:=IF([.A369]=&quot;&quot;;[.A368];&quot;&quot;)">
            <text:p/>
          </table:table-cell>
          <table:table-cell table:number-columns-repeated="4"/>
        </table:table-row>
        <table:table-row table:style-name="ro2">
          <table:table-cell table:formula="of:=IF([.A368]&lt;&gt;&quot;&quot;;IF(AND(ABS([.A368]-[.E$4]/[.A368])&gt;[.E$6];[.B368]&lt;[.E$5]);([.A368]+[.E$4]/[.A368])/2;&quot;&quot;);&quot;&quot;)">
            <text:p/>
          </table:table-cell>
          <table:table-cell office:value-type="float" office:value="366" calcext:value-type="float">
            <text:p>366</text:p>
          </table:table-cell>
          <table:table-cell table:formula="of:=IF([.A370]=&quot;&quot;;[.A369];&quot;&quot;)">
            <text:p/>
          </table:table-cell>
          <table:table-cell table:number-columns-repeated="4"/>
        </table:table-row>
        <table:table-row table:style-name="ro2">
          <table:table-cell table:formula="of:=IF([.A369]&lt;&gt;&quot;&quot;;IF(AND(ABS([.A369]-[.E$4]/[.A369])&gt;[.E$6];[.B369]&lt;[.E$5]);([.A369]+[.E$4]/[.A369])/2;&quot;&quot;);&quot;&quot;)">
            <text:p/>
          </table:table-cell>
          <table:table-cell office:value-type="float" office:value="367" calcext:value-type="float">
            <text:p>367</text:p>
          </table:table-cell>
          <table:table-cell table:formula="of:=IF([.A371]=&quot;&quot;;[.A370];&quot;&quot;)">
            <text:p/>
          </table:table-cell>
          <table:table-cell table:number-columns-repeated="4"/>
        </table:table-row>
        <table:table-row table:style-name="ro2">
          <table:table-cell table:formula="of:=IF([.A370]&lt;&gt;&quot;&quot;;IF(AND(ABS([.A370]-[.E$4]/[.A370])&gt;[.E$6];[.B370]&lt;[.E$5]);([.A370]+[.E$4]/[.A370])/2;&quot;&quot;);&quot;&quot;)">
            <text:p/>
          </table:table-cell>
          <table:table-cell office:value-type="float" office:value="368" calcext:value-type="float">
            <text:p>368</text:p>
          </table:table-cell>
          <table:table-cell table:formula="of:=IF([.A372]=&quot;&quot;;[.A371];&quot;&quot;)">
            <text:p/>
          </table:table-cell>
          <table:table-cell table:number-columns-repeated="4"/>
        </table:table-row>
        <table:table-row table:style-name="ro2">
          <table:table-cell table:formula="of:=IF([.A371]&lt;&gt;&quot;&quot;;IF(AND(ABS([.A371]-[.E$4]/[.A371])&gt;[.E$6];[.B371]&lt;[.E$5]);([.A371]+[.E$4]/[.A371])/2;&quot;&quot;);&quot;&quot;)">
            <text:p/>
          </table:table-cell>
          <table:table-cell office:value-type="float" office:value="369" calcext:value-type="float">
            <text:p>369</text:p>
          </table:table-cell>
          <table:table-cell table:formula="of:=IF([.A373]=&quot;&quot;;[.A372];&quot;&quot;)">
            <text:p/>
          </table:table-cell>
          <table:table-cell table:number-columns-repeated="4"/>
        </table:table-row>
        <table:table-row table:style-name="ro2">
          <table:table-cell table:formula="of:=IF([.A372]&lt;&gt;&quot;&quot;;IF(AND(ABS([.A372]-[.E$4]/[.A372])&gt;[.E$6];[.B372]&lt;[.E$5]);([.A372]+[.E$4]/[.A372])/2;&quot;&quot;);&quot;&quot;)">
            <text:p/>
          </table:table-cell>
          <table:table-cell office:value-type="float" office:value="370" calcext:value-type="float">
            <text:p>370</text:p>
          </table:table-cell>
          <table:table-cell table:formula="of:=IF([.A374]=&quot;&quot;;[.A373];&quot;&quot;)">
            <text:p/>
          </table:table-cell>
          <table:table-cell table:number-columns-repeated="4"/>
        </table:table-row>
        <table:table-row table:style-name="ro2">
          <table:table-cell table:formula="of:=IF([.A373]&lt;&gt;&quot;&quot;;IF(AND(ABS([.A373]-[.E$4]/[.A373])&gt;[.E$6];[.B373]&lt;[.E$5]);([.A373]+[.E$4]/[.A373])/2;&quot;&quot;);&quot;&quot;)">
            <text:p/>
          </table:table-cell>
          <table:table-cell office:value-type="float" office:value="371" calcext:value-type="float">
            <text:p>371</text:p>
          </table:table-cell>
          <table:table-cell table:formula="of:=IF([.A375]=&quot;&quot;;[.A374];&quot;&quot;)">
            <text:p/>
          </table:table-cell>
          <table:table-cell table:number-columns-repeated="4"/>
        </table:table-row>
        <table:table-row table:style-name="ro2">
          <table:table-cell table:formula="of:=IF([.A374]&lt;&gt;&quot;&quot;;IF(AND(ABS([.A374]-[.E$4]/[.A374])&gt;[.E$6];[.B374]&lt;[.E$5]);([.A374]+[.E$4]/[.A374])/2;&quot;&quot;);&quot;&quot;)">
            <text:p/>
          </table:table-cell>
          <table:table-cell office:value-type="float" office:value="372" calcext:value-type="float">
            <text:p>372</text:p>
          </table:table-cell>
          <table:table-cell table:formula="of:=IF([.A376]=&quot;&quot;;[.A375];&quot;&quot;)">
            <text:p/>
          </table:table-cell>
          <table:table-cell table:number-columns-repeated="4"/>
        </table:table-row>
        <table:table-row table:style-name="ro2">
          <table:table-cell table:formula="of:=IF([.A375]&lt;&gt;&quot;&quot;;IF(AND(ABS([.A375]-[.E$4]/[.A375])&gt;[.E$6];[.B375]&lt;[.E$5]);([.A375]+[.E$4]/[.A375])/2;&quot;&quot;);&quot;&quot;)">
            <text:p/>
          </table:table-cell>
          <table:table-cell office:value-type="float" office:value="373" calcext:value-type="float">
            <text:p>373</text:p>
          </table:table-cell>
          <table:table-cell table:formula="of:=IF([.A377]=&quot;&quot;;[.A376];&quot;&quot;)">
            <text:p/>
          </table:table-cell>
          <table:table-cell table:number-columns-repeated="4"/>
        </table:table-row>
        <table:table-row table:style-name="ro2">
          <table:table-cell table:formula="of:=IF([.A376]&lt;&gt;&quot;&quot;;IF(AND(ABS([.A376]-[.E$4]/[.A376])&gt;[.E$6];[.B376]&lt;[.E$5]);([.A376]+[.E$4]/[.A376])/2;&quot;&quot;);&quot;&quot;)">
            <text:p/>
          </table:table-cell>
          <table:table-cell office:value-type="float" office:value="374" calcext:value-type="float">
            <text:p>374</text:p>
          </table:table-cell>
          <table:table-cell table:formula="of:=IF([.A378]=&quot;&quot;;[.A377];&quot;&quot;)">
            <text:p/>
          </table:table-cell>
          <table:table-cell table:number-columns-repeated="4"/>
        </table:table-row>
        <table:table-row table:style-name="ro2">
          <table:table-cell table:formula="of:=IF([.A377]&lt;&gt;&quot;&quot;;IF(AND(ABS([.A377]-[.E$4]/[.A377])&gt;[.E$6];[.B377]&lt;[.E$5]);([.A377]+[.E$4]/[.A377])/2;&quot;&quot;);&quot;&quot;)">
            <text:p/>
          </table:table-cell>
          <table:table-cell office:value-type="float" office:value="375" calcext:value-type="float">
            <text:p>375</text:p>
          </table:table-cell>
          <table:table-cell table:formula="of:=IF([.A379]=&quot;&quot;;[.A378];&quot;&quot;)">
            <text:p/>
          </table:table-cell>
          <table:table-cell table:number-columns-repeated="4"/>
        </table:table-row>
        <table:table-row table:style-name="ro2">
          <table:table-cell table:formula="of:=IF([.A378]&lt;&gt;&quot;&quot;;IF(AND(ABS([.A378]-[.E$4]/[.A378])&gt;[.E$6];[.B378]&lt;[.E$5]);([.A378]+[.E$4]/[.A378])/2;&quot;&quot;);&quot;&quot;)">
            <text:p/>
          </table:table-cell>
          <table:table-cell office:value-type="float" office:value="376" calcext:value-type="float">
            <text:p>376</text:p>
          </table:table-cell>
          <table:table-cell table:formula="of:=IF([.A380]=&quot;&quot;;[.A379];&quot;&quot;)">
            <text:p/>
          </table:table-cell>
          <table:table-cell table:number-columns-repeated="4"/>
        </table:table-row>
        <table:table-row table:style-name="ro2">
          <table:table-cell table:formula="of:=IF([.A379]&lt;&gt;&quot;&quot;;IF(AND(ABS([.A379]-[.E$4]/[.A379])&gt;[.E$6];[.B379]&lt;[.E$5]);([.A379]+[.E$4]/[.A379])/2;&quot;&quot;);&quot;&quot;)">
            <text:p/>
          </table:table-cell>
          <table:table-cell office:value-type="float" office:value="377" calcext:value-type="float">
            <text:p>377</text:p>
          </table:table-cell>
          <table:table-cell table:formula="of:=IF([.A381]=&quot;&quot;;[.A380];&quot;&quot;)">
            <text:p/>
          </table:table-cell>
          <table:table-cell table:number-columns-repeated="4"/>
        </table:table-row>
        <table:table-row table:style-name="ro2">
          <table:table-cell table:formula="of:=IF([.A380]&lt;&gt;&quot;&quot;;IF(AND(ABS([.A380]-[.E$4]/[.A380])&gt;[.E$6];[.B380]&lt;[.E$5]);([.A380]+[.E$4]/[.A380])/2;&quot;&quot;);&quot;&quot;)">
            <text:p/>
          </table:table-cell>
          <table:table-cell office:value-type="float" office:value="378" calcext:value-type="float">
            <text:p>378</text:p>
          </table:table-cell>
          <table:table-cell table:formula="of:=IF([.A382]=&quot;&quot;;[.A381];&quot;&quot;)">
            <text:p/>
          </table:table-cell>
          <table:table-cell table:number-columns-repeated="4"/>
        </table:table-row>
        <table:table-row table:style-name="ro2">
          <table:table-cell table:formula="of:=IF([.A381]&lt;&gt;&quot;&quot;;IF(AND(ABS([.A381]-[.E$4]/[.A381])&gt;[.E$6];[.B381]&lt;[.E$5]);([.A381]+[.E$4]/[.A381])/2;&quot;&quot;);&quot;&quot;)">
            <text:p/>
          </table:table-cell>
          <table:table-cell office:value-type="float" office:value="379" calcext:value-type="float">
            <text:p>379</text:p>
          </table:table-cell>
          <table:table-cell table:formula="of:=IF([.A383]=&quot;&quot;;[.A382];&quot;&quot;)">
            <text:p/>
          </table:table-cell>
          <table:table-cell table:number-columns-repeated="4"/>
        </table:table-row>
        <table:table-row table:style-name="ro2">
          <table:table-cell table:formula="of:=IF([.A382]&lt;&gt;&quot;&quot;;IF(AND(ABS([.A382]-[.E$4]/[.A382])&gt;[.E$6];[.B382]&lt;[.E$5]);([.A382]+[.E$4]/[.A382])/2;&quot;&quot;);&quot;&quot;)">
            <text:p/>
          </table:table-cell>
          <table:table-cell office:value-type="float" office:value="380" calcext:value-type="float">
            <text:p>380</text:p>
          </table:table-cell>
          <table:table-cell table:formula="of:=IF([.A384]=&quot;&quot;;[.A383];&quot;&quot;)">
            <text:p/>
          </table:table-cell>
          <table:table-cell table:number-columns-repeated="4"/>
        </table:table-row>
        <table:table-row table:style-name="ro2">
          <table:table-cell table:formula="of:=IF([.A383]&lt;&gt;&quot;&quot;;IF(AND(ABS([.A383]-[.E$4]/[.A383])&gt;[.E$6];[.B383]&lt;[.E$5]);([.A383]+[.E$4]/[.A383])/2;&quot;&quot;);&quot;&quot;)">
            <text:p/>
          </table:table-cell>
          <table:table-cell office:value-type="float" office:value="381" calcext:value-type="float">
            <text:p>381</text:p>
          </table:table-cell>
          <table:table-cell table:formula="of:=IF([.A385]=&quot;&quot;;[.A384];&quot;&quot;)">
            <text:p/>
          </table:table-cell>
          <table:table-cell table:number-columns-repeated="4"/>
        </table:table-row>
        <table:table-row table:style-name="ro2">
          <table:table-cell table:formula="of:=IF([.A384]&lt;&gt;&quot;&quot;;IF(AND(ABS([.A384]-[.E$4]/[.A384])&gt;[.E$6];[.B384]&lt;[.E$5]);([.A384]+[.E$4]/[.A384])/2;&quot;&quot;);&quot;&quot;)">
            <text:p/>
          </table:table-cell>
          <table:table-cell office:value-type="float" office:value="382" calcext:value-type="float">
            <text:p>382</text:p>
          </table:table-cell>
          <table:table-cell table:formula="of:=IF([.A386]=&quot;&quot;;[.A385];&quot;&quot;)">
            <text:p/>
          </table:table-cell>
          <table:table-cell table:number-columns-repeated="4"/>
        </table:table-row>
        <table:table-row table:style-name="ro2">
          <table:table-cell table:formula="of:=IF([.A385]&lt;&gt;&quot;&quot;;IF(AND(ABS([.A385]-[.E$4]/[.A385])&gt;[.E$6];[.B385]&lt;[.E$5]);([.A385]+[.E$4]/[.A385])/2;&quot;&quot;);&quot;&quot;)">
            <text:p/>
          </table:table-cell>
          <table:table-cell office:value-type="float" office:value="383" calcext:value-type="float">
            <text:p>383</text:p>
          </table:table-cell>
          <table:table-cell table:formula="of:=IF([.A387]=&quot;&quot;;[.A386];&quot;&quot;)">
            <text:p/>
          </table:table-cell>
          <table:table-cell table:number-columns-repeated="4"/>
        </table:table-row>
        <table:table-row table:style-name="ro2">
          <table:table-cell table:formula="of:=IF([.A386]&lt;&gt;&quot;&quot;;IF(AND(ABS([.A386]-[.E$4]/[.A386])&gt;[.E$6];[.B386]&lt;[.E$5]);([.A386]+[.E$4]/[.A386])/2;&quot;&quot;);&quot;&quot;)">
            <text:p/>
          </table:table-cell>
          <table:table-cell office:value-type="float" office:value="384" calcext:value-type="float">
            <text:p>384</text:p>
          </table:table-cell>
          <table:table-cell table:formula="of:=IF([.A388]=&quot;&quot;;[.A387];&quot;&quot;)">
            <text:p/>
          </table:table-cell>
          <table:table-cell table:number-columns-repeated="4"/>
        </table:table-row>
        <table:table-row table:style-name="ro2">
          <table:table-cell table:formula="of:=IF([.A387]&lt;&gt;&quot;&quot;;IF(AND(ABS([.A387]-[.E$4]/[.A387])&gt;[.E$6];[.B387]&lt;[.E$5]);([.A387]+[.E$4]/[.A387])/2;&quot;&quot;);&quot;&quot;)">
            <text:p/>
          </table:table-cell>
          <table:table-cell office:value-type="float" office:value="385" calcext:value-type="float">
            <text:p>385</text:p>
          </table:table-cell>
          <table:table-cell table:formula="of:=IF([.A389]=&quot;&quot;;[.A388];&quot;&quot;)">
            <text:p/>
          </table:table-cell>
          <table:table-cell table:number-columns-repeated="4"/>
        </table:table-row>
        <table:table-row table:style-name="ro2">
          <table:table-cell table:formula="of:=IF([.A388]&lt;&gt;&quot;&quot;;IF(AND(ABS([.A388]-[.E$4]/[.A388])&gt;[.E$6];[.B388]&lt;[.E$5]);([.A388]+[.E$4]/[.A388])/2;&quot;&quot;);&quot;&quot;)">
            <text:p/>
          </table:table-cell>
          <table:table-cell office:value-type="float" office:value="386" calcext:value-type="float">
            <text:p>386</text:p>
          </table:table-cell>
          <table:table-cell table:formula="of:=IF([.A390]=&quot;&quot;;[.A389];&quot;&quot;)">
            <text:p/>
          </table:table-cell>
          <table:table-cell table:number-columns-repeated="4"/>
        </table:table-row>
        <table:table-row table:style-name="ro2">
          <table:table-cell table:formula="of:=IF([.A389]&lt;&gt;&quot;&quot;;IF(AND(ABS([.A389]-[.E$4]/[.A389])&gt;[.E$6];[.B389]&lt;[.E$5]);([.A389]+[.E$4]/[.A389])/2;&quot;&quot;);&quot;&quot;)">
            <text:p/>
          </table:table-cell>
          <table:table-cell office:value-type="float" office:value="387" calcext:value-type="float">
            <text:p>387</text:p>
          </table:table-cell>
          <table:table-cell table:formula="of:=IF([.A391]=&quot;&quot;;[.A390];&quot;&quot;)">
            <text:p/>
          </table:table-cell>
          <table:table-cell table:number-columns-repeated="4"/>
        </table:table-row>
        <table:table-row table:style-name="ro2">
          <table:table-cell table:formula="of:=IF([.A390]&lt;&gt;&quot;&quot;;IF(AND(ABS([.A390]-[.E$4]/[.A390])&gt;[.E$6];[.B390]&lt;[.E$5]);([.A390]+[.E$4]/[.A390])/2;&quot;&quot;);&quot;&quot;)">
            <text:p/>
          </table:table-cell>
          <table:table-cell office:value-type="float" office:value="388" calcext:value-type="float">
            <text:p>388</text:p>
          </table:table-cell>
          <table:table-cell table:formula="of:=IF([.A392]=&quot;&quot;;[.A391];&quot;&quot;)">
            <text:p/>
          </table:table-cell>
          <table:table-cell table:number-columns-repeated="4"/>
        </table:table-row>
        <table:table-row table:style-name="ro2">
          <table:table-cell table:formula="of:=IF([.A391]&lt;&gt;&quot;&quot;;IF(AND(ABS([.A391]-[.E$4]/[.A391])&gt;[.E$6];[.B391]&lt;[.E$5]);([.A391]+[.E$4]/[.A391])/2;&quot;&quot;);&quot;&quot;)">
            <text:p/>
          </table:table-cell>
          <table:table-cell office:value-type="float" office:value="389" calcext:value-type="float">
            <text:p>389</text:p>
          </table:table-cell>
          <table:table-cell table:formula="of:=IF([.A393]=&quot;&quot;;[.A392];&quot;&quot;)">
            <text:p/>
          </table:table-cell>
          <table:table-cell table:number-columns-repeated="4"/>
        </table:table-row>
        <table:table-row table:style-name="ro2">
          <table:table-cell table:formula="of:=IF([.A392]&lt;&gt;&quot;&quot;;IF(AND(ABS([.A392]-[.E$4]/[.A392])&gt;[.E$6];[.B392]&lt;[.E$5]);([.A392]+[.E$4]/[.A392])/2;&quot;&quot;);&quot;&quot;)">
            <text:p/>
          </table:table-cell>
          <table:table-cell office:value-type="float" office:value="390" calcext:value-type="float">
            <text:p>390</text:p>
          </table:table-cell>
          <table:table-cell table:formula="of:=IF([.A394]=&quot;&quot;;[.A393];&quot;&quot;)">
            <text:p/>
          </table:table-cell>
          <table:table-cell table:number-columns-repeated="4"/>
        </table:table-row>
        <table:table-row table:style-name="ro2">
          <table:table-cell table:formula="of:=IF([.A393]&lt;&gt;&quot;&quot;;IF(AND(ABS([.A393]-[.E$4]/[.A393])&gt;[.E$6];[.B393]&lt;[.E$5]);([.A393]+[.E$4]/[.A393])/2;&quot;&quot;);&quot;&quot;)">
            <text:p/>
          </table:table-cell>
          <table:table-cell office:value-type="float" office:value="391" calcext:value-type="float">
            <text:p>391</text:p>
          </table:table-cell>
          <table:table-cell table:formula="of:=IF([.A395]=&quot;&quot;;[.A394];&quot;&quot;)">
            <text:p/>
          </table:table-cell>
          <table:table-cell table:number-columns-repeated="4"/>
        </table:table-row>
        <table:table-row table:style-name="ro2">
          <table:table-cell table:formula="of:=IF([.A394]&lt;&gt;&quot;&quot;;IF(AND(ABS([.A394]-[.E$4]/[.A394])&gt;[.E$6];[.B394]&lt;[.E$5]);([.A394]+[.E$4]/[.A394])/2;&quot;&quot;);&quot;&quot;)">
            <text:p/>
          </table:table-cell>
          <table:table-cell office:value-type="float" office:value="392" calcext:value-type="float">
            <text:p>392</text:p>
          </table:table-cell>
          <table:table-cell table:formula="of:=IF([.A396]=&quot;&quot;;[.A395];&quot;&quot;)">
            <text:p/>
          </table:table-cell>
          <table:table-cell table:number-columns-repeated="4"/>
        </table:table-row>
        <table:table-row table:style-name="ro2">
          <table:table-cell table:formula="of:=IF([.A395]&lt;&gt;&quot;&quot;;IF(AND(ABS([.A395]-[.E$4]/[.A395])&gt;[.E$6];[.B395]&lt;[.E$5]);([.A395]+[.E$4]/[.A395])/2;&quot;&quot;);&quot;&quot;)">
            <text:p/>
          </table:table-cell>
          <table:table-cell office:value-type="float" office:value="393" calcext:value-type="float">
            <text:p>393</text:p>
          </table:table-cell>
          <table:table-cell table:formula="of:=IF([.A397]=&quot;&quot;;[.A396];&quot;&quot;)">
            <text:p/>
          </table:table-cell>
          <table:table-cell table:number-columns-repeated="4"/>
        </table:table-row>
        <table:table-row table:style-name="ro2">
          <table:table-cell table:formula="of:=IF([.A396]&lt;&gt;&quot;&quot;;IF(AND(ABS([.A396]-[.E$4]/[.A396])&gt;[.E$6];[.B396]&lt;[.E$5]);([.A396]+[.E$4]/[.A396])/2;&quot;&quot;);&quot;&quot;)">
            <text:p/>
          </table:table-cell>
          <table:table-cell office:value-type="float" office:value="394" calcext:value-type="float">
            <text:p>394</text:p>
          </table:table-cell>
          <table:table-cell table:formula="of:=IF([.A398]=&quot;&quot;;[.A397];&quot;&quot;)">
            <text:p/>
          </table:table-cell>
          <table:table-cell table:number-columns-repeated="4"/>
        </table:table-row>
        <table:table-row table:style-name="ro2">
          <table:table-cell table:formula="of:=IF([.A397]&lt;&gt;&quot;&quot;;IF(AND(ABS([.A397]-[.E$4]/[.A397])&gt;[.E$6];[.B397]&lt;[.E$5]);([.A397]+[.E$4]/[.A397])/2;&quot;&quot;);&quot;&quot;)">
            <text:p/>
          </table:table-cell>
          <table:table-cell office:value-type="float" office:value="395" calcext:value-type="float">
            <text:p>395</text:p>
          </table:table-cell>
          <table:table-cell table:formula="of:=IF([.A399]=&quot;&quot;;[.A398];&quot;&quot;)">
            <text:p/>
          </table:table-cell>
          <table:table-cell table:number-columns-repeated="4"/>
        </table:table-row>
        <table:table-row table:style-name="ro2">
          <table:table-cell table:formula="of:=IF([.A398]&lt;&gt;&quot;&quot;;IF(AND(ABS([.A398]-[.E$4]/[.A398])&gt;[.E$6];[.B398]&lt;[.E$5]);([.A398]+[.E$4]/[.A398])/2;&quot;&quot;);&quot;&quot;)">
            <text:p/>
          </table:table-cell>
          <table:table-cell office:value-type="float" office:value="396" calcext:value-type="float">
            <text:p>396</text:p>
          </table:table-cell>
          <table:table-cell table:formula="of:=IF([.A400]=&quot;&quot;;[.A399];&quot;&quot;)">
            <text:p/>
          </table:table-cell>
          <table:table-cell table:number-columns-repeated="4"/>
        </table:table-row>
        <table:table-row table:style-name="ro2">
          <table:table-cell table:formula="of:=IF([.A399]&lt;&gt;&quot;&quot;;IF(AND(ABS([.A399]-[.E$4]/[.A399])&gt;[.E$6];[.B399]&lt;[.E$5]);([.A399]+[.E$4]/[.A399])/2;&quot;&quot;);&quot;&quot;)">
            <text:p/>
          </table:table-cell>
          <table:table-cell office:value-type="float" office:value="397" calcext:value-type="float">
            <text:p>397</text:p>
          </table:table-cell>
          <table:table-cell table:formula="of:=IF([.A401]=&quot;&quot;;[.A400];&quot;&quot;)">
            <text:p/>
          </table:table-cell>
          <table:table-cell table:number-columns-repeated="4"/>
        </table:table-row>
        <table:table-row table:style-name="ro2">
          <table:table-cell table:formula="of:=IF([.A400]&lt;&gt;&quot;&quot;;IF(AND(ABS([.A400]-[.E$4]/[.A400])&gt;[.E$6];[.B400]&lt;[.E$5]);([.A400]+[.E$4]/[.A400])/2;&quot;&quot;);&quot;&quot;)">
            <text:p/>
          </table:table-cell>
          <table:table-cell office:value-type="float" office:value="398" calcext:value-type="float">
            <text:p>398</text:p>
          </table:table-cell>
          <table:table-cell table:formula="of:=IF([.A402]=&quot;&quot;;[.A401];&quot;&quot;)">
            <text:p/>
          </table:table-cell>
          <table:table-cell table:number-columns-repeated="4"/>
        </table:table-row>
        <table:table-row table:style-name="ro2">
          <table:table-cell table:formula="of:=IF([.A401]&lt;&gt;&quot;&quot;;IF(AND(ABS([.A401]-[.E$4]/[.A401])&gt;[.E$6];[.B401]&lt;[.E$5]);([.A401]+[.E$4]/[.A401])/2;&quot;&quot;);&quot;&quot;)">
            <text:p/>
          </table:table-cell>
          <table:table-cell office:value-type="float" office:value="399" calcext:value-type="float">
            <text:p>399</text:p>
          </table:table-cell>
          <table:table-cell table:formula="of:=IF([.A403]=&quot;&quot;;[.A402];&quot;&quot;)">
            <text:p/>
          </table:table-cell>
          <table:table-cell table:number-columns-repeated="4"/>
        </table:table-row>
        <table:table-row table:style-name="ro2">
          <table:table-cell table:formula="of:=IF([.A402]&lt;&gt;&quot;&quot;;IF(AND(ABS([.A402]-[.E$4]/[.A402])&gt;[.E$6];[.B402]&lt;[.E$5]);([.A402]+[.E$4]/[.A402])/2;&quot;&quot;);&quot;&quot;)">
            <text:p/>
          </table:table-cell>
          <table:table-cell office:value-type="float" office:value="400" calcext:value-type="float">
            <text:p>400</text:p>
          </table:table-cell>
          <table:table-cell table:formula="of:=IF([.A404]=&quot;&quot;;[.A403];&quot;&quot;)">
            <text:p/>
          </table:table-cell>
          <table:table-cell table:number-columns-repeated="4"/>
        </table:table-row>
        <table:table-row table:style-name="ro2">
          <table:table-cell table:formula="of:=IF([.A403]&lt;&gt;&quot;&quot;;IF(AND(ABS([.A403]-[.E$4]/[.A403])&gt;[.E$6];[.B403]&lt;[.E$5]);([.A403]+[.E$4]/[.A403])/2;&quot;&quot;);&quot;&quot;)">
            <text:p/>
          </table:table-cell>
          <table:table-cell office:value-type="float" office:value="401" calcext:value-type="float">
            <text:p>401</text:p>
          </table:table-cell>
          <table:table-cell table:formula="of:=IF([.A405]=&quot;&quot;;[.A404];&quot;&quot;)">
            <text:p/>
          </table:table-cell>
          <table:table-cell table:number-columns-repeated="4"/>
        </table:table-row>
        <table:table-row table:style-name="ro2">
          <table:table-cell table:formula="of:=IF([.A404]&lt;&gt;&quot;&quot;;IF(AND(ABS([.A404]-[.E$4]/[.A404])&gt;[.E$6];[.B404]&lt;[.E$5]);([.A404]+[.E$4]/[.A404])/2;&quot;&quot;);&quot;&quot;)">
            <text:p/>
          </table:table-cell>
          <table:table-cell office:value-type="float" office:value="402" calcext:value-type="float">
            <text:p>402</text:p>
          </table:table-cell>
          <table:table-cell table:formula="of:=IF([.A406]=&quot;&quot;;[.A405];&quot;&quot;)">
            <text:p/>
          </table:table-cell>
          <table:table-cell table:number-columns-repeated="4"/>
        </table:table-row>
        <table:table-row table:style-name="ro2">
          <table:table-cell table:formula="of:=IF([.A405]&lt;&gt;&quot;&quot;;IF(AND(ABS([.A405]-[.E$4]/[.A405])&gt;[.E$6];[.B405]&lt;[.E$5]);([.A405]+[.E$4]/[.A405])/2;&quot;&quot;);&quot;&quot;)">
            <text:p/>
          </table:table-cell>
          <table:table-cell office:value-type="float" office:value="403" calcext:value-type="float">
            <text:p>403</text:p>
          </table:table-cell>
          <table:table-cell table:formula="of:=IF([.A407]=&quot;&quot;;[.A406];&quot;&quot;)">
            <text:p/>
          </table:table-cell>
          <table:table-cell table:number-columns-repeated="4"/>
        </table:table-row>
        <table:table-row table:style-name="ro2">
          <table:table-cell table:formula="of:=IF([.A406]&lt;&gt;&quot;&quot;;IF(AND(ABS([.A406]-[.E$4]/[.A406])&gt;[.E$6];[.B406]&lt;[.E$5]);([.A406]+[.E$4]/[.A406])/2;&quot;&quot;);&quot;&quot;)">
            <text:p/>
          </table:table-cell>
          <table:table-cell office:value-type="float" office:value="404" calcext:value-type="float">
            <text:p>404</text:p>
          </table:table-cell>
          <table:table-cell table:formula="of:=IF([.A408]=&quot;&quot;;[.A407];&quot;&quot;)">
            <text:p/>
          </table:table-cell>
          <table:table-cell table:number-columns-repeated="4"/>
        </table:table-row>
        <table:table-row table:style-name="ro2">
          <table:table-cell table:formula="of:=IF([.A407]&lt;&gt;&quot;&quot;;IF(AND(ABS([.A407]-[.E$4]/[.A407])&gt;[.E$6];[.B407]&lt;[.E$5]);([.A407]+[.E$4]/[.A407])/2;&quot;&quot;);&quot;&quot;)">
            <text:p/>
          </table:table-cell>
          <table:table-cell office:value-type="float" office:value="405" calcext:value-type="float">
            <text:p>405</text:p>
          </table:table-cell>
          <table:table-cell table:formula="of:=IF([.A409]=&quot;&quot;;[.A408];&quot;&quot;)">
            <text:p/>
          </table:table-cell>
          <table:table-cell table:number-columns-repeated="4"/>
        </table:table-row>
        <table:table-row table:style-name="ro2">
          <table:table-cell table:formula="of:=IF([.A408]&lt;&gt;&quot;&quot;;IF(AND(ABS([.A408]-[.E$4]/[.A408])&gt;[.E$6];[.B408]&lt;[.E$5]);([.A408]+[.E$4]/[.A408])/2;&quot;&quot;);&quot;&quot;)">
            <text:p/>
          </table:table-cell>
          <table:table-cell office:value-type="float" office:value="406" calcext:value-type="float">
            <text:p>406</text:p>
          </table:table-cell>
          <table:table-cell table:formula="of:=IF([.A410]=&quot;&quot;;[.A409];&quot;&quot;)">
            <text:p/>
          </table:table-cell>
          <table:table-cell table:number-columns-repeated="4"/>
        </table:table-row>
        <table:table-row table:style-name="ro2">
          <table:table-cell table:formula="of:=IF([.A409]&lt;&gt;&quot;&quot;;IF(AND(ABS([.A409]-[.E$4]/[.A409])&gt;[.E$6];[.B409]&lt;[.E$5]);([.A409]+[.E$4]/[.A409])/2;&quot;&quot;);&quot;&quot;)">
            <text:p/>
          </table:table-cell>
          <table:table-cell office:value-type="float" office:value="407" calcext:value-type="float">
            <text:p>407</text:p>
          </table:table-cell>
          <table:table-cell table:formula="of:=IF([.A411]=&quot;&quot;;[.A410];&quot;&quot;)">
            <text:p/>
          </table:table-cell>
          <table:table-cell table:number-columns-repeated="4"/>
        </table:table-row>
        <table:table-row table:style-name="ro2">
          <table:table-cell table:formula="of:=IF([.A410]&lt;&gt;&quot;&quot;;IF(AND(ABS([.A410]-[.E$4]/[.A410])&gt;[.E$6];[.B410]&lt;[.E$5]);([.A410]+[.E$4]/[.A410])/2;&quot;&quot;);&quot;&quot;)">
            <text:p/>
          </table:table-cell>
          <table:table-cell office:value-type="float" office:value="408" calcext:value-type="float">
            <text:p>408</text:p>
          </table:table-cell>
          <table:table-cell table:formula="of:=IF([.A412]=&quot;&quot;;[.A411];&quot;&quot;)">
            <text:p/>
          </table:table-cell>
          <table:table-cell table:number-columns-repeated="4"/>
        </table:table-row>
        <table:table-row table:style-name="ro2">
          <table:table-cell table:formula="of:=IF([.A411]&lt;&gt;&quot;&quot;;IF(AND(ABS([.A411]-[.E$4]/[.A411])&gt;[.E$6];[.B411]&lt;[.E$5]);([.A411]+[.E$4]/[.A411])/2;&quot;&quot;);&quot;&quot;)">
            <text:p/>
          </table:table-cell>
          <table:table-cell office:value-type="float" office:value="409" calcext:value-type="float">
            <text:p>409</text:p>
          </table:table-cell>
          <table:table-cell table:formula="of:=IF([.A413]=&quot;&quot;;[.A412];&quot;&quot;)">
            <text:p/>
          </table:table-cell>
          <table:table-cell table:number-columns-repeated="4"/>
        </table:table-row>
        <table:table-row table:style-name="ro2">
          <table:table-cell table:formula="of:=IF([.A412]&lt;&gt;&quot;&quot;;IF(AND(ABS([.A412]-[.E$4]/[.A412])&gt;[.E$6];[.B412]&lt;[.E$5]);([.A412]+[.E$4]/[.A412])/2;&quot;&quot;);&quot;&quot;)">
            <text:p/>
          </table:table-cell>
          <table:table-cell office:value-type="float" office:value="410" calcext:value-type="float">
            <text:p>410</text:p>
          </table:table-cell>
          <table:table-cell table:formula="of:=IF([.A414]=&quot;&quot;;[.A413];&quot;&quot;)">
            <text:p/>
          </table:table-cell>
          <table:table-cell table:number-columns-repeated="4"/>
        </table:table-row>
        <table:table-row table:style-name="ro2">
          <table:table-cell table:formula="of:=IF([.A413]&lt;&gt;&quot;&quot;;IF(AND(ABS([.A413]-[.E$4]/[.A413])&gt;[.E$6];[.B413]&lt;[.E$5]);([.A413]+[.E$4]/[.A413])/2;&quot;&quot;);&quot;&quot;)">
            <text:p/>
          </table:table-cell>
          <table:table-cell office:value-type="float" office:value="411" calcext:value-type="float">
            <text:p>411</text:p>
          </table:table-cell>
          <table:table-cell table:formula="of:=IF([.A415]=&quot;&quot;;[.A414];&quot;&quot;)">
            <text:p/>
          </table:table-cell>
          <table:table-cell table:number-columns-repeated="4"/>
        </table:table-row>
        <table:table-row table:style-name="ro2">
          <table:table-cell table:formula="of:=IF([.A414]&lt;&gt;&quot;&quot;;IF(AND(ABS([.A414]-[.E$4]/[.A414])&gt;[.E$6];[.B414]&lt;[.E$5]);([.A414]+[.E$4]/[.A414])/2;&quot;&quot;);&quot;&quot;)">
            <text:p/>
          </table:table-cell>
          <table:table-cell office:value-type="float" office:value="412" calcext:value-type="float">
            <text:p>412</text:p>
          </table:table-cell>
          <table:table-cell table:formula="of:=IF([.A416]=&quot;&quot;;[.A415];&quot;&quot;)">
            <text:p/>
          </table:table-cell>
          <table:table-cell table:number-columns-repeated="4"/>
        </table:table-row>
        <table:table-row table:style-name="ro2">
          <table:table-cell table:formula="of:=IF([.A415]&lt;&gt;&quot;&quot;;IF(AND(ABS([.A415]-[.E$4]/[.A415])&gt;[.E$6];[.B415]&lt;[.E$5]);([.A415]+[.E$4]/[.A415])/2;&quot;&quot;);&quot;&quot;)">
            <text:p/>
          </table:table-cell>
          <table:table-cell office:value-type="float" office:value="413" calcext:value-type="float">
            <text:p>413</text:p>
          </table:table-cell>
          <table:table-cell table:formula="of:=IF([.A417]=&quot;&quot;;[.A416];&quot;&quot;)">
            <text:p/>
          </table:table-cell>
          <table:table-cell table:number-columns-repeated="4"/>
        </table:table-row>
        <table:table-row table:style-name="ro2">
          <table:table-cell table:formula="of:=IF([.A416]&lt;&gt;&quot;&quot;;IF(AND(ABS([.A416]-[.E$4]/[.A416])&gt;[.E$6];[.B416]&lt;[.E$5]);([.A416]+[.E$4]/[.A416])/2;&quot;&quot;);&quot;&quot;)">
            <text:p/>
          </table:table-cell>
          <table:table-cell office:value-type="float" office:value="414" calcext:value-type="float">
            <text:p>414</text:p>
          </table:table-cell>
          <table:table-cell table:formula="of:=IF([.A418]=&quot;&quot;;[.A417];&quot;&quot;)">
            <text:p/>
          </table:table-cell>
          <table:table-cell table:number-columns-repeated="4"/>
        </table:table-row>
        <table:table-row table:style-name="ro2">
          <table:table-cell table:formula="of:=IF([.A417]&lt;&gt;&quot;&quot;;IF(AND(ABS([.A417]-[.E$4]/[.A417])&gt;[.E$6];[.B417]&lt;[.E$5]);([.A417]+[.E$4]/[.A417])/2;&quot;&quot;);&quot;&quot;)">
            <text:p/>
          </table:table-cell>
          <table:table-cell office:value-type="float" office:value="415" calcext:value-type="float">
            <text:p>415</text:p>
          </table:table-cell>
          <table:table-cell table:formula="of:=IF([.A419]=&quot;&quot;;[.A418];&quot;&quot;)">
            <text:p/>
          </table:table-cell>
          <table:table-cell table:number-columns-repeated="4"/>
        </table:table-row>
        <table:table-row table:style-name="ro2">
          <table:table-cell table:formula="of:=IF([.A418]&lt;&gt;&quot;&quot;;IF(AND(ABS([.A418]-[.E$4]/[.A418])&gt;[.E$6];[.B418]&lt;[.E$5]);([.A418]+[.E$4]/[.A418])/2;&quot;&quot;);&quot;&quot;)">
            <text:p/>
          </table:table-cell>
          <table:table-cell office:value-type="float" office:value="416" calcext:value-type="float">
            <text:p>416</text:p>
          </table:table-cell>
          <table:table-cell table:formula="of:=IF([.A420]=&quot;&quot;;[.A419];&quot;&quot;)">
            <text:p/>
          </table:table-cell>
          <table:table-cell table:number-columns-repeated="4"/>
        </table:table-row>
        <table:table-row table:style-name="ro2">
          <table:table-cell table:formula="of:=IF([.A419]&lt;&gt;&quot;&quot;;IF(AND(ABS([.A419]-[.E$4]/[.A419])&gt;[.E$6];[.B419]&lt;[.E$5]);([.A419]+[.E$4]/[.A419])/2;&quot;&quot;);&quot;&quot;)">
            <text:p/>
          </table:table-cell>
          <table:table-cell office:value-type="float" office:value="417" calcext:value-type="float">
            <text:p>417</text:p>
          </table:table-cell>
          <table:table-cell table:formula="of:=IF([.A421]=&quot;&quot;;[.A420];&quot;&quot;)">
            <text:p/>
          </table:table-cell>
          <table:table-cell table:number-columns-repeated="4"/>
        </table:table-row>
        <table:table-row table:style-name="ro2">
          <table:table-cell table:formula="of:=IF([.A420]&lt;&gt;&quot;&quot;;IF(AND(ABS([.A420]-[.E$4]/[.A420])&gt;[.E$6];[.B420]&lt;[.E$5]);([.A420]+[.E$4]/[.A420])/2;&quot;&quot;);&quot;&quot;)">
            <text:p/>
          </table:table-cell>
          <table:table-cell office:value-type="float" office:value="418" calcext:value-type="float">
            <text:p>418</text:p>
          </table:table-cell>
          <table:table-cell table:formula="of:=IF([.A422]=&quot;&quot;;[.A421];&quot;&quot;)">
            <text:p/>
          </table:table-cell>
          <table:table-cell table:number-columns-repeated="4"/>
        </table:table-row>
        <table:table-row table:style-name="ro2">
          <table:table-cell table:formula="of:=IF([.A421]&lt;&gt;&quot;&quot;;IF(AND(ABS([.A421]-[.E$4]/[.A421])&gt;[.E$6];[.B421]&lt;[.E$5]);([.A421]+[.E$4]/[.A421])/2;&quot;&quot;);&quot;&quot;)">
            <text:p/>
          </table:table-cell>
          <table:table-cell office:value-type="float" office:value="419" calcext:value-type="float">
            <text:p>419</text:p>
          </table:table-cell>
          <table:table-cell table:formula="of:=IF([.A423]=&quot;&quot;;[.A422];&quot;&quot;)">
            <text:p/>
          </table:table-cell>
          <table:table-cell table:number-columns-repeated="4"/>
        </table:table-row>
        <table:table-row table:style-name="ro2">
          <table:table-cell table:formula="of:=IF([.A422]&lt;&gt;&quot;&quot;;IF(AND(ABS([.A422]-[.E$4]/[.A422])&gt;[.E$6];[.B422]&lt;[.E$5]);([.A422]+[.E$4]/[.A422])/2;&quot;&quot;);&quot;&quot;)">
            <text:p/>
          </table:table-cell>
          <table:table-cell office:value-type="float" office:value="420" calcext:value-type="float">
            <text:p>420</text:p>
          </table:table-cell>
          <table:table-cell table:formula="of:=IF([.A424]=&quot;&quot;;[.A423];&quot;&quot;)">
            <text:p/>
          </table:table-cell>
          <table:table-cell table:number-columns-repeated="4"/>
        </table:table-row>
        <table:table-row table:style-name="ro2">
          <table:table-cell table:formula="of:=IF([.A423]&lt;&gt;&quot;&quot;;IF(AND(ABS([.A423]-[.E$4]/[.A423])&gt;[.E$6];[.B423]&lt;[.E$5]);([.A423]+[.E$4]/[.A423])/2;&quot;&quot;);&quot;&quot;)">
            <text:p/>
          </table:table-cell>
          <table:table-cell office:value-type="float" office:value="421" calcext:value-type="float">
            <text:p>421</text:p>
          </table:table-cell>
          <table:table-cell table:formula="of:=IF([.A425]=&quot;&quot;;[.A424];&quot;&quot;)">
            <text:p/>
          </table:table-cell>
          <table:table-cell table:number-columns-repeated="4"/>
        </table:table-row>
        <table:table-row table:style-name="ro2">
          <table:table-cell table:formula="of:=IF([.A424]&lt;&gt;&quot;&quot;;IF(AND(ABS([.A424]-[.E$4]/[.A424])&gt;[.E$6];[.B424]&lt;[.E$5]);([.A424]+[.E$4]/[.A424])/2;&quot;&quot;);&quot;&quot;)">
            <text:p/>
          </table:table-cell>
          <table:table-cell office:value-type="float" office:value="422" calcext:value-type="float">
            <text:p>422</text:p>
          </table:table-cell>
          <table:table-cell table:formula="of:=IF([.A426]=&quot;&quot;;[.A425];&quot;&quot;)">
            <text:p/>
          </table:table-cell>
          <table:table-cell table:number-columns-repeated="4"/>
        </table:table-row>
        <table:table-row table:style-name="ro2">
          <table:table-cell table:formula="of:=IF([.A425]&lt;&gt;&quot;&quot;;IF(AND(ABS([.A425]-[.E$4]/[.A425])&gt;[.E$6];[.B425]&lt;[.E$5]);([.A425]+[.E$4]/[.A425])/2;&quot;&quot;);&quot;&quot;)">
            <text:p/>
          </table:table-cell>
          <table:table-cell office:value-type="float" office:value="423" calcext:value-type="float">
            <text:p>423</text:p>
          </table:table-cell>
          <table:table-cell table:formula="of:=IF([.A427]=&quot;&quot;;[.A426];&quot;&quot;)">
            <text:p/>
          </table:table-cell>
          <table:table-cell table:number-columns-repeated="4"/>
        </table:table-row>
        <table:table-row table:style-name="ro2">
          <table:table-cell table:formula="of:=IF([.A426]&lt;&gt;&quot;&quot;;IF(AND(ABS([.A426]-[.E$4]/[.A426])&gt;[.E$6];[.B426]&lt;[.E$5]);([.A426]+[.E$4]/[.A426])/2;&quot;&quot;);&quot;&quot;)">
            <text:p/>
          </table:table-cell>
          <table:table-cell office:value-type="float" office:value="424" calcext:value-type="float">
            <text:p>424</text:p>
          </table:table-cell>
          <table:table-cell table:formula="of:=IF([.A428]=&quot;&quot;;[.A427];&quot;&quot;)">
            <text:p/>
          </table:table-cell>
          <table:table-cell table:number-columns-repeated="4"/>
        </table:table-row>
        <table:table-row table:style-name="ro2">
          <table:table-cell table:formula="of:=IF([.A427]&lt;&gt;&quot;&quot;;IF(AND(ABS([.A427]-[.E$4]/[.A427])&gt;[.E$6];[.B427]&lt;[.E$5]);([.A427]+[.E$4]/[.A427])/2;&quot;&quot;);&quot;&quot;)">
            <text:p/>
          </table:table-cell>
          <table:table-cell office:value-type="float" office:value="425" calcext:value-type="float">
            <text:p>425</text:p>
          </table:table-cell>
          <table:table-cell table:formula="of:=IF([.A429]=&quot;&quot;;[.A428];&quot;&quot;)">
            <text:p/>
          </table:table-cell>
          <table:table-cell table:number-columns-repeated="4"/>
        </table:table-row>
        <table:table-row table:style-name="ro2">
          <table:table-cell table:formula="of:=IF([.A428]&lt;&gt;&quot;&quot;;IF(AND(ABS([.A428]-[.E$4]/[.A428])&gt;[.E$6];[.B428]&lt;[.E$5]);([.A428]+[.E$4]/[.A428])/2;&quot;&quot;);&quot;&quot;)">
            <text:p/>
          </table:table-cell>
          <table:table-cell office:value-type="float" office:value="426" calcext:value-type="float">
            <text:p>426</text:p>
          </table:table-cell>
          <table:table-cell table:formula="of:=IF([.A430]=&quot;&quot;;[.A429];&quot;&quot;)">
            <text:p/>
          </table:table-cell>
          <table:table-cell table:number-columns-repeated="4"/>
        </table:table-row>
        <table:table-row table:style-name="ro2">
          <table:table-cell table:formula="of:=IF([.A429]&lt;&gt;&quot;&quot;;IF(AND(ABS([.A429]-[.E$4]/[.A429])&gt;[.E$6];[.B429]&lt;[.E$5]);([.A429]+[.E$4]/[.A429])/2;&quot;&quot;);&quot;&quot;)">
            <text:p/>
          </table:table-cell>
          <table:table-cell office:value-type="float" office:value="427" calcext:value-type="float">
            <text:p>427</text:p>
          </table:table-cell>
          <table:table-cell table:formula="of:=IF([.A431]=&quot;&quot;;[.A430];&quot;&quot;)">
            <text:p/>
          </table:table-cell>
          <table:table-cell table:number-columns-repeated="4"/>
        </table:table-row>
        <table:table-row table:style-name="ro2">
          <table:table-cell table:formula="of:=IF([.A430]&lt;&gt;&quot;&quot;;IF(AND(ABS([.A430]-[.E$4]/[.A430])&gt;[.E$6];[.B430]&lt;[.E$5]);([.A430]+[.E$4]/[.A430])/2;&quot;&quot;);&quot;&quot;)">
            <text:p/>
          </table:table-cell>
          <table:table-cell office:value-type="float" office:value="428" calcext:value-type="float">
            <text:p>428</text:p>
          </table:table-cell>
          <table:table-cell table:formula="of:=IF([.A432]=&quot;&quot;;[.A431];&quot;&quot;)">
            <text:p/>
          </table:table-cell>
          <table:table-cell table:number-columns-repeated="4"/>
        </table:table-row>
        <table:table-row table:style-name="ro2">
          <table:table-cell table:formula="of:=IF([.A431]&lt;&gt;&quot;&quot;;IF(AND(ABS([.A431]-[.E$4]/[.A431])&gt;[.E$6];[.B431]&lt;[.E$5]);([.A431]+[.E$4]/[.A431])/2;&quot;&quot;);&quot;&quot;)">
            <text:p/>
          </table:table-cell>
          <table:table-cell office:value-type="float" office:value="429" calcext:value-type="float">
            <text:p>429</text:p>
          </table:table-cell>
          <table:table-cell table:formula="of:=IF([.A433]=&quot;&quot;;[.A432];&quot;&quot;)">
            <text:p/>
          </table:table-cell>
          <table:table-cell table:number-columns-repeated="4"/>
        </table:table-row>
        <table:table-row table:style-name="ro2">
          <table:table-cell table:formula="of:=IF([.A432]&lt;&gt;&quot;&quot;;IF(AND(ABS([.A432]-[.E$4]/[.A432])&gt;[.E$6];[.B432]&lt;[.E$5]);([.A432]+[.E$4]/[.A432])/2;&quot;&quot;);&quot;&quot;)">
            <text:p/>
          </table:table-cell>
          <table:table-cell office:value-type="float" office:value="430" calcext:value-type="float">
            <text:p>430</text:p>
          </table:table-cell>
          <table:table-cell table:formula="of:=IF([.A434]=&quot;&quot;;[.A433];&quot;&quot;)">
            <text:p/>
          </table:table-cell>
          <table:table-cell table:number-columns-repeated="4"/>
        </table:table-row>
        <table:table-row table:style-name="ro2">
          <table:table-cell table:formula="of:=IF([.A433]&lt;&gt;&quot;&quot;;IF(AND(ABS([.A433]-[.E$4]/[.A433])&gt;[.E$6];[.B433]&lt;[.E$5]);([.A433]+[.E$4]/[.A433])/2;&quot;&quot;);&quot;&quot;)">
            <text:p/>
          </table:table-cell>
          <table:table-cell office:value-type="float" office:value="431" calcext:value-type="float">
            <text:p>431</text:p>
          </table:table-cell>
          <table:table-cell table:formula="of:=IF([.A435]=&quot;&quot;;[.A434];&quot;&quot;)">
            <text:p/>
          </table:table-cell>
          <table:table-cell table:number-columns-repeated="4"/>
        </table:table-row>
        <table:table-row table:style-name="ro2">
          <table:table-cell table:formula="of:=IF([.A434]&lt;&gt;&quot;&quot;;IF(AND(ABS([.A434]-[.E$4]/[.A434])&gt;[.E$6];[.B434]&lt;[.E$5]);([.A434]+[.E$4]/[.A434])/2;&quot;&quot;);&quot;&quot;)">
            <text:p/>
          </table:table-cell>
          <table:table-cell office:value-type="float" office:value="432" calcext:value-type="float">
            <text:p>432</text:p>
          </table:table-cell>
          <table:table-cell table:formula="of:=IF([.A436]=&quot;&quot;;[.A435];&quot;&quot;)">
            <text:p/>
          </table:table-cell>
          <table:table-cell table:number-columns-repeated="4"/>
        </table:table-row>
        <table:table-row table:style-name="ro2">
          <table:table-cell table:formula="of:=IF([.A435]&lt;&gt;&quot;&quot;;IF(AND(ABS([.A435]-[.E$4]/[.A435])&gt;[.E$6];[.B435]&lt;[.E$5]);([.A435]+[.E$4]/[.A435])/2;&quot;&quot;);&quot;&quot;)">
            <text:p/>
          </table:table-cell>
          <table:table-cell office:value-type="float" office:value="433" calcext:value-type="float">
            <text:p>433</text:p>
          </table:table-cell>
          <table:table-cell table:formula="of:=IF([.A437]=&quot;&quot;;[.A436];&quot;&quot;)">
            <text:p/>
          </table:table-cell>
          <table:table-cell table:number-columns-repeated="4"/>
        </table:table-row>
        <table:table-row table:style-name="ro2">
          <table:table-cell table:formula="of:=IF([.A436]&lt;&gt;&quot;&quot;;IF(AND(ABS([.A436]-[.E$4]/[.A436])&gt;[.E$6];[.B436]&lt;[.E$5]);([.A436]+[.E$4]/[.A436])/2;&quot;&quot;);&quot;&quot;)">
            <text:p/>
          </table:table-cell>
          <table:table-cell office:value-type="float" office:value="434" calcext:value-type="float">
            <text:p>434</text:p>
          </table:table-cell>
          <table:table-cell table:formula="of:=IF([.A438]=&quot;&quot;;[.A437];&quot;&quot;)">
            <text:p/>
          </table:table-cell>
          <table:table-cell table:number-columns-repeated="4"/>
        </table:table-row>
        <table:table-row table:style-name="ro2">
          <table:table-cell table:formula="of:=IF([.A437]&lt;&gt;&quot;&quot;;IF(AND(ABS([.A437]-[.E$4]/[.A437])&gt;[.E$6];[.B437]&lt;[.E$5]);([.A437]+[.E$4]/[.A437])/2;&quot;&quot;);&quot;&quot;)">
            <text:p/>
          </table:table-cell>
          <table:table-cell office:value-type="float" office:value="435" calcext:value-type="float">
            <text:p>435</text:p>
          </table:table-cell>
          <table:table-cell table:formula="of:=IF([.A439]=&quot;&quot;;[.A438];&quot;&quot;)">
            <text:p/>
          </table:table-cell>
          <table:table-cell table:number-columns-repeated="4"/>
        </table:table-row>
        <table:table-row table:style-name="ro2">
          <table:table-cell table:formula="of:=IF([.A438]&lt;&gt;&quot;&quot;;IF(AND(ABS([.A438]-[.E$4]/[.A438])&gt;[.E$6];[.B438]&lt;[.E$5]);([.A438]+[.E$4]/[.A438])/2;&quot;&quot;);&quot;&quot;)">
            <text:p/>
          </table:table-cell>
          <table:table-cell office:value-type="float" office:value="436" calcext:value-type="float">
            <text:p>436</text:p>
          </table:table-cell>
          <table:table-cell table:formula="of:=IF([.A440]=&quot;&quot;;[.A439];&quot;&quot;)">
            <text:p/>
          </table:table-cell>
          <table:table-cell table:number-columns-repeated="4"/>
        </table:table-row>
        <table:table-row table:style-name="ro2">
          <table:table-cell table:formula="of:=IF([.A439]&lt;&gt;&quot;&quot;;IF(AND(ABS([.A439]-[.E$4]/[.A439])&gt;[.E$6];[.B439]&lt;[.E$5]);([.A439]+[.E$4]/[.A439])/2;&quot;&quot;);&quot;&quot;)">
            <text:p/>
          </table:table-cell>
          <table:table-cell office:value-type="float" office:value="437" calcext:value-type="float">
            <text:p>437</text:p>
          </table:table-cell>
          <table:table-cell table:formula="of:=IF([.A441]=&quot;&quot;;[.A440];&quot;&quot;)">
            <text:p/>
          </table:table-cell>
          <table:table-cell table:number-columns-repeated="4"/>
        </table:table-row>
        <table:table-row table:style-name="ro2">
          <table:table-cell table:formula="of:=IF([.A440]&lt;&gt;&quot;&quot;;IF(AND(ABS([.A440]-[.E$4]/[.A440])&gt;[.E$6];[.B440]&lt;[.E$5]);([.A440]+[.E$4]/[.A440])/2;&quot;&quot;);&quot;&quot;)">
            <text:p/>
          </table:table-cell>
          <table:table-cell office:value-type="float" office:value="438" calcext:value-type="float">
            <text:p>438</text:p>
          </table:table-cell>
          <table:table-cell table:formula="of:=IF([.A442]=&quot;&quot;;[.A441];&quot;&quot;)">
            <text:p/>
          </table:table-cell>
          <table:table-cell table:number-columns-repeated="4"/>
        </table:table-row>
        <table:table-row table:style-name="ro2">
          <table:table-cell table:formula="of:=IF([.A441]&lt;&gt;&quot;&quot;;IF(AND(ABS([.A441]-[.E$4]/[.A441])&gt;[.E$6];[.B441]&lt;[.E$5]);([.A441]+[.E$4]/[.A441])/2;&quot;&quot;);&quot;&quot;)">
            <text:p/>
          </table:table-cell>
          <table:table-cell office:value-type="float" office:value="439" calcext:value-type="float">
            <text:p>439</text:p>
          </table:table-cell>
          <table:table-cell table:formula="of:=IF([.A443]=&quot;&quot;;[.A442];&quot;&quot;)">
            <text:p/>
          </table:table-cell>
          <table:table-cell table:number-columns-repeated="4"/>
        </table:table-row>
        <table:table-row table:style-name="ro2">
          <table:table-cell table:formula="of:=IF([.A442]&lt;&gt;&quot;&quot;;IF(AND(ABS([.A442]-[.E$4]/[.A442])&gt;[.E$6];[.B442]&lt;[.E$5]);([.A442]+[.E$4]/[.A442])/2;&quot;&quot;);&quot;&quot;)">
            <text:p/>
          </table:table-cell>
          <table:table-cell office:value-type="float" office:value="440" calcext:value-type="float">
            <text:p>440</text:p>
          </table:table-cell>
          <table:table-cell table:formula="of:=IF([.A444]=&quot;&quot;;[.A443];&quot;&quot;)">
            <text:p/>
          </table:table-cell>
          <table:table-cell table:number-columns-repeated="4"/>
        </table:table-row>
        <table:table-row table:style-name="ro2">
          <table:table-cell table:formula="of:=IF([.A443]&lt;&gt;&quot;&quot;;IF(AND(ABS([.A443]-[.E$4]/[.A443])&gt;[.E$6];[.B443]&lt;[.E$5]);([.A443]+[.E$4]/[.A443])/2;&quot;&quot;);&quot;&quot;)">
            <text:p/>
          </table:table-cell>
          <table:table-cell office:value-type="float" office:value="441" calcext:value-type="float">
            <text:p>441</text:p>
          </table:table-cell>
          <table:table-cell table:formula="of:=IF([.A445]=&quot;&quot;;[.A444];&quot;&quot;)">
            <text:p/>
          </table:table-cell>
          <table:table-cell table:number-columns-repeated="4"/>
        </table:table-row>
        <table:table-row table:style-name="ro2">
          <table:table-cell table:formula="of:=IF([.A444]&lt;&gt;&quot;&quot;;IF(AND(ABS([.A444]-[.E$4]/[.A444])&gt;[.E$6];[.B444]&lt;[.E$5]);([.A444]+[.E$4]/[.A444])/2;&quot;&quot;);&quot;&quot;)">
            <text:p/>
          </table:table-cell>
          <table:table-cell office:value-type="float" office:value="442" calcext:value-type="float">
            <text:p>442</text:p>
          </table:table-cell>
          <table:table-cell table:formula="of:=IF([.A446]=&quot;&quot;;[.A445];&quot;&quot;)">
            <text:p/>
          </table:table-cell>
          <table:table-cell table:number-columns-repeated="4"/>
        </table:table-row>
        <table:table-row table:style-name="ro2">
          <table:table-cell table:formula="of:=IF([.A445]&lt;&gt;&quot;&quot;;IF(AND(ABS([.A445]-[.E$4]/[.A445])&gt;[.E$6];[.B445]&lt;[.E$5]);([.A445]+[.E$4]/[.A445])/2;&quot;&quot;);&quot;&quot;)">
            <text:p/>
          </table:table-cell>
          <table:table-cell office:value-type="float" office:value="443" calcext:value-type="float">
            <text:p>443</text:p>
          </table:table-cell>
          <table:table-cell table:formula="of:=IF([.A447]=&quot;&quot;;[.A446];&quot;&quot;)">
            <text:p/>
          </table:table-cell>
          <table:table-cell table:number-columns-repeated="4"/>
        </table:table-row>
        <table:table-row table:style-name="ro2">
          <table:table-cell table:formula="of:=IF([.A446]&lt;&gt;&quot;&quot;;IF(AND(ABS([.A446]-[.E$4]/[.A446])&gt;[.E$6];[.B446]&lt;[.E$5]);([.A446]+[.E$4]/[.A446])/2;&quot;&quot;);&quot;&quot;)">
            <text:p/>
          </table:table-cell>
          <table:table-cell office:value-type="float" office:value="444" calcext:value-type="float">
            <text:p>444</text:p>
          </table:table-cell>
          <table:table-cell table:formula="of:=IF([.A448]=&quot;&quot;;[.A447];&quot;&quot;)">
            <text:p/>
          </table:table-cell>
          <table:table-cell table:number-columns-repeated="4"/>
        </table:table-row>
        <table:table-row table:style-name="ro2">
          <table:table-cell table:formula="of:=IF([.A447]&lt;&gt;&quot;&quot;;IF(AND(ABS([.A447]-[.E$4]/[.A447])&gt;[.E$6];[.B447]&lt;[.E$5]);([.A447]+[.E$4]/[.A447])/2;&quot;&quot;);&quot;&quot;)">
            <text:p/>
          </table:table-cell>
          <table:table-cell office:value-type="float" office:value="445" calcext:value-type="float">
            <text:p>445</text:p>
          </table:table-cell>
          <table:table-cell table:formula="of:=IF([.A449]=&quot;&quot;;[.A448];&quot;&quot;)">
            <text:p/>
          </table:table-cell>
          <table:table-cell table:number-columns-repeated="4"/>
        </table:table-row>
        <table:table-row table:style-name="ro2">
          <table:table-cell table:formula="of:=IF([.A448]&lt;&gt;&quot;&quot;;IF(AND(ABS([.A448]-[.E$4]/[.A448])&gt;[.E$6];[.B448]&lt;[.E$5]);([.A448]+[.E$4]/[.A448])/2;&quot;&quot;);&quot;&quot;)">
            <text:p/>
          </table:table-cell>
          <table:table-cell office:value-type="float" office:value="446" calcext:value-type="float">
            <text:p>446</text:p>
          </table:table-cell>
          <table:table-cell table:formula="of:=IF([.A450]=&quot;&quot;;[.A449];&quot;&quot;)">
            <text:p/>
          </table:table-cell>
          <table:table-cell table:number-columns-repeated="4"/>
        </table:table-row>
        <table:table-row table:style-name="ro2">
          <table:table-cell table:formula="of:=IF([.A449]&lt;&gt;&quot;&quot;;IF(AND(ABS([.A449]-[.E$4]/[.A449])&gt;[.E$6];[.B449]&lt;[.E$5]);([.A449]+[.E$4]/[.A449])/2;&quot;&quot;);&quot;&quot;)">
            <text:p/>
          </table:table-cell>
          <table:table-cell office:value-type="float" office:value="447" calcext:value-type="float">
            <text:p>447</text:p>
          </table:table-cell>
          <table:table-cell table:formula="of:=IF([.A451]=&quot;&quot;;[.A450];&quot;&quot;)">
            <text:p/>
          </table:table-cell>
          <table:table-cell table:number-columns-repeated="4"/>
        </table:table-row>
        <table:table-row table:style-name="ro2">
          <table:table-cell table:formula="of:=IF([.A450]&lt;&gt;&quot;&quot;;IF(AND(ABS([.A450]-[.E$4]/[.A450])&gt;[.E$6];[.B450]&lt;[.E$5]);([.A450]+[.E$4]/[.A450])/2;&quot;&quot;);&quot;&quot;)">
            <text:p/>
          </table:table-cell>
          <table:table-cell office:value-type="float" office:value="448" calcext:value-type="float">
            <text:p>448</text:p>
          </table:table-cell>
          <table:table-cell table:formula="of:=IF([.A452]=&quot;&quot;;[.A451];&quot;&quot;)">
            <text:p/>
          </table:table-cell>
          <table:table-cell table:number-columns-repeated="4"/>
        </table:table-row>
        <table:table-row table:style-name="ro2">
          <table:table-cell table:formula="of:=IF([.A451]&lt;&gt;&quot;&quot;;IF(AND(ABS([.A451]-[.E$4]/[.A451])&gt;[.E$6];[.B451]&lt;[.E$5]);([.A451]+[.E$4]/[.A451])/2;&quot;&quot;);&quot;&quot;)">
            <text:p/>
          </table:table-cell>
          <table:table-cell office:value-type="float" office:value="449" calcext:value-type="float">
            <text:p>449</text:p>
          </table:table-cell>
          <table:table-cell table:formula="of:=IF([.A453]=&quot;&quot;;[.A452];&quot;&quot;)">
            <text:p/>
          </table:table-cell>
          <table:table-cell table:number-columns-repeated="4"/>
        </table:table-row>
        <table:table-row table:style-name="ro2">
          <table:table-cell table:formula="of:=IF([.A452]&lt;&gt;&quot;&quot;;IF(AND(ABS([.A452]-[.E$4]/[.A452])&gt;[.E$6];[.B452]&lt;[.E$5]);([.A452]+[.E$4]/[.A452])/2;&quot;&quot;);&quot;&quot;)">
            <text:p/>
          </table:table-cell>
          <table:table-cell office:value-type="float" office:value="450" calcext:value-type="float">
            <text:p>450</text:p>
          </table:table-cell>
          <table:table-cell table:formula="of:=IF([.A454]=&quot;&quot;;[.A453];&quot;&quot;)">
            <text:p/>
          </table:table-cell>
          <table:table-cell table:number-columns-repeated="4"/>
        </table:table-row>
        <table:table-row table:style-name="ro2">
          <table:table-cell table:formula="of:=IF([.A453]&lt;&gt;&quot;&quot;;IF(AND(ABS([.A453]-[.E$4]/[.A453])&gt;[.E$6];[.B453]&lt;[.E$5]);([.A453]+[.E$4]/[.A453])/2;&quot;&quot;);&quot;&quot;)">
            <text:p/>
          </table:table-cell>
          <table:table-cell office:value-type="float" office:value="451" calcext:value-type="float">
            <text:p>451</text:p>
          </table:table-cell>
          <table:table-cell table:formula="of:=IF([.A455]=&quot;&quot;;[.A454];&quot;&quot;)">
            <text:p/>
          </table:table-cell>
          <table:table-cell table:number-columns-repeated="4"/>
        </table:table-row>
        <table:table-row table:style-name="ro2">
          <table:table-cell table:formula="of:=IF([.A454]&lt;&gt;&quot;&quot;;IF(AND(ABS([.A454]-[.E$4]/[.A454])&gt;[.E$6];[.B454]&lt;[.E$5]);([.A454]+[.E$4]/[.A454])/2;&quot;&quot;);&quot;&quot;)">
            <text:p/>
          </table:table-cell>
          <table:table-cell office:value-type="float" office:value="452" calcext:value-type="float">
            <text:p>452</text:p>
          </table:table-cell>
          <table:table-cell table:formula="of:=IF([.A456]=&quot;&quot;;[.A455];&quot;&quot;)">
            <text:p/>
          </table:table-cell>
          <table:table-cell table:number-columns-repeated="4"/>
        </table:table-row>
        <table:table-row table:style-name="ro2">
          <table:table-cell table:formula="of:=IF([.A455]&lt;&gt;&quot;&quot;;IF(AND(ABS([.A455]-[.E$4]/[.A455])&gt;[.E$6];[.B455]&lt;[.E$5]);([.A455]+[.E$4]/[.A455])/2;&quot;&quot;);&quot;&quot;)">
            <text:p/>
          </table:table-cell>
          <table:table-cell office:value-type="float" office:value="453" calcext:value-type="float">
            <text:p>453</text:p>
          </table:table-cell>
          <table:table-cell table:formula="of:=IF([.A457]=&quot;&quot;;[.A456];&quot;&quot;)">
            <text:p/>
          </table:table-cell>
          <table:table-cell table:number-columns-repeated="4"/>
        </table:table-row>
        <table:table-row table:style-name="ro2">
          <table:table-cell table:formula="of:=IF([.A456]&lt;&gt;&quot;&quot;;IF(AND(ABS([.A456]-[.E$4]/[.A456])&gt;[.E$6];[.B456]&lt;[.E$5]);([.A456]+[.E$4]/[.A456])/2;&quot;&quot;);&quot;&quot;)">
            <text:p/>
          </table:table-cell>
          <table:table-cell office:value-type="float" office:value="454" calcext:value-type="float">
            <text:p>454</text:p>
          </table:table-cell>
          <table:table-cell table:formula="of:=IF([.A458]=&quot;&quot;;[.A457];&quot;&quot;)">
            <text:p/>
          </table:table-cell>
          <table:table-cell table:number-columns-repeated="4"/>
        </table:table-row>
        <table:table-row table:style-name="ro2">
          <table:table-cell table:formula="of:=IF([.A457]&lt;&gt;&quot;&quot;;IF(AND(ABS([.A457]-[.E$4]/[.A457])&gt;[.E$6];[.B457]&lt;[.E$5]);([.A457]+[.E$4]/[.A457])/2;&quot;&quot;);&quot;&quot;)">
            <text:p/>
          </table:table-cell>
          <table:table-cell office:value-type="float" office:value="455" calcext:value-type="float">
            <text:p>455</text:p>
          </table:table-cell>
          <table:table-cell table:formula="of:=IF([.A459]=&quot;&quot;;[.A458];&quot;&quot;)">
            <text:p/>
          </table:table-cell>
          <table:table-cell table:number-columns-repeated="4"/>
        </table:table-row>
        <table:table-row table:style-name="ro2">
          <table:table-cell table:formula="of:=IF([.A458]&lt;&gt;&quot;&quot;;IF(AND(ABS([.A458]-[.E$4]/[.A458])&gt;[.E$6];[.B458]&lt;[.E$5]);([.A458]+[.E$4]/[.A458])/2;&quot;&quot;);&quot;&quot;)">
            <text:p/>
          </table:table-cell>
          <table:table-cell office:value-type="float" office:value="456" calcext:value-type="float">
            <text:p>456</text:p>
          </table:table-cell>
          <table:table-cell table:formula="of:=IF([.A460]=&quot;&quot;;[.A459];&quot;&quot;)">
            <text:p/>
          </table:table-cell>
          <table:table-cell table:number-columns-repeated="4"/>
        </table:table-row>
        <table:table-row table:style-name="ro2">
          <table:table-cell table:formula="of:=IF([.A459]&lt;&gt;&quot;&quot;;IF(AND(ABS([.A459]-[.E$4]/[.A459])&gt;[.E$6];[.B459]&lt;[.E$5]);([.A459]+[.E$4]/[.A459])/2;&quot;&quot;);&quot;&quot;)">
            <text:p/>
          </table:table-cell>
          <table:table-cell office:value-type="float" office:value="457" calcext:value-type="float">
            <text:p>457</text:p>
          </table:table-cell>
          <table:table-cell table:formula="of:=IF([.A461]=&quot;&quot;;[.A460];&quot;&quot;)">
            <text:p/>
          </table:table-cell>
          <table:table-cell table:number-columns-repeated="4"/>
        </table:table-row>
        <table:table-row table:style-name="ro2">
          <table:table-cell table:formula="of:=IF([.A460]&lt;&gt;&quot;&quot;;IF(AND(ABS([.A460]-[.E$4]/[.A460])&gt;[.E$6];[.B460]&lt;[.E$5]);([.A460]+[.E$4]/[.A460])/2;&quot;&quot;);&quot;&quot;)">
            <text:p/>
          </table:table-cell>
          <table:table-cell office:value-type="float" office:value="458" calcext:value-type="float">
            <text:p>458</text:p>
          </table:table-cell>
          <table:table-cell table:formula="of:=IF([.A462]=&quot;&quot;;[.A461];&quot;&quot;)">
            <text:p/>
          </table:table-cell>
          <table:table-cell table:number-columns-repeated="4"/>
        </table:table-row>
        <table:table-row table:style-name="ro2">
          <table:table-cell table:formula="of:=IF([.A461]&lt;&gt;&quot;&quot;;IF(AND(ABS([.A461]-[.E$4]/[.A461])&gt;[.E$6];[.B461]&lt;[.E$5]);([.A461]+[.E$4]/[.A461])/2;&quot;&quot;);&quot;&quot;)">
            <text:p/>
          </table:table-cell>
          <table:table-cell office:value-type="float" office:value="459" calcext:value-type="float">
            <text:p>459</text:p>
          </table:table-cell>
          <table:table-cell table:formula="of:=IF([.A463]=&quot;&quot;;[.A462];&quot;&quot;)">
            <text:p/>
          </table:table-cell>
          <table:table-cell table:number-columns-repeated="4"/>
        </table:table-row>
        <table:table-row table:style-name="ro2">
          <table:table-cell table:formula="of:=IF([.A462]&lt;&gt;&quot;&quot;;IF(AND(ABS([.A462]-[.E$4]/[.A462])&gt;[.E$6];[.B462]&lt;[.E$5]);([.A462]+[.E$4]/[.A462])/2;&quot;&quot;);&quot;&quot;)">
            <text:p/>
          </table:table-cell>
          <table:table-cell office:value-type="float" office:value="460" calcext:value-type="float">
            <text:p>460</text:p>
          </table:table-cell>
          <table:table-cell table:formula="of:=IF([.A464]=&quot;&quot;;[.A463];&quot;&quot;)">
            <text:p/>
          </table:table-cell>
          <table:table-cell table:number-columns-repeated="4"/>
        </table:table-row>
        <table:table-row table:style-name="ro2">
          <table:table-cell table:formula="of:=IF([.A463]&lt;&gt;&quot;&quot;;IF(AND(ABS([.A463]-[.E$4]/[.A463])&gt;[.E$6];[.B463]&lt;[.E$5]);([.A463]+[.E$4]/[.A463])/2;&quot;&quot;);&quot;&quot;)">
            <text:p/>
          </table:table-cell>
          <table:table-cell office:value-type="float" office:value="461" calcext:value-type="float">
            <text:p>461</text:p>
          </table:table-cell>
          <table:table-cell table:formula="of:=IF([.A465]=&quot;&quot;;[.A464];&quot;&quot;)">
            <text:p/>
          </table:table-cell>
          <table:table-cell table:number-columns-repeated="4"/>
        </table:table-row>
        <table:table-row table:style-name="ro2">
          <table:table-cell table:formula="of:=IF([.A464]&lt;&gt;&quot;&quot;;IF(AND(ABS([.A464]-[.E$4]/[.A464])&gt;[.E$6];[.B464]&lt;[.E$5]);([.A464]+[.E$4]/[.A464])/2;&quot;&quot;);&quot;&quot;)">
            <text:p/>
          </table:table-cell>
          <table:table-cell office:value-type="float" office:value="462" calcext:value-type="float">
            <text:p>462</text:p>
          </table:table-cell>
          <table:table-cell table:formula="of:=IF([.A466]=&quot;&quot;;[.A465];&quot;&quot;)">
            <text:p/>
          </table:table-cell>
          <table:table-cell table:number-columns-repeated="4"/>
        </table:table-row>
        <table:table-row table:style-name="ro2">
          <table:table-cell table:formula="of:=IF([.A465]&lt;&gt;&quot;&quot;;IF(AND(ABS([.A465]-[.E$4]/[.A465])&gt;[.E$6];[.B465]&lt;[.E$5]);([.A465]+[.E$4]/[.A465])/2;&quot;&quot;);&quot;&quot;)">
            <text:p/>
          </table:table-cell>
          <table:table-cell office:value-type="float" office:value="463" calcext:value-type="float">
            <text:p>463</text:p>
          </table:table-cell>
          <table:table-cell table:formula="of:=IF([.A467]=&quot;&quot;;[.A466];&quot;&quot;)">
            <text:p/>
          </table:table-cell>
          <table:table-cell table:number-columns-repeated="4"/>
        </table:table-row>
        <table:table-row table:style-name="ro2">
          <table:table-cell table:formula="of:=IF([.A466]&lt;&gt;&quot;&quot;;IF(AND(ABS([.A466]-[.E$4]/[.A466])&gt;[.E$6];[.B466]&lt;[.E$5]);([.A466]+[.E$4]/[.A466])/2;&quot;&quot;);&quot;&quot;)">
            <text:p/>
          </table:table-cell>
          <table:table-cell office:value-type="float" office:value="464" calcext:value-type="float">
            <text:p>464</text:p>
          </table:table-cell>
          <table:table-cell table:formula="of:=IF([.A468]=&quot;&quot;;[.A467];&quot;&quot;)">
            <text:p/>
          </table:table-cell>
          <table:table-cell table:number-columns-repeated="4"/>
        </table:table-row>
        <table:table-row table:style-name="ro2">
          <table:table-cell table:formula="of:=IF([.A467]&lt;&gt;&quot;&quot;;IF(AND(ABS([.A467]-[.E$4]/[.A467])&gt;[.E$6];[.B467]&lt;[.E$5]);([.A467]+[.E$4]/[.A467])/2;&quot;&quot;);&quot;&quot;)">
            <text:p/>
          </table:table-cell>
          <table:table-cell office:value-type="float" office:value="465" calcext:value-type="float">
            <text:p>465</text:p>
          </table:table-cell>
          <table:table-cell table:formula="of:=IF([.A469]=&quot;&quot;;[.A468];&quot;&quot;)">
            <text:p/>
          </table:table-cell>
          <table:table-cell table:number-columns-repeated="4"/>
        </table:table-row>
        <table:table-row table:style-name="ro2">
          <table:table-cell table:formula="of:=IF([.A468]&lt;&gt;&quot;&quot;;IF(AND(ABS([.A468]-[.E$4]/[.A468])&gt;[.E$6];[.B468]&lt;[.E$5]);([.A468]+[.E$4]/[.A468])/2;&quot;&quot;);&quot;&quot;)">
            <text:p/>
          </table:table-cell>
          <table:table-cell office:value-type="float" office:value="466" calcext:value-type="float">
            <text:p>466</text:p>
          </table:table-cell>
          <table:table-cell table:formula="of:=IF([.A470]=&quot;&quot;;[.A469];&quot;&quot;)">
            <text:p/>
          </table:table-cell>
          <table:table-cell table:number-columns-repeated="4"/>
        </table:table-row>
        <table:table-row table:style-name="ro2">
          <table:table-cell table:formula="of:=IF([.A469]&lt;&gt;&quot;&quot;;IF(AND(ABS([.A469]-[.E$4]/[.A469])&gt;[.E$6];[.B469]&lt;[.E$5]);([.A469]+[.E$4]/[.A469])/2;&quot;&quot;);&quot;&quot;)">
            <text:p/>
          </table:table-cell>
          <table:table-cell office:value-type="float" office:value="467" calcext:value-type="float">
            <text:p>467</text:p>
          </table:table-cell>
          <table:table-cell table:formula="of:=IF([.A471]=&quot;&quot;;[.A470];&quot;&quot;)">
            <text:p/>
          </table:table-cell>
          <table:table-cell table:number-columns-repeated="4"/>
        </table:table-row>
        <table:table-row table:style-name="ro2">
          <table:table-cell table:formula="of:=IF([.A470]&lt;&gt;&quot;&quot;;IF(AND(ABS([.A470]-[.E$4]/[.A470])&gt;[.E$6];[.B470]&lt;[.E$5]);([.A470]+[.E$4]/[.A470])/2;&quot;&quot;);&quot;&quot;)">
            <text:p/>
          </table:table-cell>
          <table:table-cell office:value-type="float" office:value="468" calcext:value-type="float">
            <text:p>468</text:p>
          </table:table-cell>
          <table:table-cell table:formula="of:=IF([.A472]=&quot;&quot;;[.A471];&quot;&quot;)">
            <text:p/>
          </table:table-cell>
          <table:table-cell table:number-columns-repeated="4"/>
        </table:table-row>
        <table:table-row table:style-name="ro2">
          <table:table-cell table:formula="of:=IF([.A471]&lt;&gt;&quot;&quot;;IF(AND(ABS([.A471]-[.E$4]/[.A471])&gt;[.E$6];[.B471]&lt;[.E$5]);([.A471]+[.E$4]/[.A471])/2;&quot;&quot;);&quot;&quot;)">
            <text:p/>
          </table:table-cell>
          <table:table-cell office:value-type="float" office:value="469" calcext:value-type="float">
            <text:p>469</text:p>
          </table:table-cell>
          <table:table-cell table:formula="of:=IF([.A473]=&quot;&quot;;[.A472];&quot;&quot;)">
            <text:p/>
          </table:table-cell>
          <table:table-cell table:number-columns-repeated="4"/>
        </table:table-row>
        <table:table-row table:style-name="ro2">
          <table:table-cell table:formula="of:=IF([.A472]&lt;&gt;&quot;&quot;;IF(AND(ABS([.A472]-[.E$4]/[.A472])&gt;[.E$6];[.B472]&lt;[.E$5]);([.A472]+[.E$4]/[.A472])/2;&quot;&quot;);&quot;&quot;)">
            <text:p/>
          </table:table-cell>
          <table:table-cell office:value-type="float" office:value="470" calcext:value-type="float">
            <text:p>470</text:p>
          </table:table-cell>
          <table:table-cell table:formula="of:=IF([.A474]=&quot;&quot;;[.A473];&quot;&quot;)">
            <text:p/>
          </table:table-cell>
          <table:table-cell table:number-columns-repeated="4"/>
        </table:table-row>
        <table:table-row table:style-name="ro2">
          <table:table-cell table:formula="of:=IF([.A473]&lt;&gt;&quot;&quot;;IF(AND(ABS([.A473]-[.E$4]/[.A473])&gt;[.E$6];[.B473]&lt;[.E$5]);([.A473]+[.E$4]/[.A473])/2;&quot;&quot;);&quot;&quot;)">
            <text:p/>
          </table:table-cell>
          <table:table-cell office:value-type="float" office:value="471" calcext:value-type="float">
            <text:p>471</text:p>
          </table:table-cell>
          <table:table-cell table:formula="of:=IF([.A475]=&quot;&quot;;[.A474];&quot;&quot;)">
            <text:p/>
          </table:table-cell>
          <table:table-cell table:number-columns-repeated="4"/>
        </table:table-row>
        <table:table-row table:style-name="ro2">
          <table:table-cell table:formula="of:=IF([.A474]&lt;&gt;&quot;&quot;;IF(AND(ABS([.A474]-[.E$4]/[.A474])&gt;[.E$6];[.B474]&lt;[.E$5]);([.A474]+[.E$4]/[.A474])/2;&quot;&quot;);&quot;&quot;)">
            <text:p/>
          </table:table-cell>
          <table:table-cell office:value-type="float" office:value="472" calcext:value-type="float">
            <text:p>472</text:p>
          </table:table-cell>
          <table:table-cell table:formula="of:=IF([.A476]=&quot;&quot;;[.A475];&quot;&quot;)">
            <text:p/>
          </table:table-cell>
          <table:table-cell table:number-columns-repeated="4"/>
        </table:table-row>
        <table:table-row table:style-name="ro2">
          <table:table-cell table:formula="of:=IF([.A475]&lt;&gt;&quot;&quot;;IF(AND(ABS([.A475]-[.E$4]/[.A475])&gt;[.E$6];[.B475]&lt;[.E$5]);([.A475]+[.E$4]/[.A475])/2;&quot;&quot;);&quot;&quot;)">
            <text:p/>
          </table:table-cell>
          <table:table-cell office:value-type="float" office:value="473" calcext:value-type="float">
            <text:p>473</text:p>
          </table:table-cell>
          <table:table-cell table:formula="of:=IF([.A477]=&quot;&quot;;[.A476];&quot;&quot;)">
            <text:p/>
          </table:table-cell>
          <table:table-cell table:number-columns-repeated="4"/>
        </table:table-row>
        <table:table-row table:style-name="ro2">
          <table:table-cell table:formula="of:=IF([.A476]&lt;&gt;&quot;&quot;;IF(AND(ABS([.A476]-[.E$4]/[.A476])&gt;[.E$6];[.B476]&lt;[.E$5]);([.A476]+[.E$4]/[.A476])/2;&quot;&quot;);&quot;&quot;)">
            <text:p/>
          </table:table-cell>
          <table:table-cell office:value-type="float" office:value="474" calcext:value-type="float">
            <text:p>474</text:p>
          </table:table-cell>
          <table:table-cell table:formula="of:=IF([.A478]=&quot;&quot;;[.A477];&quot;&quot;)">
            <text:p/>
          </table:table-cell>
          <table:table-cell table:number-columns-repeated="4"/>
        </table:table-row>
        <table:table-row table:style-name="ro2">
          <table:table-cell table:formula="of:=IF([.A477]&lt;&gt;&quot;&quot;;IF(AND(ABS([.A477]-[.E$4]/[.A477])&gt;[.E$6];[.B477]&lt;[.E$5]);([.A477]+[.E$4]/[.A477])/2;&quot;&quot;);&quot;&quot;)">
            <text:p/>
          </table:table-cell>
          <table:table-cell office:value-type="float" office:value="475" calcext:value-type="float">
            <text:p>475</text:p>
          </table:table-cell>
          <table:table-cell table:formula="of:=IF([.A479]=&quot;&quot;;[.A478];&quot;&quot;)">
            <text:p/>
          </table:table-cell>
          <table:table-cell table:number-columns-repeated="4"/>
        </table:table-row>
        <table:table-row table:style-name="ro2">
          <table:table-cell table:formula="of:=IF([.A478]&lt;&gt;&quot;&quot;;IF(AND(ABS([.A478]-[.E$4]/[.A478])&gt;[.E$6];[.B478]&lt;[.E$5]);([.A478]+[.E$4]/[.A478])/2;&quot;&quot;);&quot;&quot;)">
            <text:p/>
          </table:table-cell>
          <table:table-cell office:value-type="float" office:value="476" calcext:value-type="float">
            <text:p>476</text:p>
          </table:table-cell>
          <table:table-cell table:formula="of:=IF([.A480]=&quot;&quot;;[.A479];&quot;&quot;)">
            <text:p/>
          </table:table-cell>
          <table:table-cell table:number-columns-repeated="4"/>
        </table:table-row>
        <table:table-row table:style-name="ro2">
          <table:table-cell table:formula="of:=IF([.A479]&lt;&gt;&quot;&quot;;IF(AND(ABS([.A479]-[.E$4]/[.A479])&gt;[.E$6];[.B479]&lt;[.E$5]);([.A479]+[.E$4]/[.A479])/2;&quot;&quot;);&quot;&quot;)">
            <text:p/>
          </table:table-cell>
          <table:table-cell office:value-type="float" office:value="477" calcext:value-type="float">
            <text:p>477</text:p>
          </table:table-cell>
          <table:table-cell table:formula="of:=IF([.A481]=&quot;&quot;;[.A480];&quot;&quot;)">
            <text:p/>
          </table:table-cell>
          <table:table-cell table:number-columns-repeated="4"/>
        </table:table-row>
        <table:table-row table:style-name="ro2">
          <table:table-cell table:formula="of:=IF([.A480]&lt;&gt;&quot;&quot;;IF(AND(ABS([.A480]-[.E$4]/[.A480])&gt;[.E$6];[.B480]&lt;[.E$5]);([.A480]+[.E$4]/[.A480])/2;&quot;&quot;);&quot;&quot;)">
            <text:p/>
          </table:table-cell>
          <table:table-cell office:value-type="float" office:value="478" calcext:value-type="float">
            <text:p>478</text:p>
          </table:table-cell>
          <table:table-cell table:formula="of:=IF([.A482]=&quot;&quot;;[.A481];&quot;&quot;)">
            <text:p/>
          </table:table-cell>
          <table:table-cell table:number-columns-repeated="4"/>
        </table:table-row>
        <table:table-row table:style-name="ro2">
          <table:table-cell table:formula="of:=IF([.A481]&lt;&gt;&quot;&quot;;IF(AND(ABS([.A481]-[.E$4]/[.A481])&gt;[.E$6];[.B481]&lt;[.E$5]);([.A481]+[.E$4]/[.A481])/2;&quot;&quot;);&quot;&quot;)">
            <text:p/>
          </table:table-cell>
          <table:table-cell office:value-type="float" office:value="479" calcext:value-type="float">
            <text:p>479</text:p>
          </table:table-cell>
          <table:table-cell table:formula="of:=IF([.A483]=&quot;&quot;;[.A482];&quot;&quot;)">
            <text:p/>
          </table:table-cell>
          <table:table-cell table:number-columns-repeated="4"/>
        </table:table-row>
        <table:table-row table:style-name="ro2">
          <table:table-cell table:formula="of:=IF([.A482]&lt;&gt;&quot;&quot;;IF(AND(ABS([.A482]-[.E$4]/[.A482])&gt;[.E$6];[.B482]&lt;[.E$5]);([.A482]+[.E$4]/[.A482])/2;&quot;&quot;);&quot;&quot;)">
            <text:p/>
          </table:table-cell>
          <table:table-cell office:value-type="float" office:value="480" calcext:value-type="float">
            <text:p>480</text:p>
          </table:table-cell>
          <table:table-cell table:formula="of:=IF([.A484]=&quot;&quot;;[.A483];&quot;&quot;)">
            <text:p/>
          </table:table-cell>
          <table:table-cell table:number-columns-repeated="4"/>
        </table:table-row>
        <table:table-row table:style-name="ro2">
          <table:table-cell table:formula="of:=IF([.A483]&lt;&gt;&quot;&quot;;IF(AND(ABS([.A483]-[.E$4]/[.A483])&gt;[.E$6];[.B483]&lt;[.E$5]);([.A483]+[.E$4]/[.A483])/2;&quot;&quot;);&quot;&quot;)">
            <text:p/>
          </table:table-cell>
          <table:table-cell office:value-type="float" office:value="481" calcext:value-type="float">
            <text:p>481</text:p>
          </table:table-cell>
          <table:table-cell table:formula="of:=IF([.A485]=&quot;&quot;;[.A484];&quot;&quot;)">
            <text:p/>
          </table:table-cell>
          <table:table-cell table:number-columns-repeated="4"/>
        </table:table-row>
        <table:table-row table:style-name="ro2">
          <table:table-cell table:formula="of:=IF([.A484]&lt;&gt;&quot;&quot;;IF(AND(ABS([.A484]-[.E$4]/[.A484])&gt;[.E$6];[.B484]&lt;[.E$5]);([.A484]+[.E$4]/[.A484])/2;&quot;&quot;);&quot;&quot;)">
            <text:p/>
          </table:table-cell>
          <table:table-cell office:value-type="float" office:value="482" calcext:value-type="float">
            <text:p>482</text:p>
          </table:table-cell>
          <table:table-cell table:formula="of:=IF([.A486]=&quot;&quot;;[.A485];&quot;&quot;)">
            <text:p/>
          </table:table-cell>
          <table:table-cell table:number-columns-repeated="4"/>
        </table:table-row>
        <table:table-row table:style-name="ro2">
          <table:table-cell table:formula="of:=IF([.A485]&lt;&gt;&quot;&quot;;IF(AND(ABS([.A485]-[.E$4]/[.A485])&gt;[.E$6];[.B485]&lt;[.E$5]);([.A485]+[.E$4]/[.A485])/2;&quot;&quot;);&quot;&quot;)">
            <text:p/>
          </table:table-cell>
          <table:table-cell office:value-type="float" office:value="483" calcext:value-type="float">
            <text:p>483</text:p>
          </table:table-cell>
          <table:table-cell table:formula="of:=IF([.A487]=&quot;&quot;;[.A486];&quot;&quot;)">
            <text:p/>
          </table:table-cell>
          <table:table-cell table:number-columns-repeated="4"/>
        </table:table-row>
        <table:table-row table:style-name="ro2">
          <table:table-cell table:formula="of:=IF([.A486]&lt;&gt;&quot;&quot;;IF(AND(ABS([.A486]-[.E$4]/[.A486])&gt;[.E$6];[.B486]&lt;[.E$5]);([.A486]+[.E$4]/[.A486])/2;&quot;&quot;);&quot;&quot;)">
            <text:p/>
          </table:table-cell>
          <table:table-cell office:value-type="float" office:value="484" calcext:value-type="float">
            <text:p>484</text:p>
          </table:table-cell>
          <table:table-cell table:formula="of:=IF([.A488]=&quot;&quot;;[.A487];&quot;&quot;)">
            <text:p/>
          </table:table-cell>
          <table:table-cell table:number-columns-repeated="4"/>
        </table:table-row>
        <table:table-row table:style-name="ro2">
          <table:table-cell table:formula="of:=IF([.A487]&lt;&gt;&quot;&quot;;IF(AND(ABS([.A487]-[.E$4]/[.A487])&gt;[.E$6];[.B487]&lt;[.E$5]);([.A487]+[.E$4]/[.A487])/2;&quot;&quot;);&quot;&quot;)">
            <text:p/>
          </table:table-cell>
          <table:table-cell office:value-type="float" office:value="485" calcext:value-type="float">
            <text:p>485</text:p>
          </table:table-cell>
          <table:table-cell table:formula="of:=IF([.A489]=&quot;&quot;;[.A488];&quot;&quot;)">
            <text:p/>
          </table:table-cell>
          <table:table-cell table:number-columns-repeated="4"/>
        </table:table-row>
        <table:table-row table:style-name="ro2">
          <table:table-cell table:formula="of:=IF([.A488]&lt;&gt;&quot;&quot;;IF(AND(ABS([.A488]-[.E$4]/[.A488])&gt;[.E$6];[.B488]&lt;[.E$5]);([.A488]+[.E$4]/[.A488])/2;&quot;&quot;);&quot;&quot;)">
            <text:p/>
          </table:table-cell>
          <table:table-cell office:value-type="float" office:value="486" calcext:value-type="float">
            <text:p>486</text:p>
          </table:table-cell>
          <table:table-cell table:formula="of:=IF([.A490]=&quot;&quot;;[.A489];&quot;&quot;)">
            <text:p/>
          </table:table-cell>
          <table:table-cell table:number-columns-repeated="4"/>
        </table:table-row>
        <table:table-row table:style-name="ro2">
          <table:table-cell table:formula="of:=IF([.A489]&lt;&gt;&quot;&quot;;IF(AND(ABS([.A489]-[.E$4]/[.A489])&gt;[.E$6];[.B489]&lt;[.E$5]);([.A489]+[.E$4]/[.A489])/2;&quot;&quot;);&quot;&quot;)">
            <text:p/>
          </table:table-cell>
          <table:table-cell office:value-type="float" office:value="487" calcext:value-type="float">
            <text:p>487</text:p>
          </table:table-cell>
          <table:table-cell table:formula="of:=IF([.A491]=&quot;&quot;;[.A490];&quot;&quot;)">
            <text:p/>
          </table:table-cell>
          <table:table-cell table:number-columns-repeated="4"/>
        </table:table-row>
        <table:table-row table:style-name="ro2">
          <table:table-cell table:formula="of:=IF([.A490]&lt;&gt;&quot;&quot;;IF(AND(ABS([.A490]-[.E$4]/[.A490])&gt;[.E$6];[.B490]&lt;[.E$5]);([.A490]+[.E$4]/[.A490])/2;&quot;&quot;);&quot;&quot;)">
            <text:p/>
          </table:table-cell>
          <table:table-cell office:value-type="float" office:value="488" calcext:value-type="float">
            <text:p>488</text:p>
          </table:table-cell>
          <table:table-cell table:formula="of:=IF([.A492]=&quot;&quot;;[.A491];&quot;&quot;)">
            <text:p/>
          </table:table-cell>
          <table:table-cell table:number-columns-repeated="4"/>
        </table:table-row>
        <table:table-row table:style-name="ro2">
          <table:table-cell table:formula="of:=IF([.A491]&lt;&gt;&quot;&quot;;IF(AND(ABS([.A491]-[.E$4]/[.A491])&gt;[.E$6];[.B491]&lt;[.E$5]);([.A491]+[.E$4]/[.A491])/2;&quot;&quot;);&quot;&quot;)">
            <text:p/>
          </table:table-cell>
          <table:table-cell office:value-type="float" office:value="489" calcext:value-type="float">
            <text:p>489</text:p>
          </table:table-cell>
          <table:table-cell table:formula="of:=IF([.A493]=&quot;&quot;;[.A492];&quot;&quot;)">
            <text:p/>
          </table:table-cell>
          <table:table-cell table:number-columns-repeated="4"/>
        </table:table-row>
        <table:table-row table:style-name="ro2">
          <table:table-cell table:formula="of:=IF([.A492]&lt;&gt;&quot;&quot;;IF(AND(ABS([.A492]-[.E$4]/[.A492])&gt;[.E$6];[.B492]&lt;[.E$5]);([.A492]+[.E$4]/[.A492])/2;&quot;&quot;);&quot;&quot;)">
            <text:p/>
          </table:table-cell>
          <table:table-cell office:value-type="float" office:value="490" calcext:value-type="float">
            <text:p>490</text:p>
          </table:table-cell>
          <table:table-cell table:formula="of:=IF([.A494]=&quot;&quot;;[.A493];&quot;&quot;)">
            <text:p/>
          </table:table-cell>
          <table:table-cell table:number-columns-repeated="4"/>
        </table:table-row>
        <table:table-row table:style-name="ro2">
          <table:table-cell table:formula="of:=IF([.A493]&lt;&gt;&quot;&quot;;IF(AND(ABS([.A493]-[.E$4]/[.A493])&gt;[.E$6];[.B493]&lt;[.E$5]);([.A493]+[.E$4]/[.A493])/2;&quot;&quot;);&quot;&quot;)">
            <text:p/>
          </table:table-cell>
          <table:table-cell office:value-type="float" office:value="491" calcext:value-type="float">
            <text:p>491</text:p>
          </table:table-cell>
          <table:table-cell table:formula="of:=IF([.A495]=&quot;&quot;;[.A494];&quot;&quot;)">
            <text:p/>
          </table:table-cell>
          <table:table-cell table:number-columns-repeated="4"/>
        </table:table-row>
        <table:table-row table:style-name="ro2">
          <table:table-cell table:formula="of:=IF([.A494]&lt;&gt;&quot;&quot;;IF(AND(ABS([.A494]-[.E$4]/[.A494])&gt;[.E$6];[.B494]&lt;[.E$5]);([.A494]+[.E$4]/[.A494])/2;&quot;&quot;);&quot;&quot;)">
            <text:p/>
          </table:table-cell>
          <table:table-cell office:value-type="float" office:value="492" calcext:value-type="float">
            <text:p>492</text:p>
          </table:table-cell>
          <table:table-cell table:formula="of:=IF([.A496]=&quot;&quot;;[.A495];&quot;&quot;)">
            <text:p/>
          </table:table-cell>
          <table:table-cell table:number-columns-repeated="4"/>
        </table:table-row>
        <table:table-row table:style-name="ro2">
          <table:table-cell table:formula="of:=IF([.A495]&lt;&gt;&quot;&quot;;IF(AND(ABS([.A495]-[.E$4]/[.A495])&gt;[.E$6];[.B495]&lt;[.E$5]);([.A495]+[.E$4]/[.A495])/2;&quot;&quot;);&quot;&quot;)">
            <text:p/>
          </table:table-cell>
          <table:table-cell office:value-type="float" office:value="493" calcext:value-type="float">
            <text:p>493</text:p>
          </table:table-cell>
          <table:table-cell table:formula="of:=IF([.A497]=&quot;&quot;;[.A496];&quot;&quot;)">
            <text:p/>
          </table:table-cell>
          <table:table-cell table:number-columns-repeated="4"/>
        </table:table-row>
        <table:table-row table:style-name="ro2">
          <table:table-cell table:formula="of:=IF([.A496]&lt;&gt;&quot;&quot;;IF(AND(ABS([.A496]-[.E$4]/[.A496])&gt;[.E$6];[.B496]&lt;[.E$5]);([.A496]+[.E$4]/[.A496])/2;&quot;&quot;);&quot;&quot;)">
            <text:p/>
          </table:table-cell>
          <table:table-cell office:value-type="float" office:value="494" calcext:value-type="float">
            <text:p>494</text:p>
          </table:table-cell>
          <table:table-cell table:formula="of:=IF([.A498]=&quot;&quot;;[.A497];&quot;&quot;)">
            <text:p/>
          </table:table-cell>
          <table:table-cell table:number-columns-repeated="4"/>
        </table:table-row>
        <table:table-row table:style-name="ro2">
          <table:table-cell table:formula="of:=IF([.A497]&lt;&gt;&quot;&quot;;IF(AND(ABS([.A497]-[.E$4]/[.A497])&gt;[.E$6];[.B497]&lt;[.E$5]);([.A497]+[.E$4]/[.A497])/2;&quot;&quot;);&quot;&quot;)">
            <text:p/>
          </table:table-cell>
          <table:table-cell office:value-type="float" office:value="495" calcext:value-type="float">
            <text:p>495</text:p>
          </table:table-cell>
          <table:table-cell table:formula="of:=IF([.A499]=&quot;&quot;;[.A498];&quot;&quot;)">
            <text:p/>
          </table:table-cell>
          <table:table-cell table:number-columns-repeated="4"/>
        </table:table-row>
        <table:table-row table:style-name="ro2">
          <table:table-cell table:formula="of:=IF([.A498]&lt;&gt;&quot;&quot;;IF(AND(ABS([.A498]-[.E$4]/[.A498])&gt;[.E$6];[.B498]&lt;[.E$5]);([.A498]+[.E$4]/[.A498])/2;&quot;&quot;);&quot;&quot;)">
            <text:p/>
          </table:table-cell>
          <table:table-cell office:value-type="float" office:value="496" calcext:value-type="float">
            <text:p>496</text:p>
          </table:table-cell>
          <table:table-cell table:formula="of:=IF([.A500]=&quot;&quot;;[.A499];&quot;&quot;)">
            <text:p/>
          </table:table-cell>
          <table:table-cell table:number-columns-repeated="4"/>
        </table:table-row>
        <table:table-row table:style-name="ro2">
          <table:table-cell table:formula="of:=IF([.A499]&lt;&gt;&quot;&quot;;IF(AND(ABS([.A499]-[.E$4]/[.A499])&gt;[.E$6];[.B499]&lt;[.E$5]);([.A499]+[.E$4]/[.A499])/2;&quot;&quot;);&quot;&quot;)">
            <text:p/>
          </table:table-cell>
          <table:table-cell office:value-type="float" office:value="497" calcext:value-type="float">
            <text:p>497</text:p>
          </table:table-cell>
          <table:table-cell table:formula="of:=IF([.A501]=&quot;&quot;;[.A500];&quot;&quot;)">
            <text:p/>
          </table:table-cell>
          <table:table-cell table:number-columns-repeated="4"/>
        </table:table-row>
      </table:table>
      <table:table table:name="szyfr Cezara" table:style-name="ta1">
        <table:table-column table:style-name="co1" table:default-cell-style-name="ce49"/>
        <table:table-column table:style-name="co1" table:default-cell-style-name="ce51"/>
        <table:table-column table:style-name="co1" table:default-cell-style-name="ce49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column table:style-name="co27" table:default-cell-style-name="ce52"/>
        <table:table-column table:style-name="co1" table:default-cell-style-name="ce52"/>
        <table:table-column table:style-name="co28" table:number-columns-repeated="13" table:default-cell-style-name="ce52"/>
        <table:table-column table:style-name="co1" table:default-cell-style-name="ce52"/>
        <table:table-row table:style-name="ro5">
          <table:table-cell table:style-name="ce48" office:value-type="string" calcext:value-type="string">
            <text:p>Numer znaku</text:p>
          </table:table-cell>
          <table:table-cell table:style-name="ce48" office:value-type="string" calcext:value-type="string">
            <text:p>Alfabet jawny</text:p>
          </table:table-cell>
          <table:table-cell table:style-name="ce48" office:value-type="string" calcext:value-type="string">
            <text:p>Alfabet szyfrowy</text:p>
          </table:table-cell>
          <table:table-cell table:number-columns-repeated="8"/>
          <table:table-cell table:style-name="ce55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a</text:p>
          </table:table-cell>
          <table:table-cell table:formula="of:=CHAR(CODE([.B$2])+(MOD([.A2]+[.F$3]-1;26)))" office:value-type="string" office:string-value="d" calcext:value-type="string">
            <text:p>d</text:p>
          </table:table-cell>
          <table:table-cell/>
          <table:table-cell table:style-name="ce50" office:value-type="string" calcext:value-type="string">
            <text:p>Tekst jawny:</text:p>
          </table:table-cell>
          <table:table-cell table:style-name="ce51" office:value-type="string" calcext:value-type="string">
            <text:p>kryptoanaliza</text:p>
          </table:table-cell>
          <table:table-cell table:style-name="ce53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</text:p>
          </table:table-cell>
          <table:table-cell table:formula="of:=CHAR(CODE([.B$2])+(MOD([.A3]+[.F$3]-1;26)))" office:value-type="string" office:string-value="e" calcext:value-type="string">
            <text:p>e</text:p>
          </table:table-cell>
          <table:table-cell/>
          <table:table-cell table:style-name="ce50" office:value-type="string" calcext:value-type="string">
            <text:p>Klucz:</text:p>
          </table:table-cell>
          <table:table-cell table:style-name="ce51" office:value-type="float" office:value="3" calcext:value-type="float">
            <text:p>3</text:p>
          </table:table-cell>
          <table:table-cell table:style-name="ce53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CHAR(CODE([.B$2])+(MOD([.A4]+[.F$3]-1;26)))" office:value-type="string" office:string-value="f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formula="of:=CHAR(CODE([.B$2])+(MOD([.A5]+[.F$3]-1;26)))" office:value-type="string" office:string-value="g" calcext:value-type="string">
            <text:p>g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CHAR(CODE([.B$2])+(MOD([.A6]+[.F$3]-1;26)))" office:value-type="string" office:string-value="h" calcext:value-type="string">
            <text:p>h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formula="of:=CHAR(CODE([.B$2])+(MOD([.A7]+[.F$3]-1;26)))" office:value-type="string" office:string-value="i" calcext:value-type="string">
            <text:p>i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CHAR(CODE([.B$2])+(MOD([.A8]+[.F$3]-1;26)))" office:value-type="string" office:string-value="j" calcext:value-type="string">
            <text:p>j</text:p>
          </table:table-cell>
          <table:table-cell table:number-columns-repeated="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CHAR(CODE([.B$2])+(MOD([.A9]+[.F$3]-1;26)))" office:value-type="string" office:string-value="k" calcext:value-type="string">
            <text:p>k</text:p>
          </table:table-cell>
          <table:table-cell table:number-columns-repeated="4"/>
          <table:table-cell table:style-name="ce53" office:value-type="string" calcext:value-type="string">
            <text:p>Tekst jawny:</text:p>
          </table:table-cell>
          <table:table-cell table:style-name="ce49" table:formula="of:=MID([.$F$2];[.I8];1)" office:value-type="string" office:string-value="k" calcext:value-type="string">
            <text:p>k</text:p>
          </table:table-cell>
          <table:table-cell table:style-name="ce49" table:formula="of:=MID([.$F$2];[.J8];1)" office:value-type="string" office:string-value="r" calcext:value-type="string">
            <text:p>r</text:p>
          </table:table-cell>
          <table:table-cell table:style-name="ce49" table:formula="of:=MID([.$F$2];[.K8];1)" office:value-type="string" office:string-value="y" calcext:value-type="string">
            <text:p>y</text:p>
          </table:table-cell>
          <table:table-cell table:style-name="ce49" table:formula="of:=MID([.$F$2];[.L8];1)" office:value-type="string" office:string-value="p" calcext:value-type="string">
            <text:p>p</text:p>
          </table:table-cell>
          <table:table-cell table:style-name="ce49" table:formula="of:=MID([.$F$2];[.M8];1)" office:value-type="string" office:string-value="t" calcext:value-type="string">
            <text:p>t</text:p>
          </table:table-cell>
          <table:table-cell table:style-name="ce49" table:formula="of:=MID([.$F$2];[.N8];1)" office:value-type="string" office:string-value="o" calcext:value-type="string">
            <text:p>o</text:p>
          </table:table-cell>
          <table:table-cell table:style-name="ce49" table:formula="of:=MID([.$F$2];[.O8];1)" office:value-type="string" office:string-value="a" calcext:value-type="string">
            <text:p>a</text:p>
          </table:table-cell>
          <table:table-cell table:style-name="ce49" table:formula="of:=MID([.$F$2];[.P8];1)" office:value-type="string" office:string-value="n" calcext:value-type="string">
            <text:p>n</text:p>
          </table:table-cell>
          <table:table-cell table:style-name="ce49" table:formula="of:=MID([.$F$2];[.Q8];1)" office:value-type="string" office:string-value="a" calcext:value-type="string">
            <text:p>a</text:p>
          </table:table-cell>
          <table:table-cell table:style-name="ce49" table:formula="of:=MID([.$F$2];[.R8];1)" office:value-type="string" office:string-value="l" calcext:value-type="string">
            <text:p>l</text:p>
          </table:table-cell>
          <table:table-cell table:style-name="ce49" table:formula="of:=MID([.$F$2];[.S8];1)" office:value-type="string" office:string-value="i" calcext:value-type="string">
            <text:p>i</text:p>
          </table:table-cell>
          <table:table-cell table:style-name="ce49" table:formula="of:=MID([.$F$2];[.T8];1)" office:value-type="string" office:string-value="z" calcext:value-type="string">
            <text:p>z</text:p>
          </table:table-cell>
          <table:table-cell table:style-name="ce49" table:formula="of:=MID([.$F$2];[.U8];1)" office:value-type="string" office:string-value="a" calcext:value-type="string">
            <text:p>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formula="of:=CHAR(CODE([.B$2])+(MOD([.A10]+[.F$3]-1;26)))" office:value-type="string" office:string-value="l" calcext:value-type="string">
            <text:p>l</text:p>
          </table:table-cell>
          <table:table-cell table:number-columns-repeated="4"/>
          <table:table-cell table:style-name="ce53" office:value-type="string" calcext:value-type="string">
            <text:p>Kryptogram:</text:p>
          </table:table-cell>
          <table:table-cell table:style-name="ce50" table:formula="of:=VLOOKUP([.I9];[.$B2:.$C27];2)" office:value-type="string" office:string-value="n" calcext:value-type="string">
            <text:p>n</text:p>
          </table:table-cell>
          <table:table-cell table:style-name="ce50" table:formula="of:=VLOOKUP([.J9];[.$B2:.$C27];2)" office:value-type="string" office:string-value="u" calcext:value-type="string">
            <text:p>u</text:p>
          </table:table-cell>
          <table:table-cell table:style-name="ce50" table:formula="of:=VLOOKUP([.K9];[.$B2:.$C27];2)" office:value-type="string" office:string-value="b" calcext:value-type="string">
            <text:p>b</text:p>
          </table:table-cell>
          <table:table-cell table:style-name="ce50" table:formula="of:=VLOOKUP([.L9];[.$B2:.$C27];2)" office:value-type="string" office:string-value="s" calcext:value-type="string">
            <text:p>s</text:p>
          </table:table-cell>
          <table:table-cell table:style-name="ce50" table:formula="of:=VLOOKUP([.M9];[.$B2:.$C27];2)" office:value-type="string" office:string-value="w" calcext:value-type="string">
            <text:p>w</text:p>
          </table:table-cell>
          <table:table-cell table:style-name="ce50" table:formula="of:=VLOOKUP([.N9];[.$B2:.$C27];2)" office:value-type="string" office:string-value="r" calcext:value-type="string">
            <text:p>r</text:p>
          </table:table-cell>
          <table:table-cell table:style-name="ce50" table:formula="of:=VLOOKUP([.O9];[.$B2:.$C27];2)" office:value-type="string" office:string-value="d" calcext:value-type="string">
            <text:p>d</text:p>
          </table:table-cell>
          <table:table-cell table:style-name="ce50" table:formula="of:=VLOOKUP([.P9];[.$B2:.$C27];2)" office:value-type="string" office:string-value="q" calcext:value-type="string">
            <text:p>q</text:p>
          </table:table-cell>
          <table:table-cell table:style-name="ce50" table:formula="of:=VLOOKUP([.Q9];[.$B2:.$C27];2)" office:value-type="string" office:string-value="d" calcext:value-type="string">
            <text:p>d</text:p>
          </table:table-cell>
          <table:table-cell table:style-name="ce50" table:formula="of:=VLOOKUP([.R9];[.$B2:.$C27];2)" office:value-type="string" office:string-value="o" calcext:value-type="string">
            <text:p>o</text:p>
          </table:table-cell>
          <table:table-cell table:style-name="ce50" table:formula="of:=VLOOKUP([.S9];[.$B2:.$C27];2)" office:value-type="string" office:string-value="l" calcext:value-type="string">
            <text:p>l</text:p>
          </table:table-cell>
          <table:table-cell table:style-name="ce50" table:formula="of:=VLOOKUP([.T9];[.$B2:.$C27];2)" office:value-type="string" office:string-value="c" calcext:value-type="string">
            <text:p>c</text:p>
          </table:table-cell>
          <table:table-cell table:style-name="ce50" table:formula="of:=VLOOKUP([.U9];[.$B2:.$C27];2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formula="of:=CHAR(CODE([.B$2])+(MOD([.A11]+[.F$3]-1;26)))" office:value-type="string" office:string-value="m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formula="of:=CHAR(CODE([.B$2])+(MOD([.A12]+[.F$3]-1;26)))" office:value-type="string" office:string-value="n" calcext:value-type="string">
            <text:p>n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0" office:value-type="string" calcext:value-type="string">
            <text:p>l</text:p>
          </table:table-cell>
          <table:table-cell table:formula="of:=CHAR(CODE([.B$2])+(MOD([.A13]+[.F$3]-1;26)))" office:value-type="string" office:string-value="o" calcext:value-type="string">
            <text:p>o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formula="of:=CHAR(CODE([.B$2])+(MOD([.A14]+[.F$3]-1;26)))" office:value-type="string" office:string-value="p" calcext:value-type="string">
            <text:p>p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formula="of:=CHAR(CODE([.B$2])+(MOD([.A15]+[.F$3]-1;26)))" office:value-type="string" office:string-value="q" calcext:value-type="string">
            <text:p>q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formula="of:=CHAR(CODE([.B$2])+(MOD([.A16]+[.F$3]-1;26)))" office:value-type="string" office:string-value="r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formula="of:=CHAR(CODE([.B$2])+(MOD([.A17]+[.F$3]-1;26)))" office:value-type="string" office:string-value="s" calcext:value-type="string">
            <text:p>s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formula="of:=CHAR(CODE([.B$2])+(MOD([.A18]+[.F$3]-1;26)))" office:value-type="string" office:string-value="t" calcext:value-type="string">
            <text:p>t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formula="of:=CHAR(CODE([.B$2])+(MOD([.A19]+[.F$3]-1;26)))" office:value-type="string" office:string-value="u" calcext:value-type="string">
            <text:p>u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formula="of:=CHAR(CODE([.B$2])+(MOD([.A20]+[.F$3]-1;26)))" office:value-type="string" office:string-value="v" calcext:value-type="string">
            <text:p>v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formula="of:=CHAR(CODE([.B$2])+(MOD([.A21]+[.F$3]-1;26)))" office:value-type="string" office:string-value="w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formula="of:=CHAR(CODE([.B$2])+(MOD([.A22]+[.F$3]-1;26)))" office:value-type="string" office:string-value="x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formula="of:=CHAR(CODE([.B$2])+(MOD([.A23]+[.F$3]-1;26)))" office:value-type="string" office:string-value="y" calcext:value-type="string">
            <text:p>y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formula="of:=CHAR(CODE([.B$2])+(MOD([.A24]+[.F$3]-1;26)))" office:value-type="string" office:string-value="z" calcext:value-type="string">
            <text:p>z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formula="of:=CHAR(CODE([.B$2])+(MOD([.A25]+[.F$3]-1;26)))" office:value-type="string" office:string-value="a" calcext:value-type="string">
            <text:p>a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formula="of:=CHAR(CODE([.B$2])+(MOD([.A26]+[.F$3]-1;26)))" office:value-type="string" office:string-value="b" calcext:value-type="string">
            <text:p>b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formula="of:=CHAR(CODE([.B$2])+(MOD([.A27]+[.F$3]-1;26)))" office:value-type="string" office:string-value="c" calcext:value-type="string">
            <text:p>c</text:p>
          </table:table-cell>
          <table:table-cell table:number-columns-repeated="19"/>
        </table:table-row>
        <table:table-row table:style-name="ro1">
          <table:table-cell/>
          <table:table-cell table:style-name="ce49"/>
          <table:table-cell table:number-columns-repeated="20"/>
        </table:table-row>
        <table:table-row table:style-name="ro1" table:number-rows-repeated="3">
          <table:table-cell table:style-name="ce39" table:number-columns-repeated="22"/>
        </table:table-row>
        <table:table-row table:style-name="ro1">
          <table:table-cell table:style-name="ce39" table:number-columns-repeated="22"/>
        </table:table-row>
      </table:table>
      <table:table table:name="pole pod wykrese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row table:style-name="ro1">
          <table:table-cell table:style-name="ce39"/>
          <table:table-cell table:style-name="ce39" office:value-type="string" calcext:value-type="string">
            <text:p>funkcja</text:p>
          </table:table-cell>
          <table:table-cell table:style-name="ce39" office:value-type="string" calcext:value-type="string">
            <text:p>y=</text:p>
          </table:table-cell>
          <table:table-cell table:style-name="ce39" office:value-type="string" calcext:value-type="string">
            <text:p>0,5*x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string" calcext:value-type="string">
            <text:p>szerokość paska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b</text:p>
          </table:table-cell>
          <table:table-cell table:style-name="ce39" office:value-type="float" office:value="20" calcext:value-type="float">
            <text:p>20</text:p>
          </table:table-cell>
          <table:table-cell table:style-name="ce39"/>
          <table:table-cell table:style-name="ce39" table:formula="of:=([.C3]-[.C2])/[.C4]" office:value-type="float" office:value="4" calcext:value-type="float">
            <text:p>4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n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</table:table-row>
        <table:table-row table:style-name="ro1">
          <table:table-cell table:style-name="ce39" table:number-columns-repeated="5"/>
        </table:table-row>
        <table:table-row table:style-name="ro1">
          <table:table-cell table:style-name="ce39"/>
          <table:table-cell table:style-name="ce39" office:value-type="string" calcext:value-type="string">
            <text:p>suma pasków</text:p>
          </table:table-cell>
          <table:table-cell table:style-name="ce39" table:formula="of:=SUM([.E10:.E109])" office:value-type="float" office:value="96" calcext:value-type="float">
            <text:p>96</text:p>
          </table:table-cell>
          <table:table-cell table:style-name="ce39" table:number-columns-repeated="2"/>
        </table:table-row>
        <table:table-row table:style-name="ro1">
          <table:table-cell table:style-name="ce39" table:number-columns-repeated="5"/>
        </table:table-row>
        <table:table-row table:style-name="ro1">
          <table:table-cell table:style-name="ce39"/>
          <table:table-cell table:style-name="ce39" office:value-type="string" calcext:value-type="string">
            <text:p>pasek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długość paska</text:p>
          </table:table-cell>
          <table:table-cell table:style-name="ce39" office:value-type="string" calcext:value-type="string">
            <text:p>pole paska</text:p>
          </table:table-cell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39" table:formula="of:=IF([.A9]&lt;=[.C$4];[.A9];&quot;&quot;)" office:value-type="float" office:value="1" calcext:value-type="float">
            <text:p>1</text:p>
          </table:table-cell>
          <table:table-cell table:style-name="ce39" table:formula="of:=[.C$2]+[.B9]*[.E$3]-0.5*[.E$3]" office:value-type="float" office:value="2" calcext:value-type="float">
            <text:p>2</text:p>
          </table:table-cell>
          <table:table-cell table:style-name="ce39" table:formula="of:=IF([.B9]&lt;&gt;&quot;&quot;;0.5*[.C9];&quot;&quot;)" office:value-type="float" office:value="1" calcext:value-type="float">
            <text:p>1</text:p>
          </table:table-cell>
          <table:table-cell table:style-name="ce39" table:formula="of:=IF([.B9]&lt;&gt;&quot;&quot;;[.E$3]*[.D9];&quot;&quot;)" office:value-type="float" office:value="4" calcext:value-type="float">
            <text:p>4</text:p>
          </table:table-cell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39" table:formula="of:=IF([.A10]&lt;=[.C$4];[.A10];&quot;&quot;)" office:value-type="float" office:value="2" calcext:value-type="float">
            <text:p>2</text:p>
          </table:table-cell>
          <table:table-cell table:style-name="ce39" table:formula="of:=[.C$2]+[.B10]*[.E$3]-0.5*[.E$3]" office:value-type="float" office:value="6" calcext:value-type="float">
            <text:p>6</text:p>
          </table:table-cell>
          <table:table-cell table:style-name="ce39" table:formula="of:=IF([.B10]&lt;&gt;&quot;&quot;;0.5*[.C10];&quot;&quot;)" office:value-type="float" office:value="3" calcext:value-type="float">
            <text:p>3</text:p>
          </table:table-cell>
          <table:table-cell table:style-name="ce39" table:formula="of:=IF([.B10]&lt;&gt;&quot;&quot;;[.E$3]*[.D10];&quot;&quot;)" office:value-type="float" office:value="12" calcext:value-type="float">
            <text:p>12</text:p>
          </table:table-cell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39" table:formula="of:=IF([.A11]&lt;=[.C$4];[.A11];&quot;&quot;)" office:value-type="float" office:value="3" calcext:value-type="float">
            <text:p>3</text:p>
          </table:table-cell>
          <table:table-cell table:style-name="ce39" table:formula="of:=[.C$2]+[.B11]*[.E$3]-0.5*[.E$3]" office:value-type="float" office:value="10" calcext:value-type="float">
            <text:p>10</text:p>
          </table:table-cell>
          <table:table-cell table:style-name="ce39" table:formula="of:=IF([.B11]&lt;&gt;&quot;&quot;;0.5*[.C11];&quot;&quot;)" office:value-type="float" office:value="5" calcext:value-type="float">
            <text:p>5</text:p>
          </table:table-cell>
          <table:table-cell table:style-name="ce39" table:formula="of:=IF([.B11]&lt;&gt;&quot;&quot;;[.E$3]*[.D11];&quot;&quot;)" office:value-type="float" office:value="20" calcext:value-type="float">
            <text:p>20</text:p>
          </table:table-cell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39" table:formula="of:=IF([.A12]&lt;=[.C$4];[.A12];&quot;&quot;)" office:value-type="float" office:value="4" calcext:value-type="float">
            <text:p>4</text:p>
          </table:table-cell>
          <table:table-cell table:style-name="ce39" table:formula="of:=[.C$2]+[.B12]*[.E$3]-0.5*[.E$3]" office:value-type="float" office:value="14" calcext:value-type="float">
            <text:p>14</text:p>
          </table:table-cell>
          <table:table-cell table:style-name="ce39" table:formula="of:=IF([.B12]&lt;&gt;&quot;&quot;;0.5*[.C12];&quot;&quot;)" office:value-type="float" office:value="7" calcext:value-type="float">
            <text:p>7</text:p>
          </table:table-cell>
          <table:table-cell table:style-name="ce39" table:formula="of:=IF([.B12]&lt;&gt;&quot;&quot;;[.E$3]*[.D12];&quot;&quot;)" office:value-type="float" office:value="28" calcext:value-type="float">
            <text:p>28</text:p>
          </table:table-cell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39" table:formula="of:=IF([.A13]&lt;=[.C$4];[.A13];&quot;&quot;)" office:value-type="float" office:value="5" calcext:value-type="float">
            <text:p>5</text:p>
          </table:table-cell>
          <table:table-cell table:style-name="ce39" table:formula="of:=[.C$2]+[.B13]*[.E$3]-0.5*[.E$3]" office:value-type="float" office:value="18" calcext:value-type="float">
            <text:p>18</text:p>
          </table:table-cell>
          <table:table-cell table:style-name="ce39" table:formula="of:=IF([.B13]&lt;&gt;&quot;&quot;;0.5*[.C13];&quot;&quot;)" office:value-type="float" office:value="9" calcext:value-type="float">
            <text:p>9</text:p>
          </table:table-cell>
          <table:table-cell table:style-name="ce39" table:formula="of:=IF([.B13]&lt;&gt;&quot;&quot;;[.E$3]*[.D13];&quot;&quot;)" office:value-type="float" office:value="36" calcext:value-type="float">
            <text:p>36</text:p>
          </table:table-cell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39" table:number-columns-repeated="4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39" table:number-columns-repeated="4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39" table:number-columns-repeated="4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39" table:formula="of:=IF([.A17]&lt;=[.C$4];[.A17];&quot;&quot;)">
            <text:p/>
          </table:table-cell>
          <table:table-cell table:style-name="ce39" table:formula="of:=IF([.B17]&lt;&gt;&quot;&quot;;[.C$2]+[.B17]*[.E$3]-0.5*[.E$3];&quot;&quot;)">
            <text:p/>
          </table:table-cell>
          <table:table-cell table:style-name="ce39" table:formula="of:=IF([.B17]&lt;&gt;&quot;&quot;;0.5*[.C17];&quot;&quot;)">
            <text:p/>
          </table:table-cell>
          <table:table-cell table:style-name="ce39" table:formula="of:=IF([.B17]&lt;&gt;&quot;&quot;;[.E$3]*[.D17];&quot;&quot;)">
            <text:p/>
          </table:table-cell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39" table:formula="of:=IF([.A18]&lt;=[.C$4];[.A18];&quot;&quot;)">
            <text:p/>
          </table:table-cell>
          <table:table-cell table:style-name="ce39" table:formula="of:=IF([.B18]&lt;&gt;&quot;&quot;;[.C$2]+[.B18]*[.E$3]-0.5*[.E$3];&quot;&quot;)">
            <text:p/>
          </table:table-cell>
          <table:table-cell table:style-name="ce39" table:formula="of:=IF([.B18]&lt;&gt;&quot;&quot;;0.5*[.C18];&quot;&quot;)">
            <text:p/>
          </table:table-cell>
          <table:table-cell table:style-name="ce39" table:formula="of:=IF([.B18]&lt;&gt;&quot;&quot;;[.E$3]*[.D18];&quot;&quot;)">
            <text:p/>
          </table:table-cell>
        </table:table-row>
        <table:table-row table:style-name="ro1" table:number-rows-repeated="129">
          <table:table-cell table:number-columns-repeated="5"/>
        </table:table-row>
        <table:table-row table:style-name="ro2" table:number-rows-repeated="10484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iejsce zerowe" table:style-name="ta1"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table:style-name="ce39"/>
          <table:table-cell table:style-name="ce39" office:value-type="string" calcext:value-type="string">
            <text:p>funkcja</text:p>
          </table:table-cell>
          <table:table-cell table:style-name="ce39" office:value-type="string" calcext:value-type="string">
            <text:p>y=</text:p>
          </table:table-cell>
          <table:table-cell table:style-name="ce39" office:value-type="string" calcext:value-type="string">
            <text:p>0,5*x-2</text:p>
          </table:table-cell>
          <table:table-cell table:style-name="ce39" table:number-columns-repeated="6"/>
        </table:table-row>
        <table:table-row table:style-name="ro1">
          <table:table-cell table:style-name="ce39"/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5"/>
          <table:table-cell table:style-name="ce39" office:value-type="string" calcext:value-type="string">
            <text:p>dokładność zakładana</text:p>
          </table:table-cell>
          <table:table-cell table:style-name="ce39"/>
        </table:table-row>
        <table:table-row table:style-name="ro1">
          <table:table-cell table:style-name="ce39"/>
          <table:table-cell table:style-name="ce39" office:value-type="string" calcext:value-type="string">
            <text:p>b</text:p>
          </table:table-cell>
          <table:table-cell table:style-name="ce39" office:value-type="float" office:value="20" calcext:value-type="float">
            <text:p>20</text:p>
          </table:table-cell>
          <table:table-cell table:style-name="ce39" table:number-columns-repeated="5"/>
          <table:table-cell table:style-name="ce39" office:value-type="float" office:value="0.1" calcext:value-type="float">
            <text:p>0,1</text:p>
          </table:table-cell>
          <table:table-cell table:style-name="ce39"/>
        </table:table-row>
        <table:table-row table:style-name="ro1" table:number-rows-repeated="4">
          <table:table-cell table:style-name="ce39" table:number-columns-repeated="10"/>
        </table:table-row>
        <table:table-row table:style-name="ro6">
          <table:table-cell table:style-name="ce56" office:value-type="string" calcext:value-type="string">
            <text:p>krok</text:p>
          </table:table-cell>
          <table:table-cell table:style-name="ce56" office:value-type="string" calcext:value-type="string">
            <text:p>a</text:p>
          </table:table-cell>
          <table:table-cell table:style-name="ce56" office:value-type="string" calcext:value-type="string">
            <text:p>b</text:p>
          </table:table-cell>
          <table:table-cell table:style-name="ce56" office:value-type="string" calcext:value-type="string">
            <text:p>środek</text:p>
          </table:table-cell>
          <table:table-cell table:style-name="ce56" office:value-type="string" calcext:value-type="string">
            <text:p>f(a)</text:p>
          </table:table-cell>
          <table:table-cell table:style-name="ce56" office:value-type="string" calcext:value-type="string">
            <text:p>f(s)</text:p>
          </table:table-cell>
          <table:table-cell table:style-name="ce56" office:value-type="string" calcext:value-type="string">
            <text:p>f(b)</text:p>
          </table:table-cell>
          <table:table-cell table:style-name="ce56" office:value-type="string" calcext:value-type="string">
            <text:p>strona miejsca zerowego</text:p>
          </table:table-cell>
          <table:table-cell table:style-name="ce56" office:value-type="string" calcext:value-type="string">
            <text:p>dokładność osiągnięta</text:p>
          </table:table-cell>
          <table:table-cell table:style-name="ce39" office:value-type="string" calcext:value-type="string">
            <text:p>wynik</text:p>
          </table:table-cell>
        </table:table-row>
        <table:table-row table:style-name="ro7">
          <table:table-cell table:style-name="ce39" office:value-type="float" office:value="1" calcext:value-type="float">
            <text:p>1</text:p>
          </table:table-cell>
          <table:table-cell table:style-name="ce39" table:formula="of:=[.C2]" office:value-type="float" office:value="0" calcext:value-type="float">
            <text:p>0</text:p>
          </table:table-cell>
          <table:table-cell table:style-name="ce39" table:formula="of:=[.C3]" office:value-type="float" office:value="20" calcext:value-type="float">
            <text:p>20</text:p>
          </table:table-cell>
          <table:table-cell table:style-name="ce39" table:formula="of:=([.C9]+[.B9])/2" office:value-type="float" office:value="10" calcext:value-type="float">
            <text:p>10</text:p>
          </table:table-cell>
          <table:table-cell table:style-name="ce39" table:formula="of:=0.5*[.B9]-2" office:value-type="float" office:value="-2" calcext:value-type="float">
            <text:p>-2</text:p>
          </table:table-cell>
          <table:table-cell table:style-name="ce39" table:formula="of:=0.5*[.D9]-2" office:value-type="float" office:value="3" calcext:value-type="float">
            <text:p>3</text:p>
          </table:table-cell>
          <table:table-cell table:style-name="ce39" table:formula="of:=0.5*[.C9]-2" office:value-type="float" office:value="8" calcext:value-type="float">
            <text:p>8</text:p>
          </table:table-cell>
          <table:table-cell table:style-name="ce39" table:formula="of:=IF(([.F9]*[.E9])&lt;0;&quot;LEWA&quot;;IF(([.F9]*[.G9])&lt;0;&quot;PRAWA&quot;;&quot;MIEJSCE ZEROWE&quot;))" office:value-type="string" office:string-value="LEWA" calcext:value-type="string">
            <text:p>LEWA</text:p>
          </table:table-cell>
          <table:table-cell table:style-name="ce39" table:formula="of:=[.C9]-[.B9]" office:value-type="float" office:value="20" calcext:value-type="float">
            <text:p>20</text:p>
          </table:table-cell>
          <table:table-cell table:style-name="ce39" table:formula="of:=IF([.I9]&lt;[.I$3];[.D9];&quot;&quot;)">
            <text:p/>
          </table:table-cell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39" table:formula="of:=IF([.H9]=&quot;LEWA&quot;;[.B9];[.D9])" office:value-type="float" office:value="0" calcext:value-type="float">
            <text:p>0</text:p>
          </table:table-cell>
          <table:table-cell table:style-name="ce39" table:formula="of:=IF([.H9]=&quot;LEWA&quot;;[.D9];[.C9])" office:value-type="float" office:value="10" calcext:value-type="float">
            <text:p>10</text:p>
          </table:table-cell>
          <table:table-cell table:style-name="ce39" table:formula="of:=([.C10]+[.B10])/2" office:value-type="float" office:value="5" calcext:value-type="float">
            <text:p>5</text:p>
          </table:table-cell>
          <table:table-cell table:style-name="ce39" table:formula="of:=0.5*[.B10]-2" office:value-type="float" office:value="-2" calcext:value-type="float">
            <text:p>-2</text:p>
          </table:table-cell>
          <table:table-cell table:style-name="ce39" table:formula="of:=0.5*[.D10]-2" office:value-type="float" office:value="0.5" calcext:value-type="float">
            <text:p>0,5</text:p>
          </table:table-cell>
          <table:table-cell table:style-name="ce39" table:formula="of:=0.5*[.C10]-2" office:value-type="float" office:value="3" calcext:value-type="float">
            <text:p>3</text:p>
          </table:table-cell>
          <table:table-cell table:style-name="ce39" table:formula="of:=IF(([.F10]*[.E10])&lt;0;&quot;LEWA&quot;;IF(([.F10]*[.G10])&lt;0;&quot;PRAWA&quot;;&quot;MIEJSCE ZEROWE&quot;))" office:value-type="string" office:string-value="LEWA" calcext:value-type="string">
            <text:p>LEWA</text:p>
          </table:table-cell>
          <table:table-cell table:style-name="ce39" table:formula="of:=[.C10]-[.B10]" office:value-type="float" office:value="10" calcext:value-type="float">
            <text:p>10</text:p>
          </table:table-cell>
          <table:table-cell table:style-name="ce39" table:formula="of:=IF([.I10]&lt;[.I$3];[.D10];&quot;&quot;)">
            <text:p/>
          </table:table-cell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39" table:formula="of:=IF([.H10]=&quot;LEWA&quot;;[.B10];[.D10])" office:value-type="float" office:value="0" calcext:value-type="float">
            <text:p>0</text:p>
          </table:table-cell>
          <table:table-cell table:style-name="ce39" table:formula="of:=IF([.H10]=&quot;LEWA&quot;;[.D10];[.C10])" office:value-type="float" office:value="5" calcext:value-type="float">
            <text:p>5</text:p>
          </table:table-cell>
          <table:table-cell table:style-name="ce39" table:formula="of:=([.C11]+[.B11])/2" office:value-type="float" office:value="2.5" calcext:value-type="float">
            <text:p>2,5</text:p>
          </table:table-cell>
          <table:table-cell table:style-name="ce39" table:formula="of:=0.5*[.B11]-2" office:value-type="float" office:value="-2" calcext:value-type="float">
            <text:p>-2</text:p>
          </table:table-cell>
          <table:table-cell table:style-name="ce39" table:formula="of:=0.5*[.D11]-2" office:value-type="float" office:value="-0.75" calcext:value-type="float">
            <text:p>-0,75</text:p>
          </table:table-cell>
          <table:table-cell table:style-name="ce39" table:formula="of:=0.5*[.C11]-2" office:value-type="float" office:value="0.5" calcext:value-type="float">
            <text:p>0,5</text:p>
          </table:table-cell>
          <table:table-cell table:style-name="ce39" table:formula="of:=IF(([.F11]*[.E11])&lt;0;&quot;LEWA&quot;;IF(([.F11]*[.G11])&lt;0;&quot;PRAWA&quot;;&quot;MIEJSCE ZEROWE&quot;))" office:value-type="string" office:string-value="PRAWA" calcext:value-type="string">
            <text:p>PRAWA</text:p>
          </table:table-cell>
          <table:table-cell table:style-name="ce39" table:formula="of:=[.C11]-[.B11]" office:value-type="float" office:value="5" calcext:value-type="float">
            <text:p>5</text:p>
          </table:table-cell>
          <table:table-cell table:style-name="ce39" table:formula="of:=IF([.I11]&lt;[.I$3];[.D11];&quot;&quot;)">
            <text:p/>
          </table:table-cell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39" table:formula="of:=IF([.H11]=&quot;LEWA&quot;;[.B11];[.D11])" office:value-type="float" office:value="2.5" calcext:value-type="float">
            <text:p>2,5</text:p>
          </table:table-cell>
          <table:table-cell table:style-name="ce39" table:formula="of:=IF([.H11]=&quot;LEWA&quot;;[.D11];[.C11])" office:value-type="float" office:value="5" calcext:value-type="float">
            <text:p>5</text:p>
          </table:table-cell>
          <table:table-cell table:style-name="ce39" table:formula="of:=([.C12]+[.B12])/2" office:value-type="float" office:value="3.75" calcext:value-type="float">
            <text:p>3,75</text:p>
          </table:table-cell>
          <table:table-cell table:style-name="ce39" table:formula="of:=0.5*[.B12]-2" office:value-type="float" office:value="-0.75" calcext:value-type="float">
            <text:p>-0,75</text:p>
          </table:table-cell>
          <table:table-cell table:style-name="ce39" table:formula="of:=0.5*[.D12]-2" office:value-type="float" office:value="-0.125" calcext:value-type="float">
            <text:p>-0,125</text:p>
          </table:table-cell>
          <table:table-cell table:style-name="ce39" table:formula="of:=0.5*[.C12]-2" office:value-type="float" office:value="0.5" calcext:value-type="float">
            <text:p>0,5</text:p>
          </table:table-cell>
          <table:table-cell table:style-name="ce39" table:formula="of:=IF(([.F12]*[.E12])&lt;0;&quot;LEWA&quot;;IF(([.F12]*[.G12])&lt;0;&quot;PRAWA&quot;;&quot;MIEJSCE ZEROWE&quot;))" office:value-type="string" office:string-value="PRAWA" calcext:value-type="string">
            <text:p>PRAWA</text:p>
          </table:table-cell>
          <table:table-cell table:style-name="ce39" table:formula="of:=[.C12]-[.B12]" office:value-type="float" office:value="2.5" calcext:value-type="float">
            <text:p>2,5</text:p>
          </table:table-cell>
          <table:table-cell table:style-name="ce39" table:formula="of:=IF([.I12]&lt;[.I$3];[.D12];&quot;&quot;)">
            <text:p/>
          </table:table-cell>
        </table:table-row>
        <table:table-row table:style-name="ro1">
          <table:table-cell table:style-name="ce39" office:value-type="float" office:value="5" calcext:value-type="float">
            <text:p>5</text:p>
          </table:table-cell>
          <table:table-cell table:style-name="ce39" table:formula="of:=IF([.H12]=&quot;LEWA&quot;;[.B12];[.D12])" office:value-type="float" office:value="3.75" calcext:value-type="float">
            <text:p>3,75</text:p>
          </table:table-cell>
          <table:table-cell table:style-name="ce39" table:formula="of:=IF([.H12]=&quot;LEWA&quot;;[.D12];[.C12])" office:value-type="float" office:value="5" calcext:value-type="float">
            <text:p>5</text:p>
          </table:table-cell>
          <table:table-cell table:style-name="ce39" table:formula="of:=([.C13]+[.B13])/2" office:value-type="float" office:value="4.375" calcext:value-type="float">
            <text:p>4,375</text:p>
          </table:table-cell>
          <table:table-cell table:style-name="ce39" table:formula="of:=0.5*[.B13]-2" office:value-type="float" office:value="-0.125" calcext:value-type="float">
            <text:p>-0,125</text:p>
          </table:table-cell>
          <table:table-cell table:style-name="ce39" table:formula="of:=0.5*[.D13]-2" office:value-type="float" office:value="0.1875" calcext:value-type="float">
            <text:p>0,1875</text:p>
          </table:table-cell>
          <table:table-cell table:style-name="ce39" table:formula="of:=0.5*[.C13]-2" office:value-type="float" office:value="0.5" calcext:value-type="float">
            <text:p>0,5</text:p>
          </table:table-cell>
          <table:table-cell table:style-name="ce39" table:formula="of:=IF(([.F13]*[.E13])&lt;0;&quot;LEWA&quot;;IF(([.F13]*[.G13])&lt;0;&quot;PRAWA&quot;;&quot;MIEJSCE ZEROWE&quot;))" office:value-type="string" office:string-value="LEWA" calcext:value-type="string">
            <text:p>LEWA</text:p>
          </table:table-cell>
          <table:table-cell table:style-name="ce39" table:formula="of:=[.C13]-[.B13]" office:value-type="float" office:value="1.25" calcext:value-type="float">
            <text:p>1,25</text:p>
          </table:table-cell>
          <table:table-cell table:style-name="ce39" table:formula="of:=IF([.I13]&lt;[.I$3];[.D13];&quot;&quot;)">
            <text:p/>
          </table:table-cell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39" table:formula="of:=IF([.H13]=&quot;LEWA&quot;;[.B13];[.D13])" office:value-type="float" office:value="3.75" calcext:value-type="float">
            <text:p>3,75</text:p>
          </table:table-cell>
          <table:table-cell table:style-name="ce39" table:formula="of:=IF([.H13]=&quot;LEWA&quot;;[.D13];[.C13])" office:value-type="float" office:value="4.375" calcext:value-type="float">
            <text:p>4,375</text:p>
          </table:table-cell>
          <table:table-cell table:style-name="ce39" table:formula="of:=([.C14]+[.B14])/2" office:value-type="float" office:value="4.0625" calcext:value-type="float">
            <text:p>4,0625</text:p>
          </table:table-cell>
          <table:table-cell table:style-name="ce39" table:formula="of:=0.5*[.B14]-2" office:value-type="float" office:value="-0.125" calcext:value-type="float">
            <text:p>-0,125</text:p>
          </table:table-cell>
          <table:table-cell table:style-name="ce39" table:formula="of:=0.5*[.D14]-2" office:value-type="float" office:value="0.03125" calcext:value-type="float">
            <text:p>0,03125</text:p>
          </table:table-cell>
          <table:table-cell table:style-name="ce39" table:formula="of:=0.5*[.C14]-2" office:value-type="float" office:value="0.1875" calcext:value-type="float">
            <text:p>0,1875</text:p>
          </table:table-cell>
          <table:table-cell table:style-name="ce39" table:formula="of:=IF(([.F14]*[.E14])&lt;0;&quot;LEWA&quot;;IF(([.F14]*[.G14])&lt;0;&quot;PRAWA&quot;;&quot;MIEJSCE ZEROWE&quot;))" office:value-type="string" office:string-value="LEWA" calcext:value-type="string">
            <text:p>LEWA</text:p>
          </table:table-cell>
          <table:table-cell table:style-name="ce39" table:formula="of:=[.C14]-[.B14]" office:value-type="float" office:value="0.625" calcext:value-type="float">
            <text:p>0,625</text:p>
          </table:table-cell>
          <table:table-cell table:style-name="ce39" table:formula="of:=IF([.I14]&lt;[.I$3];[.D14];&quot;&quot;)">
            <text:p/>
          </table:table-cell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39" table:formula="of:=IF([.H14]=&quot;LEWA&quot;;[.B14];[.D14])" office:value-type="float" office:value="3.75" calcext:value-type="float">
            <text:p>3,75</text:p>
          </table:table-cell>
          <table:table-cell table:style-name="ce39" table:formula="of:=IF([.H14]=&quot;LEWA&quot;;[.D14];[.C14])" office:value-type="float" office:value="4.0625" calcext:value-type="float">
            <text:p>4,0625</text:p>
          </table:table-cell>
          <table:table-cell table:style-name="ce39" table:formula="of:=([.C15]+[.B15])/2" office:value-type="float" office:value="3.90625" calcext:value-type="float">
            <text:p>3,90625</text:p>
          </table:table-cell>
          <table:table-cell table:style-name="ce39" table:formula="of:=0.5*[.B15]-2" office:value-type="float" office:value="-0.125" calcext:value-type="float">
            <text:p>-0,125</text:p>
          </table:table-cell>
          <table:table-cell table:style-name="ce39" table:formula="of:=0.5*[.D15]-2" office:value-type="float" office:value="-0.046875" calcext:value-type="float">
            <text:p>-0,046875</text:p>
          </table:table-cell>
          <table:table-cell table:style-name="ce39" table:formula="of:=0.5*[.C15]-2" office:value-type="float" office:value="0.03125" calcext:value-type="float">
            <text:p>0,03125</text:p>
          </table:table-cell>
          <table:table-cell table:style-name="ce39" table:formula="of:=IF(([.F15]*[.E15])&lt;0;&quot;LEWA&quot;;IF(([.F15]*[.G15])&lt;0;&quot;PRAWA&quot;;&quot;MIEJSCE ZEROWE&quot;))" office:value-type="string" office:string-value="PRAWA" calcext:value-type="string">
            <text:p>PRAWA</text:p>
          </table:table-cell>
          <table:table-cell table:style-name="ce39" table:formula="of:=[.C15]-[.B15]" office:value-type="float" office:value="0.3125" calcext:value-type="float">
            <text:p>0,3125</text:p>
          </table:table-cell>
          <table:table-cell table:style-name="ce39" table:formula="of:=IF([.I15]&lt;[.I$3];[.D15];&quot;&quot;)">
            <text:p/>
          </table:table-cell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39" table:formula="of:=IF([.H15]=&quot;LEWA&quot;;[.B15];[.D15])" office:value-type="float" office:value="3.90625" calcext:value-type="float">
            <text:p>3,90625</text:p>
          </table:table-cell>
          <table:table-cell table:style-name="ce39" table:formula="of:=IF([.H15]=&quot;LEWA&quot;;[.D15];[.C15])" office:value-type="float" office:value="4.0625" calcext:value-type="float">
            <text:p>4,0625</text:p>
          </table:table-cell>
          <table:table-cell table:style-name="ce39" table:formula="of:=([.C16]+[.B16])/2" office:value-type="float" office:value="3.984375" calcext:value-type="float">
            <text:p>3,984375</text:p>
          </table:table-cell>
          <table:table-cell table:style-name="ce39" table:formula="of:=0.5*[.B16]-2" office:value-type="float" office:value="-0.046875" calcext:value-type="float">
            <text:p>-0,046875</text:p>
          </table:table-cell>
          <table:table-cell table:style-name="ce39" table:formula="of:=0.5*[.D16]-2" office:value-type="float" office:value="-0.0078125" calcext:value-type="float">
            <text:p>-0,0078125</text:p>
          </table:table-cell>
          <table:table-cell table:style-name="ce39" table:formula="of:=0.5*[.C16]-2" office:value-type="float" office:value="0.03125" calcext:value-type="float">
            <text:p>0,03125</text:p>
          </table:table-cell>
          <table:table-cell table:style-name="ce39" table:formula="of:=IF(([.F16]*[.E16])&lt;0;&quot;LEWA&quot;;IF(([.F16]*[.G16])&lt;0;&quot;PRAWA&quot;;&quot;MIEJSCE ZEROWE&quot;))" office:value-type="string" office:string-value="PRAWA" calcext:value-type="string">
            <text:p>PRAWA</text:p>
          </table:table-cell>
          <table:table-cell table:style-name="ce39" table:formula="of:=[.C16]-[.B16]" office:value-type="float" office:value="0.15625" calcext:value-type="float">
            <text:p>0,15625</text:p>
          </table:table-cell>
          <table:table-cell table:style-name="ce39" table:formula="of:=IF([.I16]&lt;[.I$3];[.D16];&quot;&quot;)">
            <text:p/>
          </table:table-cell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39" table:formula="of:=IF([.H16]=&quot;LEWA&quot;;[.B16];[.D16])" office:value-type="float" office:value="3.984375" calcext:value-type="float">
            <text:p>3,984375</text:p>
          </table:table-cell>
          <table:table-cell table:style-name="ce39" table:formula="of:=IF([.H16]=&quot;LEWA&quot;;[.D16];[.C16])" office:value-type="float" office:value="4.0625" calcext:value-type="float">
            <text:p>4,0625</text:p>
          </table:table-cell>
          <table:table-cell table:style-name="ce39" table:formula="of:=([.C17]+[.B17])/2" office:value-type="float" office:value="4.0234375" calcext:value-type="float">
            <text:p>4,0234375</text:p>
          </table:table-cell>
          <table:table-cell table:style-name="ce39" table:formula="of:=0.5*[.B17]-2" office:value-type="float" office:value="-0.0078125" calcext:value-type="float">
            <text:p>-0,0078125</text:p>
          </table:table-cell>
          <table:table-cell table:style-name="ce39" table:formula="of:=0.5*[.D17]-2" office:value-type="float" office:value="0.01171875" calcext:value-type="float">
            <text:p>0,01171875</text:p>
          </table:table-cell>
          <table:table-cell table:style-name="ce39" table:formula="of:=0.5*[.C17]-2" office:value-type="float" office:value="0.03125" calcext:value-type="float">
            <text:p>0,03125</text:p>
          </table:table-cell>
          <table:table-cell table:style-name="ce39" table:formula="of:=IF(([.F17]*[.E17])&lt;0;&quot;LEWA&quot;;IF(([.F17]*[.G17])&lt;0;&quot;PRAWA&quot;;&quot;MIEJSCE ZEROWE&quot;))" office:value-type="string" office:string-value="LEWA" calcext:value-type="string">
            <text:p>LEWA</text:p>
          </table:table-cell>
          <table:table-cell table:style-name="ce39" table:formula="of:=[.C17]-[.B17]" office:value-type="float" office:value="0.078125" calcext:value-type="float">
            <text:p>0,078125</text:p>
          </table:table-cell>
          <table:table-cell table:style-name="ce39" table:formula="of:=IF([.I17]&lt;[.I$3];[.D17];&quot;&quot;)" office:value-type="float" office:value="4.0234375" calcext:value-type="float">
            <text:p>4,0234375</text:p>
          </table:table-cell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39" table:formula="of:=IF([.H17]=&quot;LEWA&quot;;[.B17];[.D17])" office:value-type="float" office:value="3.984375" calcext:value-type="float">
            <text:p>3,984375</text:p>
          </table:table-cell>
          <table:table-cell table:style-name="ce39" table:formula="of:=IF([.H17]=&quot;LEWA&quot;;[.D17];[.C17])" office:value-type="float" office:value="4.0234375" calcext:value-type="float">
            <text:p>4,0234375</text:p>
          </table:table-cell>
          <table:table-cell table:style-name="ce39" table:formula="of:=([.C18]+[.B18])/2" office:value-type="float" office:value="4.00390625" calcext:value-type="float">
            <text:p>4,00390625</text:p>
          </table:table-cell>
          <table:table-cell table:style-name="ce39" table:formula="of:=0.5*[.B18]-2" office:value-type="float" office:value="-0.0078125" calcext:value-type="float">
            <text:p>-0,0078125</text:p>
          </table:table-cell>
          <table:table-cell table:style-name="ce39" table:formula="of:=0.5*[.D18]-2" office:value-type="float" office:value="0.001953125" calcext:value-type="float">
            <text:p>0,001953125</text:p>
          </table:table-cell>
          <table:table-cell table:style-name="ce39" table:formula="of:=0.5*[.C18]-2" office:value-type="float" office:value="0.01171875" calcext:value-type="float">
            <text:p>0,01171875</text:p>
          </table:table-cell>
          <table:table-cell table:style-name="ce39" table:formula="of:=IF(([.F18]*[.E18])&lt;0;&quot;LEWA&quot;;IF(([.F18]*[.G18])&lt;0;&quot;PRAWA&quot;;&quot;MIEJSCE ZEROWE&quot;))" office:value-type="string" office:string-value="LEWA" calcext:value-type="string">
            <text:p>LEWA</text:p>
          </table:table-cell>
          <table:table-cell table:style-name="ce39" table:formula="of:=[.C18]-[.B18]" office:value-type="float" office:value="0.0390625" calcext:value-type="float">
            <text:p>0,0390625</text:p>
          </table:table-cell>
          <table:table-cell table:style-name="ce39" table:formula="of:=IF([.I18]&lt;[.I$3];[.D18];&quot;&quot;)" office:value-type="float" office:value="4.00390625" calcext:value-type="float">
            <text:p>4,00390625</text:p>
          </table:table-cell>
        </table:table-row>
        <table:table-row table:style-name="ro1">
          <table:table-cell table:style-name="ce39" office:value-type="float" office:value="11" calcext:value-type="float">
            <text:p>11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2" calcext:value-type="float">
            <text:p>12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3" calcext:value-type="float">
            <text:p>13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4" calcext:value-type="float">
            <text:p>14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5" calcext:value-type="float">
            <text:p>15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table:style-name="ce39" table:number-columns-repeated="9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table:style-name="ce39" table:number-columns-repeated="9"/>
        </table:table-row>
        <table:table-row table:style-name="ro1" table:number-rows-repeated="115">
          <table:table-cell table:number-columns-repeated="10"/>
        </table:table-row>
        <table:table-row table:style-name="ro2" table:number-rows-repeated="104843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23P2" style:volatile="true">
      <number:text> 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loext:min-decimal-places="0" number:min-integer-digits="1" number:grouping="true"/>
      <number:text> zł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zł </number:text>
    </number:number-style>
    <number:number-style style:name="N127P2" style:volatile="true">
      <number:text> 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31P2" style:volatile="true"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loext:min-decimal-places="2" number:min-integer-digits="1" number:grouping="true"/>
      <number:text> zł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zł </number:text>
    </number:number-style>
    <number:number-style style:name="N135P2" style:volatile="true"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P0" style:volatile="true">
      <number:text>€</number:text>
      <number:number number:decimal-places="0" loext:min-decimal-places="0" number:min-integer-digits="1" number:grouping="true"/>
    </number:number-style>
    <number:number-style style:name="N141">
      <number:text>-€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0" loext:min-decimal-places="0" number:min-integer-digits="1" number:grouping="true"/>
    </number:number-style>
    <number:number-style style:name="N142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4P0" style:volatile="true">
      <number:text>€</number:text>
      <number:number number:decimal-places="2" loext:min-decimal-places="2" number:min-integer-digits="1" number:grouping="true"/>
    </number:number-style>
    <number:number-style style:name="N144">
      <number:text>-€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text>€</number:text>
      <number:number number:decimal-places="2" loext:min-decimal-places="2" number:min-integer-digits="1" number:grouping="true"/>
    </number:number-style>
    <number:number-style style:name="N145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number:text> €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number:text> €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20" loext:min-decimal-places="20" number:min-integer-digits="1"/>
    </number:number-style>
    <number:number-style style:name="N164P0" style:volatile="true">
      <number:text>£</number:text>
      <number:number number:decimal-places="0" loext:min-decimal-places="0" number:min-integer-digits="1" number:grouping="true"/>
    </number:number-style>
    <number:number-style style:name="N164">
      <number:text>-£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P0" style:volatile="true">
      <number:text>£</number:text>
      <number:number number:decimal-places="0" loext:min-decimal-places="0" number:min-integer-digits="1" number:grouping="true"/>
    </number:number-style>
    <number:number-style style:name="N16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7P0" style:volatile="true">
      <number:text>£</number:text>
      <number:number number:decimal-places="2" loext:min-decimal-places="2" number:min-integer-digits="1" number:grouping="true"/>
    </number:number-style>
    <number:number-style style:name="N167">
      <number:text>-£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£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£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7" loext:min-decimal-places="7" number:min-integer-digits="1"/>
    </number:number-style>
    <number:number-style style:name="N178">
      <number:number number:decimal-places="8" loext:min-decimal-places="8" number:min-integer-digits="1"/>
    </number:number-style>
    <number:number-style style:name="N179">
      <number:number number:decimal-places="6" loext:min-decimal-places="6" number:min-integer-digits="1"/>
    </number:number-style>
    <number:number-style style:name="N180">
      <number:number number:decimal-places="5" loext:min-decimal-places="5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22:22:5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Kowalczyk</meta:initial-creator>
    <meta:creation-date>2014-10-02T19:56:46</meta:creation-date>
    <dc:date>2016-11-17T22:52:39.701000000</dc:date>
    <meta:editing-duration>PT2H26M47S</meta:editing-duration>
    <meta:editing-cycles>16</meta:editing-cycles>
    <meta:generator>LibreOffice/5.2.3.3$Windows_x86 LibreOffice_project/d54a8868f08a7b39642414cf2c8ef2f228f780cf</meta:generator>
    <meta:document-statistic meta:table-count="17" meta:cell-count="2364" meta:object-count="0"/>
  </office:meta>
</office:document-meta>
</file>